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valence_history_20210209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e_cases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29689.5434416985" calcext:value-type="float">
            <text:p>29689.5434416985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28465.7040632391" calcext:value-type="float">
            <text:p>28465.7040632391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27298.4451054916" calcext:value-type="float">
            <text:p>27298.4451054916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26261.7503317803" calcext:value-type="float">
            <text:p>26261.7503317803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25647.3549317775" calcext:value-type="float">
            <text:p>25647.3549317775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24993.1696055617" calcext:value-type="float">
            <text:p>24993.1696055617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24387.2190287045" calcext:value-type="float">
            <text:p>24387.2190287045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24086.3785933364" calcext:value-type="float">
            <text:p>24086.3785933364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24178.0183578815" calcext:value-type="float">
            <text:p>24178.0183578815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24350.6918158605" calcext:value-type="float">
            <text:p>24350.6918158605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24491.2876719856" calcext:value-type="float">
            <text:p>24491.2876719856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24711.8902179694" calcext:value-type="float">
            <text:p>24711.8902179694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25067.9615313495" calcext:value-type="float">
            <text:p>25067.9615313495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25625.2200086125" calcext:value-type="float">
            <text:p>25625.2200086125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26137.081744148" calcext:value-type="float">
            <text:p>26137.081744148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26553.1862618718" calcext:value-type="float">
            <text:p>26553.1862618718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26953.496189447" calcext:value-type="float">
            <text:p>26953.496189447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27081.2901852136" calcext:value-type="float">
            <text:p>27081.2901852136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27390.541566058" calcext:value-type="float">
            <text:p>27390.541566058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27607.4986522217" calcext:value-type="float">
            <text:p>27607.4986522217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27750.3416608114" calcext:value-type="float">
            <text:p>27750.3416608114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28115.320476951" calcext:value-type="float">
            <text:p>28115.320476951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28312.9587246677" calcext:value-type="float">
            <text:p>28312.9587246677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28407.513782813" calcext:value-type="float">
            <text:p>28407.513782813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28415.5902153991" calcext:value-type="float">
            <text:p>28415.5902153991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28598.2943898702" calcext:value-type="float">
            <text:p>28598.2943898702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28650.126482893" calcext:value-type="float">
            <text:p>28650.126482893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28638.0596094259" calcext:value-type="float">
            <text:p>28638.0596094259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28339.2983761692" calcext:value-type="float">
            <text:p>28339.2983761692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28118.6164999871" calcext:value-type="float">
            <text:p>28118.6164999871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28094.4353497295" calcext:value-type="float">
            <text:p>28094.4353497295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27996.1947962459" calcext:value-type="float">
            <text:p>27996.1947962459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27664.7303954104" calcext:value-type="float">
            <text:p>27664.7303954104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27237.1207508618" calcext:value-type="float">
            <text:p>27237.1207508618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26694.4208951435" calcext:value-type="float">
            <text:p>26694.4208951435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26271.6395197379" calcext:value-type="float">
            <text:p>26271.6395197379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25808.7496825545" calcext:value-type="float">
            <text:p>25808.7496825545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25363.1482480489" calcext:value-type="float">
            <text:p>25363.1482480489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24851.5324043672" calcext:value-type="float">
            <text:p>24851.5324043672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24460.5608867223" calcext:value-type="float">
            <text:p>24460.5608867223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24084.1084877824" calcext:value-type="float">
            <text:p>24084.1084877824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23388.088225698" calcext:value-type="float">
            <text:p>23388.088225698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22737.3731759515" calcext:value-type="float">
            <text:p>22737.3731759515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22213.3963862882" calcext:value-type="float">
            <text:p>22213.3963862882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21456.246309414" calcext:value-type="float">
            <text:p>21456.246309414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20746.1600736213" calcext:value-type="float">
            <text:p>20746.1600736213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20120.3543175623" calcext:value-type="float">
            <text:p>20120.3543175623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19634.8973260227" calcext:value-type="float">
            <text:p>19634.8973260227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19094.3198175731" calcext:value-type="float">
            <text:p>19094.3198175731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18493.015496601" calcext:value-type="float">
            <text:p>18493.015496601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18042.5515226595" calcext:value-type="float">
            <text:p>18042.5515226595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17884.4798303116" calcext:value-type="float">
            <text:p>17884.4798303116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17724.849665501" calcext:value-type="float">
            <text:p>17724.849665501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17636.5260904975" calcext:value-type="float">
            <text:p>17636.5260904975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17527.1564788583" calcext:value-type="float">
            <text:p>17527.1564788583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17411.2016248822" calcext:value-type="float">
            <text:p>17411.2016248822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17656.7823533368" calcext:value-type="float">
            <text:p>17656.7823533368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17985.3152903827" calcext:value-type="float">
            <text:p>17985.3152903827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18285.258556777" calcext:value-type="float">
            <text:p>18285.258556777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18789.4449522119" calcext:value-type="float">
            <text:p>18789.4449522119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19455.79524168" calcext:value-type="float">
            <text:p>19455.79524168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20044.7586543267" calcext:value-type="float">
            <text:p>20044.7586543267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20675.6728400771" calcext:value-type="float">
            <text:p>20675.6728400771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21634.573426458" calcext:value-type="float">
            <text:p>21634.573426458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22543.4504425177" calcext:value-type="float">
            <text:p>22543.4504425177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23618.8634144704" calcext:value-type="float">
            <text:p>23618.8634144704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25039.7114747224" calcext:value-type="float">
            <text:p>25039.7114747224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26676.9135147193" calcext:value-type="float">
            <text:p>26676.9135147193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28631.9810955312" calcext:value-type="float">
            <text:p>28631.9810955312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30718.1216346511" calcext:value-type="float">
            <text:p>30718.1216346511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32886.5737416309" calcext:value-type="float">
            <text:p>32886.5737416309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35668.5440258692" calcext:value-type="float">
            <text:p>35668.5440258692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38887.8161615289" calcext:value-type="float">
            <text:p>38887.8161615289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42762.7736306203" calcext:value-type="float">
            <text:p>42762.7736306203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47023.2785848256" calcext:value-type="float">
            <text:p>47023.2785848256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51885.1712430801" calcext:value-type="float">
            <text:p>51885.1712430801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57567.2699673538" calcext:value-type="float">
            <text:p>57567.2699673538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63706.9568797434" calcext:value-type="float">
            <text:p>63706.9568797434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70713.8487212023" calcext:value-type="float">
            <text:p>70713.8487212023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78450.6116629548" calcext:value-type="float">
            <text:p>78450.6116629548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87199.9083536116" calcext:value-type="float">
            <text:p>87199.9083536116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96275.1433709536" calcext:value-type="float">
            <text:p>96275.1433709536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06443.808522455" calcext:value-type="float">
            <text:p>106443.808522455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17621.391094936" calcext:value-type="float">
            <text:p>117621.391094936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29795.111997831" calcext:value-type="float">
            <text:p>129795.111997831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43592.146144412" calcext:value-type="float">
            <text:p>143592.146144412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57315.338889612" calcext:value-type="float">
            <text:p>157315.338889612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70568.050206868" calcext:value-type="float">
            <text:p>170568.050206868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182983.903360071" calcext:value-type="float">
            <text:p>182983.903360071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194892.936201089" calcext:value-type="float">
            <text:p>194892.936201089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206289.64579698" calcext:value-type="float">
            <text:p>206289.64579698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217919.712745474" calcext:value-type="float">
            <text:p>217919.712745474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228064.564764179" calcext:value-type="float">
            <text:p>228064.564764179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237404.771215572" calcext:value-type="float">
            <text:p>237404.771215572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245766.429899866" calcext:value-type="float">
            <text:p>245766.429899866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254058.772333218" calcext:value-type="float">
            <text:p>254058.772333218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262490.126032733" calcext:value-type="float">
            <text:p>262490.126032733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270528.043599058" calcext:value-type="float">
            <text:p>270528.043599058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277557.881754332" calcext:value-type="float">
            <text:p>277557.881754332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284823.790392843" calcext:value-type="float">
            <text:p>284823.790392843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291898.682480643" calcext:value-type="float">
            <text:p>291898.682480643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299650.527503463" calcext:value-type="float">
            <text:p>299650.527503463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307207.307440429" calcext:value-type="float">
            <text:p>307207.307440429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315690.901797076" calcext:value-type="float">
            <text:p>315690.901797076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325656.064932725" calcext:value-type="float">
            <text:p>325656.064932725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336824.210061269" calcext:value-type="float">
            <text:p>336824.210061269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348466.707446096" calcext:value-type="float">
            <text:p>348466.707446096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360956.358623828" calcext:value-type="float">
            <text:p>360956.358623828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373999.45485585" calcext:value-type="float">
            <text:p>373999.45485585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387266.603681431" calcext:value-type="float">
            <text:p>387266.603681431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401632.521821564" calcext:value-type="float">
            <text:p>401632.521821564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416130.428599195" calcext:value-type="float">
            <text:p>416130.428599195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431452.439292443" calcext:value-type="float">
            <text:p>431452.439292443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446615.005177104" calcext:value-type="float">
            <text:p>446615.005177104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463359.88939515" calcext:value-type="float">
            <text:p>463359.88939515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480070.931717691" calcext:value-type="float">
            <text:p>480070.931717691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496877.795733875" calcext:value-type="float">
            <text:p>496877.795733875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512462.549522907" calcext:value-type="float">
            <text:p>512462.549522907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526986.797994608" calcext:value-type="float">
            <text:p>526986.797994608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540563.363529935" calcext:value-type="float">
            <text:p>540563.363529935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553061.840073743" calcext:value-type="float">
            <text:p>553061.840073743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563721.045621432" calcext:value-type="float">
            <text:p>563721.045621432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572812.900831254" calcext:value-type="float">
            <text:p>572812.900831254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580170.099753387" calcext:value-type="float">
            <text:p>580170.099753387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586252.202552909" calcext:value-type="float">
            <text:p>586252.202552909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590917.119235125" calcext:value-type="float">
            <text:p>590917.119235125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593387.404501899" calcext:value-type="float">
            <text:p>593387.404501899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593209.212652884" calcext:value-type="float">
            <text:p>593209.212652884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590966.237286089" calcext:value-type="float">
            <text:p>590966.237286089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588106.911515452" calcext:value-type="float">
            <text:p>588106.911515452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584194.689764232" calcext:value-type="float">
            <text:p>584194.689764232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580014.24066561" calcext:value-type="float">
            <text:p>580014.24066561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575467.560173745" calcext:value-type="float">
            <text:p>575467.560173745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571185.18583699" calcext:value-type="float">
            <text:p>571185.18583699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567813.212011751" calcext:value-type="float">
            <text:p>567813.212011751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564346.10338156" calcext:value-type="float">
            <text:p>564346.10338156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559792.63209839" calcext:value-type="float">
            <text:p>559792.63209839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556215.361306741" calcext:value-type="float">
            <text:p>556215.361306741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552933.096158066" calcext:value-type="float">
            <text:p>552933.096158066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549391.023165713" calcext:value-type="float">
            <text:p>549391.023165713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546584.122719262" calcext:value-type="float">
            <text:p>546584.122719262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544037.642802373" calcext:value-type="float">
            <text:p>544037.642802373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540448.976546025" calcext:value-type="float">
            <text:p>540448.976546025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536561.843373548" calcext:value-type="float">
            <text:p>536561.843373548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531333.248885865" calcext:value-type="float">
            <text:p>531333.248885865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525239.250112307" calcext:value-type="float">
            <text:p>525239.250112307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517255.077331742" calcext:value-type="float">
            <text:p>517255.077331742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507405.155861584" calcext:value-type="float">
            <text:p>507405.155861584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495050.57470719" calcext:value-type="float">
            <text:p>495050.57470719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481760.730998871" calcext:value-type="float">
            <text:p>481760.730998871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467700.3141853" calcext:value-type="float">
            <text:p>467700.3141853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452594.4440881" calcext:value-type="float">
            <text:p>452594.4440881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436675.696920167" calcext:value-type="float">
            <text:p>436675.696920167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420574.168498463" calcext:value-type="float">
            <text:p>420574.168498463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405233.55055587" calcext:value-type="float">
            <text:p>405233.55055587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390242.640362231" calcext:value-type="float">
            <text:p>390242.640362231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375435.853649072" calcext:value-type="float">
            <text:p>375435.853649072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361388.222491931" calcext:value-type="float">
            <text:p>361388.222491931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348475.788875844" calcext:value-type="float">
            <text:p>348475.788875844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337222.876027015" calcext:value-type="float">
            <text:p>337222.876027015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327238.198908493" calcext:value-type="float">
            <text:p>327238.198908493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318469.542371165" calcext:value-type="float">
            <text:p>318469.542371165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310814.106440906" calcext:value-type="float">
            <text:p>310814.106440906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304952.153233349" calcext:value-type="float">
            <text:p>304952.153233349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300330.617809114" calcext:value-type="float">
            <text:p>300330.617809114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298373.421217367" calcext:value-type="float">
            <text:p>298373.421217367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298869.701160801" calcext:value-type="float">
            <text:p>298869.701160801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301670.207775353" calcext:value-type="float">
            <text:p>301670.207775353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305807.691857423" calcext:value-type="float">
            <text:p>305807.691857423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312832.082726385" calcext:value-type="float">
            <text:p>312832.082726385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322557.794994719" calcext:value-type="float">
            <text:p>322557.794994719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335231.42091241" calcext:value-type="float">
            <text:p>335231.42091241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349763.893395297" calcext:value-type="float">
            <text:p>349763.893395297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366389.826455015" calcext:value-type="float">
            <text:p>366389.826455015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384695.24502192" calcext:value-type="float">
            <text:p>384695.24502192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404860.507857185" calcext:value-type="float">
            <text:p>404860.507857185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426345.293427384" calcext:value-type="float">
            <text:p>426345.293427384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448299.642678253" calcext:value-type="float">
            <text:p>448299.642678253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471052.358754694" calcext:value-type="float">
            <text:p>471052.358754694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493702.989868899" calcext:value-type="float">
            <text:p>493702.989868899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517378.40630888" calcext:value-type="float">
            <text:p>517378.40630888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542243.374737495" calcext:value-type="float">
            <text:p>542243.374737495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567701.754874479" calcext:value-type="float">
            <text:p>567701.754874479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595077.245725575" calcext:value-type="float">
            <text:p>595077.245725575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622878.513446141" calcext:value-type="float">
            <text:p>622878.513446141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650452.67561605" calcext:value-type="float">
            <text:p>650452.67561605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677620.972646081" calcext:value-type="float">
            <text:p>677620.972646081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704165.62754707" calcext:value-type="float">
            <text:p>704165.62754707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728707.349339289" calcext:value-type="float">
            <text:p>728707.349339289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750698.381773818" calcext:value-type="float">
            <text:p>750698.381773818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769658.771030684" calcext:value-type="float">
            <text:p>769658.771030684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784622.338690637" calcext:value-type="float">
            <text:p>784622.338690637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795266.503947776" calcext:value-type="float">
            <text:p>795266.503947776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802544.05913129" calcext:value-type="float">
            <text:p>802544.05913129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805633.828828059" calcext:value-type="float">
            <text:p>805633.828828059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804507.02654135" calcext:value-type="float">
            <text:p>804507.02654135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798260.923860683" calcext:value-type="float">
            <text:p>798260.923860683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787601.617696943" calcext:value-type="float">
            <text:p>787601.617696943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773426.16048962" calcext:value-type="float">
            <text:p>773426.16048962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756780.49798268" calcext:value-type="float">
            <text:p>756780.49798268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737420.749255116" calcext:value-type="float">
            <text:p>737420.749255116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716239.714317599" calcext:value-type="float">
            <text:p>716239.714317599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692940.60169868" calcext:value-type="float">
            <text:p>692940.60169868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669275.977857312" calcext:value-type="float">
            <text:p>669275.977857312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645730.083989738" calcext:value-type="float">
            <text:p>645730.083989738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622445.960616357" calcext:value-type="float">
            <text:p>622445.960616357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599790.95378392" calcext:value-type="float">
            <text:p>599790.95378392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578180.185816667" calcext:value-type="float">
            <text:p>578180.185816667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557558.747279965" calcext:value-type="float">
            <text:p>557558.747279965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538384.062518105" calcext:value-type="float">
            <text:p>538384.062518105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520149.840884344" calcext:value-type="float">
            <text:p>520149.840884344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502311.245190167" calcext:value-type="float">
            <text:p>502311.245190167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484846.243935446" calcext:value-type="float">
            <text:p>484846.243935446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467309.966475352" calcext:value-type="float">
            <text:p>467309.966475352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449743.096269371" calcext:value-type="float">
            <text:p>449743.096269371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432652.12575537" calcext:value-type="float">
            <text:p>432652.12575537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415597.648849902" calcext:value-type="float">
            <text:p>415597.648849902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398788.520282504" calcext:value-type="float">
            <text:p>398788.520282504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382078.314416237" calcext:value-type="float">
            <text:p>382078.314416237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365690.21330329" calcext:value-type="float">
            <text:p>365690.21330329</text:p>
          </table:table-cell>
        </table:table-row>
        <table:table-row table:style-name="ro1">
          <table:table-cell office:value-type="string" calcext:value-type="string">
            <text:p>2021-02-06</text:p>
          </table:table-cell>
          <table:table-cell office:value-type="float" office:value="350363.355571874" calcext:value-type="float">
            <text:p>350363.355571874</text:p>
          </table:table-cell>
        </table:table-row>
        <table:table-row table:style-name="ro1">
          <table:table-cell office:value-type="string" calcext:value-type="string">
            <text:p>2021-02-07</text:p>
          </table:table-cell>
          <table:table-cell office:value-type="float" office:value="335246.420293282" calcext:value-type="float">
            <text:p>335246.420293282</text:p>
          </table:table-cell>
        </table:table-row>
        <table:table-row table:style-name="ro1">
          <table:table-cell office:value-type="string" calcext:value-type="string">
            <text:p>2021-02-08</text:p>
          </table:table-cell>
          <table:table-cell office:value-type="float" office:value="321373.697866874" calcext:value-type="float">
            <text:p>321373.697866874</text:p>
          </table:table-cell>
        </table:table-row>
        <table:table-row table:style-name="ro1">
          <table:table-cell office:value-type="string" calcext:value-type="string">
            <text:p>2021-02-09</text:p>
          </table:table-cell>
          <table:table-cell office:value-type="float" office:value="308731.47232799" calcext:value-type="float">
            <text:p>308731.47232799</text:p>
          </table:table-cell>
        </table:table-row>
      </table:table>
      <table:table table:name="p_from_i_UK" table:style-name="ta1">
        <table:table-column table:style-name="co1" table:default-cell-style-name="ce1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2020-06-10</text:p>
          </table:table-cell>
          <table:table-cell office:value-type="float" office:value="2187" calcext:value-type="float">
            <text:p>2187</text:p>
          </table:table-cell>
          <table:table-cell office:value-type="float" office:value="63144.0773905611" calcext:value-type="float">
            <text:p>63144.0773905611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2083" calcext:value-type="float">
            <text:p>2083</text:p>
          </table:table-cell>
          <table:table-cell office:value-type="float" office:value="58175.43306096" calcext:value-type="float">
            <text:p>58175.43306096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2055" calcext:value-type="float">
            <text:p>2055</text:p>
          </table:table-cell>
          <table:table-cell office:value-type="float" office:value="53641.2632791509" calcext:value-type="float">
            <text:p>53641.2632791509</text:p>
          </table:table-cell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2058" calcext:value-type="float">
            <text:p>2058</text:p>
          </table:table-cell>
          <table:table-cell office:value-type="float" office:value="49582.2482741791" calcext:value-type="float">
            <text:p>49582.2482741791</text:p>
          </table:table-cell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2216" calcext:value-type="float">
            <text:p>2216</text:p>
          </table:table-cell>
          <table:table-cell office:value-type="float" office:value="46134.4340356207" calcext:value-type="float">
            <text:p>46134.4340356207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2286" calcext:value-type="float">
            <text:p>2286</text:p>
          </table:table-cell>
          <table:table-cell office:value-type="float" office:value="43175.1995498038" calcext:value-type="float">
            <text:p>43175.1995498038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2349" calcext:value-type="float">
            <text:p>2349</text:p>
          </table:table-cell>
          <table:table-cell office:value-type="float" office:value="40669.5175912384" calcext:value-type="float">
            <text:p>40669.5175912384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2267" calcext:value-type="float">
            <text:p>2267</text:p>
          </table:table-cell>
          <table:table-cell office:value-type="float" office:value="38408.1782301418" calcext:value-type="float">
            <text:p>38408.1782301418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2281" calcext:value-type="float">
            <text:p>2281</text:p>
          </table:table-cell>
          <table:table-cell office:value-type="float" office:value="36458.7275409147" calcext:value-type="float">
            <text:p>36458.7275409147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2215" calcext:value-type="float">
            <text:p>2215</text:p>
          </table:table-cell>
          <table:table-cell office:value-type="float" office:value="34711.7058711984" calcext:value-type="float">
            <text:p>34711.7058711984</text:p>
          </table:table-cell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2146" calcext:value-type="float">
            <text:p>2146</text:p>
          </table:table-cell>
          <table:table-cell office:value-type="float" office:value="33126.9653326742" calcext:value-type="float">
            <text:p>33126.9653326742</text:p>
          </table:table-cell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2105" calcext:value-type="float">
            <text:p>2105</text:p>
          </table:table-cell>
          <table:table-cell office:value-type="float" office:value="31720.9294004561" calcext:value-type="float">
            <text:p>31720.9294004561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2092" calcext:value-type="float">
            <text:p>2092</text:p>
          </table:table-cell>
          <table:table-cell office:value-type="float" office:value="30479.6385070659" calcext:value-type="float">
            <text:p>30479.6385070659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2095" calcext:value-type="float">
            <text:p>2095</text:p>
          </table:table-cell>
          <table:table-cell office:value-type="float" office:value="29415.9626546139" calcext:value-type="float">
            <text:p>29415.9626546139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1726" calcext:value-type="float">
            <text:p>1726</text:p>
          </table:table-cell>
          <table:table-cell office:value-type="float" office:value="28121.6644686159" calcext:value-type="float">
            <text:p>28121.6644686159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1645" calcext:value-type="float">
            <text:p>1645</text:p>
          </table:table-cell>
          <table:table-cell office:value-type="float" office:value="26883.8725134327" calcext:value-type="float">
            <text:p>26883.8725134327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1434" calcext:value-type="float">
            <text:p>1434</text:p>
          </table:table-cell>
          <table:table-cell office:value-type="float" office:value="25562.4558678273" calcext:value-type="float">
            <text:p>25562.4558678273</text:p>
          </table:table-cell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1397" calcext:value-type="float">
            <text:p>1397</text:p>
          </table:table-cell>
          <table:table-cell office:value-type="float" office:value="24324.2806224009" calcext:value-type="float">
            <text:p>24324.2806224009</text:p>
          </table:table-cell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1406" calcext:value-type="float">
            <text:p>1406</text:p>
          </table:table-cell>
          <table:table-cell office:value-type="float" office:value="23217.9661469081" calcext:value-type="float">
            <text:p>23217.9661469081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1427" calcext:value-type="float">
            <text:p>1427</text:p>
          </table:table-cell>
          <table:table-cell office:value-type="float" office:value="22249.8054299827" calcext:value-type="float">
            <text:p>22249.8054299827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1472" calcext:value-type="float">
            <text:p>1472</text:p>
          </table:table-cell>
          <table:table-cell office:value-type="float" office:value="21440.6791453424" calcext:value-type="float">
            <text:p>21440.6791453424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1352" calcext:value-type="float">
            <text:p>1352</text:p>
          </table:table-cell>
          <table:table-cell office:value-type="float" office:value="20631.1770617157" calcext:value-type="float">
            <text:p>20631.1770617157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1304" calcext:value-type="float">
            <text:p>1304</text:p>
          </table:table-cell>
          <table:table-cell office:value-type="float" office:value="19873.1863964265" calcext:value-type="float">
            <text:p>19873.1863964265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1642" calcext:value-type="float">
            <text:p>1642</text:p>
          </table:table-cell>
          <table:table-cell office:value-type="float" office:value="19530.0263081703" calcext:value-type="float">
            <text:p>19530.0263081703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1499" calcext:value-type="float">
            <text:p>1499</text:p>
          </table:table-cell>
          <table:table-cell office:value-type="float" office:value="19129.5046336601" calcext:value-type="float">
            <text:p>19129.5046336601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1444" calcext:value-type="float">
            <text:p>1444</text:p>
          </table:table-cell>
          <table:table-cell office:value-type="float" office:value="18738.3189827915" calcext:value-type="float">
            <text:p>18738.3189827915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1663" calcext:value-type="float">
            <text:p>1663</text:p>
          </table:table-cell>
          <table:table-cell office:value-type="float" office:value="18625.0001652637" calcext:value-type="float">
            <text:p>18625.0001652637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1897" calcext:value-type="float">
            <text:p>1897</text:p>
          </table:table-cell>
          <table:table-cell office:value-type="float" office:value="18797.096723138" calcext:value-type="float">
            <text:p>18797.096723138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1967" calcext:value-type="float">
            <text:p>1967</text:p>
          </table:table-cell>
          <table:table-cell office:value-type="float" office:value="19069.616996588" calcext:value-type="float">
            <text:p>19069.616996588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1899" calcext:value-type="float">
            <text:p>1899</text:p>
          </table:table-cell>
          <table:table-cell office:value-type="float" office:value="19292.984909465" calcext:value-type="float">
            <text:p>19292.984909465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1949" calcext:value-type="float">
            <text:p>1949</text:p>
          </table:table-cell>
          <table:table-cell office:value-type="float" office:value="19579.4597212" calcext:value-type="float">
            <text:p>19579.4597212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2011" calcext:value-type="float">
            <text:p>2011</text:p>
          </table:table-cell>
          <table:table-cell office:value-type="float" office:value="19925.0082577093" calcext:value-type="float">
            <text:p>19925.0082577093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2182" calcext:value-type="float">
            <text:p>2182</text:p>
          </table:table-cell>
          <table:table-cell office:value-type="float" office:value="20430.054594518" calcext:value-type="float">
            <text:p>20430.054594518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2109" calcext:value-type="float">
            <text:p>2109</text:p>
          </table:table-cell>
          <table:table-cell office:value-type="float" office:value="20842.7285556624" calcext:value-type="float">
            <text:p>20842.7285556624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2045" calcext:value-type="float">
            <text:p>2045</text:p>
          </table:table-cell>
          <table:table-cell office:value-type="float" office:value="21163.2833159732" calcext:value-type="float">
            <text:p>21163.2833159732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2075" calcext:value-type="float">
            <text:p>2075</text:p>
          </table:table-cell>
          <table:table-cell office:value-type="float" office:value="21485.3858828622" calcext:value-type="float">
            <text:p>21485.3858828622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1819" calcext:value-type="float">
            <text:p>1819</text:p>
          </table:table-cell>
          <table:table-cell office:value-type="float" office:value="21522.2163780589" calcext:value-type="float">
            <text:p>21522.2163780589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1956" calcext:value-type="float">
            <text:p>1956</text:p>
          </table:table-cell>
          <table:table-cell office:value-type="float" office:value="21672.7900304483" calcext:value-type="float">
            <text:p>21672.7900304483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1916" calcext:value-type="float">
            <text:p>1916</text:p>
          </table:table-cell>
          <table:table-cell office:value-type="float" office:value="21761.0247574152" calcext:value-type="float">
            <text:p>21761.0247574152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1908" calcext:value-type="float">
            <text:p>1908</text:p>
          </table:table-cell>
          <table:table-cell office:value-type="float" office:value="21823.8906092477" calcext:value-type="float">
            <text:p>21823.8906092477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2151" calcext:value-type="float">
            <text:p>2151</text:p>
          </table:table-cell>
          <table:table-cell office:value-type="float" office:value="22115.4980669703" calcext:value-type="float">
            <text:p>22115.4980669703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2003" calcext:value-type="float">
            <text:p>2003</text:p>
          </table:table-cell>
          <table:table-cell office:value-type="float" office:value="22244.2791281626" calcext:value-type="float">
            <text:p>22244.2791281626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1960" calcext:value-type="float">
            <text:p>1960</text:p>
          </table:table-cell>
          <table:table-cell office:value-type="float" office:value="22314.9379847621" calcext:value-type="float">
            <text:p>22314.9379847621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1922" calcext:value-type="float">
            <text:p>1922</text:p>
          </table:table-cell>
          <table:table-cell office:value-type="float" office:value="22333.722866219" calcext:value-type="float">
            <text:p>22333.722866219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2135" calcext:value-type="float">
            <text:p>2135</text:p>
          </table:table-cell>
          <table:table-cell office:value-type="float" office:value="22561.9079879656" calcext:value-type="float">
            <text:p>22561.9079879656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2026" calcext:value-type="float">
            <text:p>2026</text:p>
          </table:table-cell>
          <table:table-cell office:value-type="float" office:value="22670.3441205423" calcext:value-type="float">
            <text:p>22670.3441205423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1945" calcext:value-type="float">
            <text:p>1945</text:p>
          </table:table-cell>
          <table:table-cell office:value-type="float" office:value="22689.8191476884" calcext:value-type="float">
            <text:p>22689.8191476884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1644" calcext:value-type="float">
            <text:p>1644</text:p>
          </table:table-cell>
          <table:table-cell office:value-type="float" office:value="22397.7457830385" calcext:value-type="float">
            <text:p>22397.7457830385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1800" calcext:value-type="float">
            <text:p>1800</text:p>
          </table:table-cell>
          <table:table-cell office:value-type="float" office:value="22255.895316424" calcext:value-type="float">
            <text:p>22255.895316424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2005" calcext:value-type="float">
            <text:p>2005</text:p>
          </table:table-cell>
          <table:table-cell office:value-type="float" office:value="22318.4607528095" calcext:value-type="float">
            <text:p>22318.4607528095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1916" calcext:value-type="float">
            <text:p>1916</text:p>
          </table:table-cell>
          <table:table-cell office:value-type="float" office:value="22292.5249119047" calcext:value-type="float">
            <text:p>22292.5249119047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1678" calcext:value-type="float">
            <text:p>1678</text:p>
          </table:table-cell>
          <table:table-cell office:value-type="float" office:value="22033.137456355" calcext:value-type="float">
            <text:p>22033.137456355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1598" calcext:value-type="float">
            <text:p>1598</text:p>
          </table:table-cell>
          <table:table-cell office:value-type="float" office:value="21699.3631188613" calcext:value-type="float">
            <text:p>21699.3631188613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1448" calcext:value-type="float">
            <text:p>1448</text:p>
          </table:table-cell>
          <table:table-cell office:value-type="float" office:value="21217.8468234575" calcext:value-type="float">
            <text:p>21217.8468234575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1480" calcext:value-type="float">
            <text:p>1480</text:p>
          </table:table-cell>
          <table:table-cell office:value-type="float" office:value="20788.3519206406" calcext:value-type="float">
            <text:p>20788.3519206406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1428" calcext:value-type="float">
            <text:p>1428</text:p>
          </table:table-cell>
          <table:table-cell office:value-type="float" office:value="20330.2122526816" calcext:value-type="float">
            <text:p>20330.2122526816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1459" calcext:value-type="float">
            <text:p>1459</text:p>
          </table:table-cell>
          <table:table-cell office:value-type="float" office:value="19925.2689704763" calcext:value-type="float">
            <text:p>19925.2689704763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1367" calcext:value-type="float">
            <text:p>1367</text:p>
          </table:table-cell>
          <table:table-cell office:value-type="float" office:value="19454.1028546132" calcext:value-type="float">
            <text:p>19454.1028546132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1426" calcext:value-type="float">
            <text:p>1426</text:p>
          </table:table-cell>
          <table:table-cell office:value-type="float" office:value="19074.4383421917" calcext:value-type="float">
            <text:p>19074.4383421917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1418" calcext:value-type="float">
            <text:p>1418</text:p>
          </table:table-cell>
          <table:table-cell office:value-type="float" office:value="18723.310696666" calcext:value-type="float">
            <text:p>18723.310696666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1045" calcext:value-type="float">
            <text:p>1045</text:p>
          </table:table-cell>
          <table:table-cell office:value-type="float" office:value="18032.6236329086" calcext:value-type="float">
            <text:p>18032.6236329086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1078" calcext:value-type="float">
            <text:p>1078</text:p>
          </table:table-cell>
          <table:table-cell office:value-type="float" office:value="17411.3965240438" calcext:value-type="float">
            <text:p>17411.3965240438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1165" calcext:value-type="float">
            <text:p>1165</text:p>
          </table:table-cell>
          <table:table-cell office:value-type="float" office:value="16915.4407712093" calcext:value-type="float">
            <text:p>16915.4407712093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940" calcext:value-type="float">
            <text:p>940</text:p>
          </table:table-cell>
          <table:table-cell office:value-type="float" office:value="16240.1758085557" calcext:value-type="float">
            <text:p>16240.1758085557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962" calcext:value-type="float">
            <text:p>962</text:p>
          </table:table-cell>
          <table:table-cell office:value-type="float" office:value="15634.5459264048" calcext:value-type="float">
            <text:p>15634.5459264048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1035" calcext:value-type="float">
            <text:p>1035</text:p>
          </table:table-cell>
          <table:table-cell office:value-type="float" office:value="15149.4311852084" calcext:value-type="float">
            <text:p>15149.4311852084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1129" calcext:value-type="float">
            <text:p>1129</text:p>
          </table:table-cell>
          <table:table-cell office:value-type="float" office:value="14811.929851417" calcext:value-type="float">
            <text:p>14811.929851417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1049" calcext:value-type="float">
            <text:p>1049</text:p>
          </table:table-cell>
          <table:table-cell office:value-type="float" office:value="14436.222675057" calcext:value-type="float">
            <text:p>14436.222675057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933" calcext:value-type="float">
            <text:p>933</text:p>
          </table:table-cell>
          <table:table-cell office:value-type="float" office:value="13987.4695022009" calcext:value-type="float">
            <text:p>13987.4695022009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1041" calcext:value-type="float">
            <text:p>1041</text:p>
          </table:table-cell>
          <table:table-cell office:value-type="float" office:value="13687.0599529664" calcext:value-type="float">
            <text:p>13687.0599529664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1307" calcext:value-type="float">
            <text:p>1307</text:p>
          </table:table-cell>
          <table:table-cell office:value-type="float" office:value="13685.1199617029" calcext:value-type="float">
            <text:p>13685.1199617029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1263" calcext:value-type="float">
            <text:p>1263</text:p>
          </table:table-cell>
          <table:table-cell office:value-type="float" office:value="13674.3216469275" calcext:value-type="float">
            <text:p>13674.3216469275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1309" calcext:value-type="float">
            <text:p>1309</text:p>
          </table:table-cell>
          <table:table-cell office:value-type="float" office:value="13734.5349924249" calcext:value-type="float">
            <text:p>13734.5349924249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1228" calcext:value-type="float">
            <text:p>1228</text:p>
          </table:table-cell>
          <table:table-cell office:value-type="float" office:value="13731.3607681178" calcext:value-type="float">
            <text:p>13731.3607681178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1224" calcext:value-type="float">
            <text:p>1224</text:p>
          </table:table-cell>
          <table:table-cell office:value-type="float" office:value="13730.9879331871" calcext:value-type="float">
            <text:p>13730.9879331871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1561" calcext:value-type="float">
            <text:p>1561</text:p>
          </table:table-cell>
          <table:table-cell office:value-type="float" office:value="14078.077165534" calcext:value-type="float">
            <text:p>14078.077165534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1593" calcext:value-type="float">
            <text:p>1593</text:p>
          </table:table-cell>
          <table:table-cell office:value-type="float" office:value="14459.9005422776" calcext:value-type="float">
            <text:p>14459.9005422776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1570" calcext:value-type="float">
            <text:p>1570</text:p>
          </table:table-cell>
          <table:table-cell office:value-type="float" office:value="14817.8860391858" calcext:value-type="float">
            <text:p>14817.8860391858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1739" calcext:value-type="float">
            <text:p>1739</text:p>
          </table:table-cell>
          <table:table-cell office:value-type="float" office:value="15326.7799041313" calcext:value-type="float">
            <text:p>15326.7799041313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1936" calcext:value-type="float">
            <text:p>1936</text:p>
          </table:table-cell>
          <table:table-cell office:value-type="float" office:value="16007.3965672472" calcext:value-type="float">
            <text:p>16007.3965672472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1872" calcext:value-type="float">
            <text:p>1872</text:p>
          </table:table-cell>
          <table:table-cell office:value-type="float" office:value="16597.3701910298" calcext:value-type="float">
            <text:p>16597.3701910298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1903" calcext:value-type="float">
            <text:p>1903</text:p>
          </table:table-cell>
          <table:table-cell office:value-type="float" office:value="17187.6489752889" calcext:value-type="float">
            <text:p>17187.6489752889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2210" calcext:value-type="float">
            <text:p>2210</text:p>
          </table:table-cell>
          <table:table-cell office:value-type="float" office:value="18045.2677013371" calcext:value-type="float">
            <text:p>18045.2677013371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2126" calcext:value-type="float">
            <text:p>2126</text:p>
          </table:table-cell>
          <table:table-cell office:value-type="float" office:value="18774.0994656453" calcext:value-type="float">
            <text:p>18774.0994656453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2330" calcext:value-type="float">
            <text:p>2330</text:p>
          </table:table-cell>
          <table:table-cell office:value-type="float" office:value="19652.770774726" calcext:value-type="float">
            <text:p>19652.770774726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2664" calcext:value-type="float">
            <text:p>2664</text:p>
          </table:table-cell>
          <table:table-cell office:value-type="float" office:value="20808.1758569221" calcext:value-type="float">
            <text:p>20808.1758569221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2927" calcext:value-type="float">
            <text:p>2927</text:p>
          </table:table-cell>
          <table:table-cell office:value-type="float" office:value="22159.5647280843" calcext:value-type="float">
            <text:p>22159.5647280843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3257" calcext:value-type="float">
            <text:p>3257</text:p>
          </table:table-cell>
          <table:table-cell office:value-type="float" office:value="23766.1458890306" calcext:value-type="float">
            <text:p>23766.1458890306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3410" calcext:value-type="float">
            <text:p>3410</text:p>
          </table:table-cell>
          <table:table-cell office:value-type="float" office:value="25434.3432633728" calcext:value-type="float">
            <text:p>25434.3432633728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3501" calcext:value-type="float">
            <text:p>3501</text:p>
          </table:table-cell>
          <table:table-cell office:value-type="float" office:value="27090.5435786427" calcext:value-type="float">
            <text:p>27090.5435786427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4117" calcext:value-type="float">
            <text:p>4117</text:p>
          </table:table-cell>
          <table:table-cell office:value-type="float" office:value="29256.2227624597" calcext:value-type="float">
            <text:p>29256.2227624597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4557" calcext:value-type="float">
            <text:p>4557</text:p>
          </table:table-cell>
          <table:table-cell office:value-type="float" office:value="31731.2349195353" calcext:value-type="float">
            <text:p>31731.2349195353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5274" calcext:value-type="float">
            <text:p>5274</text:p>
          </table:table-cell>
          <table:table-cell office:value-type="float" office:value="34773.6362914078" calcext:value-type="float">
            <text:p>34773.6362914078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5672" calcext:value-type="float">
            <text:p>5672</text:p>
          </table:table-cell>
          <table:table-cell office:value-type="float" office:value="38047.7008866655" calcext:value-type="float">
            <text:p>38047.7008866655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6392" calcext:value-type="float">
            <text:p>6392</text:p>
          </table:table-cell>
          <table:table-cell office:value-type="float" office:value="41843.6027983323" calcext:value-type="float">
            <text:p>41843.6027983323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7299" calcext:value-type="float">
            <text:p>7299</text:p>
          </table:table-cell>
          <table:table-cell office:value-type="float" office:value="46318.5053010806" calcext:value-type="float">
            <text:p>46318.5053010806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7959" calcext:value-type="float">
            <text:p>7959</text:p>
          </table:table-cell>
          <table:table-cell office:value-type="float" office:value="51190.6986070143" calcext:value-type="float">
            <text:p>51190.6986070143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9170" calcext:value-type="float">
            <text:p>9170</text:p>
          </table:table-cell>
          <table:table-cell office:value-type="float" office:value="56977.8782078942" calcext:value-type="float">
            <text:p>56977.8782078942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9965" calcext:value-type="float">
            <text:p>9965</text:p>
          </table:table-cell>
          <table:table-cell office:value-type="float" office:value="63220.8813091334" calcext:value-type="float">
            <text:p>63220.8813091334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11356" calcext:value-type="float">
            <text:p>11356</text:p>
          </table:table-cell>
          <table:table-cell office:value-type="float" office:value="70464.1931769205" calcext:value-type="float">
            <text:p>70464.1931769205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11923" calcext:value-type="float">
            <text:p>11923</text:p>
          </table:table-cell>
          <table:table-cell office:value-type="float" office:value="77828.5230349248" calcext:value-type="float">
            <text:p>77828.5230349248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13368" calcext:value-type="float">
            <text:p>13368</text:p>
          </table:table-cell>
          <table:table-cell office:value-type="float" office:value="86149.1010176741" calcext:value-type="float">
            <text:p>86149.1010176741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15007" calcext:value-type="float">
            <text:p>15007</text:p>
          </table:table-cell>
          <table:table-cell office:value-type="float" office:value="95565.4365607361" calcext:value-type="float">
            <text:p>95565.4365607361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6546" calcext:value-type="float">
            <text:p>16546</text:p>
          </table:table-cell>
          <table:table-cell office:value-type="float" office:value="105920.415807061" calcext:value-type="float">
            <text:p>105920.415807061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8612" calcext:value-type="float">
            <text:p>18612</text:p>
          </table:table-cell>
          <table:table-cell office:value-type="float" office:value="117672.801138568" calcext:value-type="float">
            <text:p>117672.801138568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9179" calcext:value-type="float">
            <text:p>19179</text:p>
          </table:table-cell>
          <table:table-cell office:value-type="float" office:value="129240.327238436" calcext:value-type="float">
            <text:p>129240.327238436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9294" calcext:value-type="float">
            <text:p>19294</text:p>
          </table:table-cell>
          <table:table-cell office:value-type="float" office:value="140109.736559898" calcext:value-type="float">
            <text:p>140109.736559898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9070" calcext:value-type="float">
            <text:p>19070</text:p>
          </table:table-cell>
          <table:table-cell office:value-type="float" office:value="149896.841783364" calcext:value-type="float">
            <text:p>149896.841783364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9297" calcext:value-type="float">
            <text:p>19297</text:p>
          </table:table-cell>
          <table:table-cell office:value-type="float" office:value="159031.607469729" calcext:value-type="float">
            <text:p>159031.607469729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19667" calcext:value-type="float">
            <text:p>19667</text:p>
          </table:table-cell>
          <table:table-cell office:value-type="float" office:value="167663.404087167" calcext:value-type="float">
            <text:p>167663.404087167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20602" calcext:value-type="float">
            <text:p>20602</text:p>
          </table:table-cell>
          <table:table-cell office:value-type="float" office:value="176384.176067062" calcext:value-type="float">
            <text:p>176384.176067062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20094" calcext:value-type="float">
            <text:p>20094</text:p>
          </table:table-cell>
          <table:table-cell office:value-type="float" office:value="183771.64413729" calcext:value-type="float">
            <text:p>183771.64413729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20179" calcext:value-type="float">
            <text:p>20179</text:p>
          </table:table-cell>
          <table:table-cell office:value-type="float" office:value="190448.389099866" calcext:value-type="float">
            <text:p>190448.389099866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20086" calcext:value-type="float">
            <text:p>20086</text:p>
          </table:table-cell>
          <table:table-cell office:value-type="float" office:value="196291.560747932" calcext:value-type="float">
            <text:p>196291.560747932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20696" calcext:value-type="float">
            <text:p>20696</text:p>
          </table:table-cell>
          <table:table-cell office:value-type="float" office:value="202051.083401379" calcext:value-type="float">
            <text:p>202051.083401379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21415" calcext:value-type="float">
            <text:p>21415</text:p>
          </table:table-cell>
          <table:table-cell office:value-type="float" office:value="207884.430939553" calcext:value-type="float">
            <text:p>207884.430939553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21705" calcext:value-type="float">
            <text:p>21705</text:p>
          </table:table-cell>
          <table:table-cell office:value-type="float" office:value="213405.688047292" calcext:value-type="float">
            <text:p>213405.688047292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21302" calcext:value-type="float">
            <text:p>21302</text:p>
          </table:table-cell>
          <table:table-cell office:value-type="float" office:value="217955.04120795" calcext:value-type="float">
            <text:p>217955.04120795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22209" calcext:value-type="float">
            <text:p>22209</text:p>
          </table:table-cell>
          <table:table-cell office:value-type="float" office:value="222885.122723446" calcext:value-type="float">
            <text:p>222885.122723446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22532" calcext:value-type="float">
            <text:p>22532</text:p>
          </table:table-cell>
          <table:table-cell office:value-type="float" office:value="227644.847689731" calcext:value-type="float">
            <text:p>227644.847689731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23758" calcext:value-type="float">
            <text:p>23758</text:p>
          </table:table-cell>
          <table:table-cell office:value-type="float" office:value="233150.709442476" calcext:value-type="float">
            <text:p>233150.709442476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24133" calcext:value-type="float">
            <text:p>24133</text:p>
          </table:table-cell>
          <table:table-cell office:value-type="float" office:value="238567.28401743" calcext:value-type="float">
            <text:p>238567.28401743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25464" calcext:value-type="float">
            <text:p>25464</text:p>
          </table:table-cell>
          <table:table-cell office:value-type="float" office:value="244847.82950735" calcext:value-type="float">
            <text:p>244847.82950735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27424" calcext:value-type="float">
            <text:p>27424</text:p>
          </table:table-cell>
          <table:table-cell office:value-type="float" office:value="252619.162691889" calcext:value-type="float">
            <text:p>252619.162691889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28967" calcext:value-type="float">
            <text:p>28967</text:p>
          </table:table-cell>
          <table:table-cell office:value-type="float" office:value="261424.809586684" calcext:value-type="float">
            <text:p>261424.809586684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29922" calcext:value-type="float">
            <text:p>29922</text:p>
          </table:table-cell>
          <table:table-cell office:value-type="float" office:value="270622.742272955" calcext:value-type="float">
            <text:p>270622.742272955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31240" calcext:value-type="float">
            <text:p>31240</text:p>
          </table:table-cell>
          <table:table-cell office:value-type="float" office:value="280526.146761323" calcext:value-type="float">
            <text:p>280526.146761323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32422" calcext:value-type="float">
            <text:p>32422</text:p>
          </table:table-cell>
          <table:table-cell office:value-type="float" office:value="290929.451500789" calcext:value-type="float">
            <text:p>290929.451500789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33262" calcext:value-type="float">
            <text:p>33262</text:p>
          </table:table-cell>
          <table:table-cell office:value-type="float" office:value="301443.97278547" calcext:value-type="float">
            <text:p>301443.97278547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34883" calcext:value-type="float">
            <text:p>34883</text:p>
          </table:table-cell>
          <table:table-cell office:value-type="float" office:value="312787.961555884" calcext:value-type="float">
            <text:p>312787.961555884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35773" calcext:value-type="float">
            <text:p>35773</text:p>
          </table:table-cell>
          <table:table-cell office:value-type="float" office:value="324200.135437114" calcext:value-type="float">
            <text:p>324200.135437114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37391" calcext:value-type="float">
            <text:p>37391</text:p>
          </table:table-cell>
          <table:table-cell office:value-type="float" office:value="336344.574158062" calcext:value-type="float">
            <text:p>336344.574158062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38052" calcext:value-type="float">
            <text:p>38052</text:p>
          </table:table-cell>
          <table:table-cell office:value-type="float" office:value="348218.477392534" calcext:value-type="float">
            <text:p>348218.477392534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40549" calcext:value-type="float">
            <text:p>40549</text:p>
          </table:table-cell>
          <table:table-cell office:value-type="float" office:value="361626.746676867" calcext:value-type="float">
            <text:p>361626.746676867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41392" calcext:value-type="float">
            <text:p>41392</text:p>
          </table:table-cell>
          <table:table-cell office:value-type="float" office:value="374862.313382652" calcext:value-type="float">
            <text:p>374862.313382652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42649" calcext:value-type="float">
            <text:p>42649</text:p>
          </table:table-cell>
          <table:table-cell office:value-type="float" office:value="388331.837039347" calcext:value-type="float">
            <text:p>388331.837039347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42542" calcext:value-type="float">
            <text:p>42542</text:p>
          </table:table-cell>
          <table:table-cell office:value-type="float" office:value="400642.289405307" calcext:value-type="float">
            <text:p>400642.289405307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42495" calcext:value-type="float">
            <text:p>42495</text:p>
          </table:table-cell>
          <table:table-cell office:value-type="float" office:value="411841.827487561" calcext:value-type="float">
            <text:p>411841.827487561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42703" calcext:value-type="float">
            <text:p>42703</text:p>
          </table:table-cell>
          <table:table-cell office:value-type="float" office:value="422182.538954586" calcext:value-type="float">
            <text:p>422182.538954586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42825" calcext:value-type="float">
            <text:p>42825</text:p>
          </table:table-cell>
          <table:table-cell office:value-type="float" office:value="431604.346498455" calcext:value-type="float">
            <text:p>431604.346498455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42287" calcext:value-type="float">
            <text:p>42287</text:p>
          </table:table-cell>
          <table:table-cell office:value-type="float" office:value="439480.053909776" calcext:value-type="float">
            <text:p>439480.053909776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41919" calcext:value-type="float">
            <text:p>41919</text:p>
          </table:table-cell>
          <table:table-cell office:value-type="float" office:value="446074.805453771" calcext:value-type="float">
            <text:p>446074.805453771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41457" calcext:value-type="float">
            <text:p>41457</text:p>
          </table:table-cell>
          <table:table-cell office:value-type="float" office:value="451357.170177016" calcext:value-type="float">
            <text:p>451357.170177016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41325" calcext:value-type="float">
            <text:p>41325</text:p>
          </table:table-cell>
          <table:table-cell office:value-type="float" office:value="455749.603783516" calcext:value-type="float">
            <text:p>455749.603783516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41017" calcext:value-type="float">
            <text:p>41017</text:p>
          </table:table-cell>
          <table:table-cell office:value-type="float" office:value="459152.809027394" calcext:value-type="float">
            <text:p>459152.809027394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39691" calcext:value-type="float">
            <text:p>39691</text:p>
          </table:table-cell>
          <table:table-cell office:value-type="float" office:value="460640.236067831" calcext:value-type="float">
            <text:p>460640.236067831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38098" calcext:value-type="float">
            <text:p>38098</text:p>
          </table:table-cell>
          <table:table-cell office:value-type="float" office:value="460057.232290635" calcext:value-type="float">
            <text:p>460057.232290635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36668" calcext:value-type="float">
            <text:p>36668</text:p>
          </table:table-cell>
          <table:table-cell office:value-type="float" office:value="457698.635801956" calcext:value-type="float">
            <text:p>457698.635801956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36774" calcext:value-type="float">
            <text:p>36774</text:p>
          </table:table-cell>
          <table:table-cell office:value-type="float" office:value="455200.054828137" calcext:value-type="float">
            <text:p>455200.054828137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36146" calcext:value-type="float">
            <text:p>36146</text:p>
          </table:table-cell>
          <table:table-cell office:value-type="float" office:value="451960.829994669" calcext:value-type="float">
            <text:p>451960.829994669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36279" calcext:value-type="float">
            <text:p>36279</text:p>
          </table:table-cell>
          <table:table-cell office:value-type="float" office:value="448827.193697826" calcext:value-type="float">
            <text:p>448827.193697826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36240" calcext:value-type="float">
            <text:p>36240</text:p>
          </table:table-cell>
          <table:table-cell office:value-type="float" office:value="445731.108472153" calcext:value-type="float">
            <text:p>445731.108472153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36588" calcext:value-type="float">
            <text:p>36588</text:p>
          </table:table-cell>
          <table:table-cell office:value-type="float" office:value="443100.359768973" calcext:value-type="float">
            <text:p>443100.359768973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37301" calcext:value-type="float">
            <text:p>37301</text:p>
          </table:table-cell>
          <table:table-cell office:value-type="float" office:value="441327.617652055" calcext:value-type="float">
            <text:p>441327.617652055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37038" calcext:value-type="float">
            <text:p>37038</text:p>
          </table:table-cell>
          <table:table-cell office:value-type="float" office:value="439462.173995635" calcext:value-type="float">
            <text:p>439462.173995635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35782" calcext:value-type="float">
            <text:p>35782</text:p>
          </table:table-cell>
          <table:table-cell office:value-type="float" office:value="436525.056149743" calcext:value-type="float">
            <text:p>436525.056149743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36380" calcext:value-type="float">
            <text:p>36380</text:p>
          </table:table-cell>
          <table:table-cell office:value-type="float" office:value="434370.062594685" calcext:value-type="float">
            <text:p>434370.062594685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36360" calcext:value-type="float">
            <text:p>36360</text:p>
          </table:table-cell>
          <table:table-cell office:value-type="float" office:value="432385.817083851" calcext:value-type="float">
            <text:p>432385.817083851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35819" calcext:value-type="float">
            <text:p>35819</text:p>
          </table:table-cell>
          <table:table-cell office:value-type="float" office:value="430054.714796071" calcext:value-type="float">
            <text:p>430054.714796071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36129" calcext:value-type="float">
            <text:p>36129</text:p>
          </table:table-cell>
          <table:table-cell office:value-type="float" office:value="428208.393760928" calcext:value-type="float">
            <text:p>428208.393760928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36149" calcext:value-type="float">
            <text:p>36149</text:p>
          </table:table-cell>
          <table:table-cell office:value-type="float" office:value="426568.303991657" calcext:value-type="float">
            <text:p>426568.303991657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34977" calcext:value-type="float">
            <text:p>34977</text:p>
          </table:table-cell>
          <table:table-cell office:value-type="float" office:value="423916.226897375" calcext:value-type="float">
            <text:p>423916.226897375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34530" calcext:value-type="float">
            <text:p>34530</text:p>
          </table:table-cell>
          <table:table-cell office:value-type="float" office:value="421000.141183334" calcext:value-type="float">
            <text:p>421000.141183334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33186" calcext:value-type="float">
            <text:p>33186</text:p>
          </table:table-cell>
          <table:table-cell office:value-type="float" office:value="416893.500757476" calcext:value-type="float">
            <text:p>416893.500757476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32031" calcext:value-type="float">
            <text:p>32031</text:p>
          </table:table-cell>
          <table:table-cell office:value-type="float" office:value="411850.854932835" calcext:value-type="float">
            <text:p>411850.854932835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30001" calcext:value-type="float">
            <text:p>30001</text:p>
          </table:table-cell>
          <table:table-cell office:value-type="float" office:value="405028.158602511" calcext:value-type="float">
            <text:p>405028.158602511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27879" calcext:value-type="float">
            <text:p>27879</text:p>
          </table:table-cell>
          <table:table-cell office:value-type="float" office:value="396424.73361498" calcext:value-type="float">
            <text:p>396424.73361498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25415" calcext:value-type="float">
            <text:p>25415</text:p>
          </table:table-cell>
          <table:table-cell office:value-type="float" office:value="385778.243839186" calcext:value-type="float">
            <text:p>385778.243839186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24314" calcext:value-type="float">
            <text:p>24314</text:p>
          </table:table-cell>
          <table:table-cell office:value-type="float" office:value="374550.652351054" calcext:value-type="float">
            <text:p>374550.652351054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23323" calcext:value-type="float">
            <text:p>23323</text:p>
          </table:table-cell>
          <table:table-cell office:value-type="float" office:value="362962.136505367" calcext:value-type="float">
            <text:p>362962.136505367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21899" calcext:value-type="float">
            <text:p>21899</text:p>
          </table:table-cell>
          <table:table-cell office:value-type="float" office:value="350690.606400621" calcext:value-type="float">
            <text:p>350690.606400621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20680" calcext:value-type="float">
            <text:p>20680</text:p>
          </table:table-cell>
          <table:table-cell office:value-type="float" office:value="338021.932169953" calcext:value-type="float">
            <text:p>338021.932169953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20009" calcext:value-type="float">
            <text:p>20009</text:p>
          </table:table-cell>
          <table:table-cell office:value-type="float" office:value="325580.414514382" calcext:value-type="float">
            <text:p>325580.414514382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20117" calcext:value-type="float">
            <text:p>20117</text:p>
          </table:table-cell>
          <table:table-cell office:value-type="float" office:value="314194.60231015" calcext:value-type="float">
            <text:p>314194.60231015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19458" calcext:value-type="float">
            <text:p>19458</text:p>
          </table:table-cell>
          <table:table-cell office:value-type="float" office:value="303130.531603603" calcext:value-type="float">
            <text:p>303130.531603603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18505" calcext:value-type="float">
            <text:p>18505</text:p>
          </table:table-cell>
          <table:table-cell office:value-type="float" office:value="292123.014885996" calcext:value-type="float">
            <text:p>292123.014885996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18228" calcext:value-type="float">
            <text:p>18228</text:p>
          </table:table-cell>
          <table:table-cell office:value-type="float" office:value="281847.869614586" calcext:value-type="float">
            <text:p>281847.869614586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18119" calcext:value-type="float">
            <text:p>18119</text:p>
          </table:table-cell>
          <table:table-cell office:value-type="float" office:value="272452.005871434" calcext:value-type="float">
            <text:p>272452.005871434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18627" calcext:value-type="float">
            <text:p>18627</text:p>
          </table:table-cell>
          <table:table-cell office:value-type="float" office:value="264489.716260496" calcext:value-type="float">
            <text:p>264489.716260496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18779" calcext:value-type="float">
            <text:p>18779</text:p>
          </table:table-cell>
          <table:table-cell office:value-type="float" office:value="257576.201710005" calcext:value-type="float">
            <text:p>257576.201710005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18927" calcext:value-type="float">
            <text:p>18927</text:p>
          </table:table-cell>
          <table:table-cell office:value-type="float" office:value="251629.21121816" calcext:value-type="float">
            <text:p>251629.21121816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19149" calcext:value-type="float">
            <text:p>19149</text:p>
          </table:table-cell>
          <table:table-cell office:value-type="float" office:value="246657.547178444" calcext:value-type="float">
            <text:p>246657.547178444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19979" calcext:value-type="float">
            <text:p>19979</text:p>
          </table:table-cell>
          <table:table-cell office:value-type="float" office:value="243185.692356172" calcext:value-type="float">
            <text:p>243185.692356172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20343" calcext:value-type="float">
            <text:p>20343</text:p>
          </table:table-cell>
          <table:table-cell office:value-type="float" office:value="240656.112865733" calcext:value-type="float">
            <text:p>240656.112865733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22165" calcext:value-type="float">
            <text:p>22165</text:p>
          </table:table-cell>
          <table:table-cell office:value-type="float" office:value="240459.810470082" calcext:value-type="float">
            <text:p>240459.810470082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24054" calcext:value-type="float">
            <text:p>24054</text:p>
          </table:table-cell>
          <table:table-cell office:value-type="float" office:value="242577.418337351" calcext:value-type="float">
            <text:p>242577.418337351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25919" calcext:value-type="float">
            <text:p>25919</text:p>
          </table:table-cell>
          <table:table-cell office:value-type="float" office:value="246814.667305162" calcext:value-type="float">
            <text:p>246814.667305162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26717" calcext:value-type="float">
            <text:p>26717</text:p>
          </table:table-cell>
          <table:table-cell office:value-type="float" office:value="251976.244044742" calcext:value-type="float">
            <text:p>251976.244044742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29269" calcext:value-type="float">
            <text:p>29269</text:p>
          </table:table-cell>
          <table:table-cell office:value-type="float" office:value="259684.677111474" calcext:value-type="float">
            <text:p>259684.677111474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31915" calcext:value-type="float">
            <text:p>31915</text:p>
          </table:table-cell>
          <table:table-cell office:value-type="float" office:value="269864.20603471" calcext:value-type="float">
            <text:p>269864.20603471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34797" calcext:value-type="float">
            <text:p>34797</text:p>
          </table:table-cell>
          <table:table-cell office:value-type="float" office:value="282594.381809671" calcext:value-type="float">
            <text:p>282594.381809671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36733" calcext:value-type="float">
            <text:p>36733</text:p>
          </table:table-cell>
          <table:table-cell office:value-type="float" office:value="296776.830232219" calcext:value-type="float">
            <text:p>296776.830232219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39285" calcext:value-type="float">
            <text:p>39285</text:p>
          </table:table-cell>
          <table:table-cell office:value-type="float" office:value="312832.048225054" calcext:value-type="float">
            <text:p>312832.048225054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41337" calcext:value-type="float">
            <text:p>41337</text:p>
          </table:table-cell>
          <table:table-cell office:value-type="float" office:value="330105.891055298" calcext:value-type="float">
            <text:p>330105.891055298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43683" calcext:value-type="float">
            <text:p>43683</text:p>
          </table:table-cell>
          <table:table-cell office:value-type="float" office:value="348723.218485785" calcext:value-type="float">
            <text:p>348723.218485785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45995" calcext:value-type="float">
            <text:p>45995</text:p>
          </table:table-cell>
          <table:table-cell office:value-type="float" office:value="368516.347013968" calcext:value-type="float">
            <text:p>368516.347013968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47498" calcext:value-type="float">
            <text:p>47498</text:p>
          </table:table-cell>
          <table:table-cell office:value-type="float" office:value="388535.529203596" calcext:value-type="float">
            <text:p>388535.529203596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49311" calcext:value-type="float">
            <text:p>49311</text:p>
          </table:table-cell>
          <table:table-cell office:value-type="float" office:value="408977.303049449" calcext:value-type="float">
            <text:p>408977.303049449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50274" calcext:value-type="float">
            <text:p>50274</text:p>
          </table:table-cell>
          <table:table-cell office:value-type="float" office:value="428863.750674823" calcext:value-type="float">
            <text:p>428863.750674823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52859" calcext:value-type="float">
            <text:p>52859</text:p>
          </table:table-cell>
          <table:table-cell office:value-type="float" office:value="449749.031887862" calcext:value-type="float">
            <text:p>449749.031887862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55598" calcext:value-type="float">
            <text:p>55598</text:p>
          </table:table-cell>
          <table:table-cell office:value-type="float" office:value="471742.026051267" calcext:value-type="float">
            <text:p>471742.026051267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57756" calcext:value-type="float">
            <text:p>57756</text:p>
          </table:table-cell>
          <table:table-cell office:value-type="float" office:value="494199.094777432" calcext:value-type="float">
            <text:p>494199.094777432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61458" calcext:value-type="float">
            <text:p>61458</text:p>
          </table:table-cell>
          <table:table-cell office:value-type="float" office:value="518596.013089313" calcext:value-type="float">
            <text:p>518596.013089313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63560" calcext:value-type="float">
            <text:p>63560</text:p>
          </table:table-cell>
          <table:table-cell office:value-type="float" office:value="543247.958549497" calcext:value-type="float">
            <text:p>543247.958549497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64923" calcext:value-type="float">
            <text:p>64923</text:p>
          </table:table-cell>
          <table:table-cell office:value-type="float" office:value="567364.172617706" calcext:value-type="float">
            <text:p>567364.172617706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65973" calcext:value-type="float">
            <text:p>65973</text:p>
          </table:table-cell>
          <table:table-cell office:value-type="float" office:value="590583.748536867" calcext:value-type="float">
            <text:p>590583.748536867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66736" calcext:value-type="float">
            <text:p>66736</text:p>
          </table:table-cell>
          <table:table-cell office:value-type="float" office:value="612576.850523263" calcext:value-type="float">
            <text:p>612576.850523263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66496" calcext:value-type="float">
            <text:p>66496</text:p>
          </table:table-cell>
          <table:table-cell office:value-type="float" office:value="632340.716861557" calcext:value-type="float">
            <text:p>632340.716861557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65461" calcext:value-type="float">
            <text:p>65461</text:p>
          </table:table-cell>
          <table:table-cell office:value-type="float" office:value="649110.254604011" calcext:value-type="float">
            <text:p>649110.254604011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64074" calcext:value-type="float">
            <text:p>64074</text:p>
          </table:table-cell>
          <table:table-cell office:value-type="float" office:value="662632.622492564" calcext:value-type="float">
            <text:p>662632.622492564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61864" calcext:value-type="float">
            <text:p>61864</text:p>
          </table:table-cell>
          <table:table-cell office:value-type="float" office:value="672221.974258266" calcext:value-type="float">
            <text:p>672221.974258266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59346" calcext:value-type="float">
            <text:p>59346</text:p>
          </table:table-cell>
          <table:table-cell office:value-type="float" office:value="677753.611934195" calcext:value-type="float">
            <text:p>677753.611934195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57798" calcext:value-type="float">
            <text:p>57798</text:p>
          </table:table-cell>
          <table:table-cell office:value-type="float" office:value="680413.636413225" calcext:value-type="float">
            <text:p>680413.636413225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55387" calcext:value-type="float">
            <text:p>55387</text:p>
          </table:table-cell>
          <table:table-cell office:value-type="float" office:value="679601.416063297" calcext:value-type="float">
            <text:p>679601.416063297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52706" calcext:value-type="float">
            <text:p>52706</text:p>
          </table:table-cell>
          <table:table-cell office:value-type="float" office:value="675281.174802049" calcext:value-type="float">
            <text:p>675281.174802049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49020" calcext:value-type="float">
            <text:p>49020</text:p>
          </table:table-cell>
          <table:table-cell office:value-type="float" office:value="666727.626695734" calcext:value-type="float">
            <text:p>666727.626695734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45523" calcext:value-type="float">
            <text:p>45523</text:p>
          </table:table-cell>
          <table:table-cell office:value-type="float" office:value="654427.30812543" calcext:value-type="float">
            <text:p>654427.30812543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42999" calcext:value-type="float">
            <text:p>42999</text:p>
          </table:table-cell>
          <table:table-cell office:value-type="float" office:value="639683.834233818" calcext:value-type="float">
            <text:p>639683.834233818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41050" calcext:value-type="float">
            <text:p>41050</text:p>
          </table:table-cell>
          <table:table-cell office:value-type="float" office:value="623331.535674412" calcext:value-type="float">
            <text:p>623331.535674412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38470" calcext:value-type="float">
            <text:p>38470</text:p>
          </table:table-cell>
          <table:table-cell office:value-type="float" office:value="605012.788615607" calcext:value-type="float">
            <text:p>605012.788615607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36430" calcext:value-type="float">
            <text:p>36430</text:p>
          </table:table-cell>
          <table:table-cell office:value-type="float" office:value="585510.395346997" calcext:value-type="float">
            <text:p>585510.395346997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33903" calcext:value-type="float">
            <text:p>33903</text:p>
          </table:table-cell>
          <table:table-cell office:value-type="float" office:value="564574.331609547" calcext:value-type="float">
            <text:p>564574.331609547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32663" calcext:value-type="float">
            <text:p>32663</text:p>
          </table:table-cell>
          <table:table-cell office:value-type="float" office:value="543665.429249537" calcext:value-type="float">
            <text:p>543665.429249537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31836" calcext:value-type="float">
            <text:p>31836</text:p>
          </table:table-cell>
          <table:table-cell office:value-type="float" office:value="523359.348401674" calcext:value-type="float">
            <text:p>523359.348401674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30819" calcext:value-type="float">
            <text:p>30819</text:p>
          </table:table-cell>
          <table:table-cell office:value-type="float" office:value="503565.043527253" calcext:value-type="float">
            <text:p>503565.043527253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29993" calcext:value-type="float">
            <text:p>29993</text:p>
          </table:table-cell>
          <table:table-cell office:value-type="float" office:value="484539.624010397" calcext:value-type="float">
            <text:p>484539.624010397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29296" calcext:value-type="float">
            <text:p>29296</text:p>
          </table:table-cell>
          <table:table-cell office:value-type="float" office:value="466458.920635128" calcext:value-type="float">
            <text:p>466458.920635128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28705" calcext:value-type="float">
            <text:p>28705</text:p>
          </table:table-cell>
          <table:table-cell office:value-type="float" office:value="449419.081809649" calcext:value-type="float">
            <text:p>449419.081809649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28262" calcext:value-type="float">
            <text:p>28262</text:p>
          </table:table-cell>
          <table:table-cell office:value-type="float" office:value="433558.761352952" calcext:value-type="float">
            <text:p>433558.761352952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27391" calcext:value-type="float">
            <text:p>27391</text:p>
          </table:table-cell>
          <table:table-cell office:value-type="float" office:value="418364.969944152" calcext:value-type="float">
            <text:p>418364.969944152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26080" calcext:value-type="float">
            <text:p>26080</text:p>
          </table:table-cell>
          <table:table-cell office:value-type="float" office:value="403338.717639421" calcext:value-type="float">
            <text:p>403338.717639421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24781" calcext:value-type="float">
            <text:p>24781</text:p>
          </table:table-cell>
          <table:table-cell office:value-type="float" office:value="388450.10969805" calcext:value-type="float">
            <text:p>388450.10969805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23236" calcext:value-type="float">
            <text:p>23236</text:p>
          </table:table-cell>
          <table:table-cell office:value-type="float" office:value="373371.661872293" calcext:value-type="float">
            <text:p>373371.661872293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21955" calcext:value-type="float">
            <text:p>21955</text:p>
          </table:table-cell>
          <table:table-cell office:value-type="float" office:value="358368.856442654" calcext:value-type="float">
            <text:p>358368.856442654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21125" calcext:value-type="float">
            <text:p>21125</text:p>
          </table:table-cell>
          <table:table-cell office:value-type="float" office:value="343879.549327166" calcext:value-type="float">
            <text:p>343879.549327166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20027" calcext:value-type="float">
            <text:p>20027</text:p>
          </table:table-cell>
          <table:table-cell office:value-type="float" office:value="329613.272658056" calcext:value-type="float">
            <text:p>329613.272658056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19121" calcext:value-type="float">
            <text:p>19121</text:p>
          </table:table-cell>
          <table:table-cell office:value-type="float" office:value="315739.797902543" calcext:value-type="float">
            <text:p>315739.797902543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17993" calcext:value-type="float">
            <text:p>17993</text:p>
          </table:table-cell>
          <table:table-cell office:value-type="float" office:value="302029.489783371" calcext:value-type="float">
            <text:p>302029.489783371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17194" calcext:value-type="float">
            <text:p>17194</text:p>
          </table:table-cell>
          <table:table-cell office:value-type="float" office:value="288798.263515687" calcext:value-type="float">
            <text:p>288798.263515687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16923" calcext:value-type="float">
            <text:p>16923</text:p>
          </table:table-cell>
          <table:table-cell office:value-type="float" office:value="276549.336710215" calcext:value-type="float">
            <text:p>276549.336710215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15927" calcext:value-type="float">
            <text:p>15927</text:p>
          </table:table-cell>
          <table:table-cell office:value-type="float" office:value="264534.722111302" calcext:value-type="float">
            <text:p>264534.722111302</text:p>
          </table:table-cell>
        </table:table-row>
      </table:table>
      <table:table table:name="Sheet3" table:style-name="ta1">
        <table:shapes>
          <draw:frame draw:z-index="0" draw:style-name="gr1" draw:text-style-name="P1" svg:width="15.997cm" svg:height="9.005cm" svg:x="15.98cm" svg:y="0.504cm">
            <draw:object draw:notify-on-update-of-ranges="Sheet3.A2:Sheet3.A243 Sheet3.B1:Sheet3.B1 Sheet3.B2:Sheet3.B243 Sheet3.C1:Sheet3.C1 Sheet3.C2:Sheet3.C2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15.971cm" svg:y="10.465cm">
            <draw:object draw:notify-on-update-of-ranges="Sheet3.A2:Sheet3.A243 Sheet3.B1:Sheet3.B1 Sheet3.B2:Sheet3.B243 Sheet3.C1:Sheet3.C1 Sheet3.C2:Sheet3.C2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5.932cm" svg:y="21.2cm">
            <draw:object draw:notify-on-update-of-ranges="Sheet3.A2:Sheet3.A243 Sheet3.D20:Sheet3.D2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2"/>
        <table:table-column table:style-name="co3" table:number-columns-repeated="3" table:default-cell-style-name="Default"/>
        <table:table-row table:style-name="ro1">
          <table:table-cell table:formula="of:=[$prevalence_history_20210209.A1]" office:value-type="string" office:string-value="date" calcext:value-type="string">
            <text:p>date</text:p>
          </table:table-cell>
          <table:table-cell table:formula="of:=[$prevalence_history_20210209.B1]" office:value-type="string" office:string-value="active_cases" calcext:value-type="string">
            <text:p>active_cases</text:p>
          </table:table-cell>
          <table:table-cell table:number-columns-repeated="2"/>
        </table:table-row>
        <table:table-row table:style-name="ro1">
          <table:table-cell table:formula="of:=VALUE([$p_from_i_UK.A1])+3" office:value-type="date" office:date-value="2020-06-13" calcext:value-type="date">
            <text:p>13/06/20</text:p>
          </table:table-cell>
          <table:table-cell/>
          <table:table-cell table:formula="of:=[$p_from_i_UK.C1]" office:value-type="float" office:value="63144.0773905611" calcext:value-type="float">
            <text:p>63144.0773905611</text:p>
          </table:table-cell>
          <table:table-cell/>
        </table:table-row>
        <table:table-row table:style-name="ro1">
          <table:table-cell table:formula="of:=VALUE([$p_from_i_UK.A2])+3" office:value-type="date" office:date-value="2020-06-14" calcext:value-type="date">
            <text:p>14/06/20</text:p>
          </table:table-cell>
          <table:table-cell/>
          <table:table-cell table:formula="of:=[$p_from_i_UK.C2]" office:value-type="float" office:value="58175.43306096" calcext:value-type="float">
            <text:p>58175.43306096</text:p>
          </table:table-cell>
          <table:table-cell/>
        </table:table-row>
        <table:table-row table:style-name="ro1">
          <table:table-cell table:formula="of:=VALUE([$p_from_i_UK.A3])+3" office:value-type="date" office:date-value="2020-06-15" calcext:value-type="date">
            <text:p>15/06/20</text:p>
          </table:table-cell>
          <table:table-cell/>
          <table:table-cell table:formula="of:=[$p_from_i_UK.C3]" office:value-type="float" office:value="53641.2632791509" calcext:value-type="float">
            <text:p>53641.2632791509</text:p>
          </table:table-cell>
          <table:table-cell/>
        </table:table-row>
        <table:table-row table:style-name="ro1">
          <table:table-cell table:formula="of:=VALUE([$p_from_i_UK.A4])+3" office:value-type="date" office:date-value="2020-06-16" calcext:value-type="date">
            <text:p>16/06/20</text:p>
          </table:table-cell>
          <table:table-cell/>
          <table:table-cell table:formula="of:=[$p_from_i_UK.C4]" office:value-type="float" office:value="49582.2482741791" calcext:value-type="float">
            <text:p>49582.2482741791</text:p>
          </table:table-cell>
          <table:table-cell/>
        </table:table-row>
        <table:table-row table:style-name="ro1">
          <table:table-cell table:formula="of:=VALUE([$p_from_i_UK.A5])+3" office:value-type="date" office:date-value="2020-06-17" calcext:value-type="date">
            <text:p>17/06/20</text:p>
          </table:table-cell>
          <table:table-cell/>
          <table:table-cell table:formula="of:=[$p_from_i_UK.C5]" office:value-type="float" office:value="46134.4340356207" calcext:value-type="float">
            <text:p>46134.4340356207</text:p>
          </table:table-cell>
          <table:table-cell/>
        </table:table-row>
        <table:table-row table:style-name="ro1">
          <table:table-cell table:formula="of:=VALUE([$p_from_i_UK.A6])+3" office:value-type="date" office:date-value="2020-06-18" calcext:value-type="date">
            <text:p>18/06/20</text:p>
          </table:table-cell>
          <table:table-cell/>
          <table:table-cell table:formula="of:=[$p_from_i_UK.C6]" office:value-type="float" office:value="43175.1995498038" calcext:value-type="float">
            <text:p>43175.1995498038</text:p>
          </table:table-cell>
          <table:table-cell/>
        </table:table-row>
        <table:table-row table:style-name="ro1">
          <table:table-cell table:formula="of:=VALUE([$p_from_i_UK.A7])+3" office:value-type="date" office:date-value="2020-06-19" calcext:value-type="date">
            <text:p>19/06/20</text:p>
          </table:table-cell>
          <table:table-cell/>
          <table:table-cell table:formula="of:=[$p_from_i_UK.C7]" office:value-type="float" office:value="40669.5175912384" calcext:value-type="float">
            <text:p>40669.5175912384</text:p>
          </table:table-cell>
          <table:table-cell/>
        </table:table-row>
        <table:table-row table:style-name="ro1">
          <table:table-cell table:formula="of:=VALUE([$p_from_i_UK.A8])+3" office:value-type="date" office:date-value="2020-06-20" calcext:value-type="date">
            <text:p>20/06/20</text:p>
          </table:table-cell>
          <table:table-cell/>
          <table:table-cell table:formula="of:=[$p_from_i_UK.C8]" office:value-type="float" office:value="38408.1782301418" calcext:value-type="float">
            <text:p>38408.1782301418</text:p>
          </table:table-cell>
          <table:table-cell/>
        </table:table-row>
        <table:table-row table:style-name="ro1">
          <table:table-cell table:formula="of:=VALUE([$p_from_i_UK.A9])+3" office:value-type="date" office:date-value="2020-06-21" calcext:value-type="date">
            <text:p>21/06/20</text:p>
          </table:table-cell>
          <table:table-cell/>
          <table:table-cell table:formula="of:=[$p_from_i_UK.C9]" office:value-type="float" office:value="36458.7275409147" calcext:value-type="float">
            <text:p>36458.7275409147</text:p>
          </table:table-cell>
          <table:table-cell/>
        </table:table-row>
        <table:table-row table:style-name="ro1">
          <table:table-cell table:formula="of:=VALUE([$p_from_i_UK.A10])+3" office:value-type="date" office:date-value="2020-06-22" calcext:value-type="date">
            <text:p>22/06/20</text:p>
          </table:table-cell>
          <table:table-cell/>
          <table:table-cell table:formula="of:=[$p_from_i_UK.C10]" office:value-type="float" office:value="34711.7058711984" calcext:value-type="float">
            <text:p>34711.7058711984</text:p>
          </table:table-cell>
          <table:table-cell/>
        </table:table-row>
        <table:table-row table:style-name="ro1">
          <table:table-cell table:formula="of:=VALUE([$p_from_i_UK.A11])+3" office:value-type="date" office:date-value="2020-06-23" calcext:value-type="date">
            <text:p>23/06/20</text:p>
          </table:table-cell>
          <table:table-cell/>
          <table:table-cell table:formula="of:=[$p_from_i_UK.C11]" office:value-type="float" office:value="33126.9653326742" calcext:value-type="float">
            <text:p>33126.9653326742</text:p>
          </table:table-cell>
          <table:table-cell/>
        </table:table-row>
        <table:table-row table:style-name="ro1">
          <table:table-cell table:formula="of:=VALUE([$p_from_i_UK.A12])+3" office:value-type="date" office:date-value="2020-06-24" calcext:value-type="date">
            <text:p>24/06/20</text:p>
          </table:table-cell>
          <table:table-cell/>
          <table:table-cell table:formula="of:=[$p_from_i_UK.C12]" office:value-type="float" office:value="31720.9294004561" calcext:value-type="float">
            <text:p>31720.9294004561</text:p>
          </table:table-cell>
          <table:table-cell/>
        </table:table-row>
        <table:table-row table:style-name="ro1">
          <table:table-cell table:formula="of:=VALUE([$p_from_i_UK.A13])+3" office:value-type="date" office:date-value="2020-06-25" calcext:value-type="date">
            <text:p>25/06/20</text:p>
          </table:table-cell>
          <table:table-cell/>
          <table:table-cell table:formula="of:=[$p_from_i_UK.C13]" office:value-type="float" office:value="30479.6385070659" calcext:value-type="float">
            <text:p>30479.6385070659</text:p>
          </table:table-cell>
          <table:table-cell/>
        </table:table-row>
        <table:table-row table:style-name="ro1">
          <table:table-cell table:formula="of:=VALUE([$p_from_i_UK.A14])+3" office:value-type="date" office:date-value="2020-06-26" calcext:value-type="date">
            <text:p>26/06/20</text:p>
          </table:table-cell>
          <table:table-cell/>
          <table:table-cell table:formula="of:=[$p_from_i_UK.C14]" office:value-type="float" office:value="29415.9626546139" calcext:value-type="float">
            <text:p>29415.9626546139</text:p>
          </table:table-cell>
          <table:table-cell/>
        </table:table-row>
        <table:table-row table:style-name="ro1">
          <table:table-cell table:formula="of:=VALUE([$p_from_i_UK.A15])+3" office:value-type="date" office:date-value="2020-06-27" calcext:value-type="date">
            <text:p>27/06/20</text:p>
          </table:table-cell>
          <table:table-cell/>
          <table:table-cell table:formula="of:=[$p_from_i_UK.C15]" office:value-type="float" office:value="28121.6644686159" calcext:value-type="float">
            <text:p>28121.6644686159</text:p>
          </table:table-cell>
          <table:table-cell/>
        </table:table-row>
        <table:table-row table:style-name="ro1">
          <table:table-cell table:formula="of:=VALUE([$p_from_i_UK.A16])+3" office:value-type="date" office:date-value="2020-06-28" calcext:value-type="date">
            <text:p>28/06/20</text:p>
          </table:table-cell>
          <table:table-cell/>
          <table:table-cell table:formula="of:=[$p_from_i_UK.C16]" office:value-type="float" office:value="26883.8725134327" calcext:value-type="float">
            <text:p>26883.8725134327</text:p>
          </table:table-cell>
          <table:table-cell/>
        </table:table-row>
        <table:table-row table:style-name="ro1">
          <table:table-cell table:formula="of:=VALUE([$p_from_i_UK.A17])+3" office:value-type="date" office:date-value="2020-06-29" calcext:value-type="date">
            <text:p>29/06/20</text:p>
          </table:table-cell>
          <table:table-cell/>
          <table:table-cell table:formula="of:=[$p_from_i_UK.C17]" office:value-type="float" office:value="25562.4558678273" calcext:value-type="float">
            <text:p>25562.4558678273</text:p>
          </table:table-cell>
          <table:table-cell/>
        </table:table-row>
        <table:table-row table:style-name="ro1">
          <table:table-cell table:formula="of:=VALUE([$p_from_i_UK.A18])+3" office:value-type="date" office:date-value="2020-06-30" calcext:value-type="date">
            <text:p>30/06/20</text:p>
          </table:table-cell>
          <table:table-cell/>
          <table:table-cell table:formula="of:=[$p_from_i_UK.C18]" office:value-type="float" office:value="24324.2806224009" calcext:value-type="float">
            <text:p>24324.2806224009</text:p>
          </table:table-cell>
          <table:table-cell/>
        </table:table-row>
        <table:table-row table:style-name="ro1">
          <table:table-cell table:formula="of:=VALUE([$prevalence_history_20210209.A2])" office:value-type="date" office:date-value="2020-07-01" calcext:value-type="date">
            <text:p>01/07/20</text:p>
          </table:table-cell>
          <table:table-cell table:formula="of:=[$prevalence_history_20210209.B2]" office:value-type="float" office:value="29689.5434416985" calcext:value-type="float">
            <text:p>29689.5434416985</text:p>
          </table:table-cell>
          <table:table-cell table:formula="of:=[$p_from_i_UK.C19]" office:value-type="float" office:value="23217.9661469081" calcext:value-type="float">
            <text:p>23217.9661469081</text:p>
          </table:table-cell>
          <table:table-cell table:formula="of:=[.C20]/[.B20]" office:value-type="float" office:value="0.782025031557031" calcext:value-type="float">
            <text:p>0.782025031557031</text:p>
          </table:table-cell>
        </table:table-row>
        <table:table-row table:style-name="ro1">
          <table:table-cell table:formula="of:=VALUE([$prevalence_history_20210209.A3])" office:value-type="date" office:date-value="2020-07-02" calcext:value-type="date">
            <text:p>02/07/20</text:p>
          </table:table-cell>
          <table:table-cell table:formula="of:=[$prevalence_history_20210209.B3]" office:value-type="float" office:value="28465.7040632391" calcext:value-type="float">
            <text:p>28465.7040632391</text:p>
          </table:table-cell>
          <table:table-cell table:formula="of:=[$p_from_i_UK.C20]" office:value-type="float" office:value="22249.8054299827" calcext:value-type="float">
            <text:p>22249.8054299827</text:p>
          </table:table-cell>
          <table:table-cell table:formula="of:=[.C21]/[.B21]" office:value-type="float" office:value="0.781635521136339" calcext:value-type="float">
            <text:p>0.781635521136339</text:p>
          </table:table-cell>
        </table:table-row>
        <table:table-row table:style-name="ro1">
          <table:table-cell table:formula="of:=VALUE([$prevalence_history_20210209.A4])" office:value-type="date" office:date-value="2020-07-03" calcext:value-type="date">
            <text:p>03/07/20</text:p>
          </table:table-cell>
          <table:table-cell table:formula="of:=[$prevalence_history_20210209.B4]" office:value-type="float" office:value="27298.4451054916" calcext:value-type="float">
            <text:p>27298.4451054916</text:p>
          </table:table-cell>
          <table:table-cell table:formula="of:=[$p_from_i_UK.C21]" office:value-type="float" office:value="21440.6791453424" calcext:value-type="float">
            <text:p>21440.6791453424</text:p>
          </table:table-cell>
          <table:table-cell table:formula="of:=[.C22]/[.B22]" office:value-type="float" office:value="0.785417596587917" calcext:value-type="float">
            <text:p>0.785417596587917</text:p>
          </table:table-cell>
        </table:table-row>
        <table:table-row table:style-name="ro1">
          <table:table-cell table:formula="of:=VALUE([$prevalence_history_20210209.A5])" office:value-type="date" office:date-value="2020-07-04" calcext:value-type="date">
            <text:p>04/07/20</text:p>
          </table:table-cell>
          <table:table-cell table:formula="of:=[$prevalence_history_20210209.B5]" office:value-type="float" office:value="26261.7503317803" calcext:value-type="float">
            <text:p>26261.7503317803</text:p>
          </table:table-cell>
          <table:table-cell table:formula="of:=[$p_from_i_UK.C22]" office:value-type="float" office:value="20631.1770617157" calcext:value-type="float">
            <text:p>20631.1770617157</text:p>
          </table:table-cell>
          <table:table-cell table:formula="of:=[.C23]/[.B23]" office:value-type="float" office:value="0.785597943818283" calcext:value-type="float">
            <text:p>0.785597943818283</text:p>
          </table:table-cell>
        </table:table-row>
        <table:table-row table:style-name="ro1">
          <table:table-cell table:formula="of:=VALUE([$prevalence_history_20210209.A6])" office:value-type="date" office:date-value="2020-07-05" calcext:value-type="date">
            <text:p>05/07/20</text:p>
          </table:table-cell>
          <table:table-cell table:formula="of:=[$prevalence_history_20210209.B6]" office:value-type="float" office:value="25647.3549317775" calcext:value-type="float">
            <text:p>25647.3549317775</text:p>
          </table:table-cell>
          <table:table-cell table:formula="of:=[$p_from_i_UK.C23]" office:value-type="float" office:value="19873.1863964265" calcext:value-type="float">
            <text:p>19873.1863964265</text:p>
          </table:table-cell>
          <table:table-cell table:formula="of:=[.C24]/[.B24]" office:value-type="float" office:value="0.774863000464944" calcext:value-type="float">
            <text:p>0.774863000464944</text:p>
          </table:table-cell>
        </table:table-row>
        <table:table-row table:style-name="ro1">
          <table:table-cell table:formula="of:=VALUE([$prevalence_history_20210209.A7])" office:value-type="date" office:date-value="2020-07-06" calcext:value-type="date">
            <text:p>06/07/20</text:p>
          </table:table-cell>
          <table:table-cell table:formula="of:=[$prevalence_history_20210209.B7]" office:value-type="float" office:value="24993.1696055617" calcext:value-type="float">
            <text:p>24993.1696055617</text:p>
          </table:table-cell>
          <table:table-cell table:formula="of:=[$p_from_i_UK.C24]" office:value-type="float" office:value="19530.0263081703" calcext:value-type="float">
            <text:p>19530.0263081703</text:p>
          </table:table-cell>
          <table:table-cell table:formula="of:=[.C25]/[.B25]" office:value-type="float" office:value="0.781414547109876" calcext:value-type="float">
            <text:p>0.781414547109876</text:p>
          </table:table-cell>
        </table:table-row>
        <table:table-row table:style-name="ro1">
          <table:table-cell table:formula="of:=VALUE([$prevalence_history_20210209.A8])" office:value-type="date" office:date-value="2020-07-07" calcext:value-type="date">
            <text:p>07/07/20</text:p>
          </table:table-cell>
          <table:table-cell table:formula="of:=[$prevalence_history_20210209.B8]" office:value-type="float" office:value="24387.2190287045" calcext:value-type="float">
            <text:p>24387.2190287045</text:p>
          </table:table-cell>
          <table:table-cell table:formula="of:=[$p_from_i_UK.C25]" office:value-type="float" office:value="19129.5046336601" calcext:value-type="float">
            <text:p>19129.5046336601</text:p>
          </table:table-cell>
          <table:table-cell table:formula="of:=[.C26]/[.B26]" office:value-type="float" office:value="0.784406971993981" calcext:value-type="float">
            <text:p>0.784406971993981</text:p>
          </table:table-cell>
        </table:table-row>
        <table:table-row table:style-name="ro1">
          <table:table-cell table:formula="of:=VALUE([$prevalence_history_20210209.A9])" office:value-type="date" office:date-value="2020-07-08" calcext:value-type="date">
            <text:p>08/07/20</text:p>
          </table:table-cell>
          <table:table-cell table:formula="of:=[$prevalence_history_20210209.B9]" office:value-type="float" office:value="24086.3785933364" calcext:value-type="float">
            <text:p>24086.3785933364</text:p>
          </table:table-cell>
          <table:table-cell table:formula="of:=[$p_from_i_UK.C26]" office:value-type="float" office:value="18738.3189827915" calcext:value-type="float">
            <text:p>18738.3189827915</text:p>
          </table:table-cell>
          <table:table-cell table:formula="of:=[.C27]/[.B27]" office:value-type="float" office:value="0.777963316908733" calcext:value-type="float">
            <text:p>0.777963316908733</text:p>
          </table:table-cell>
        </table:table-row>
        <table:table-row table:style-name="ro1">
          <table:table-cell table:formula="of:=VALUE([$prevalence_history_20210209.A10])" office:value-type="date" office:date-value="2020-07-09" calcext:value-type="date">
            <text:p>09/07/20</text:p>
          </table:table-cell>
          <table:table-cell table:formula="of:=[$prevalence_history_20210209.B10]" office:value-type="float" office:value="24178.0183578815" calcext:value-type="float">
            <text:p>24178.0183578815</text:p>
          </table:table-cell>
          <table:table-cell table:formula="of:=[$p_from_i_UK.C27]" office:value-type="float" office:value="18625.0001652637" calcext:value-type="float">
            <text:p>18625.0001652637</text:p>
          </table:table-cell>
          <table:table-cell table:formula="of:=[.C28]/[.B28]" office:value-type="float" office:value="0.77032781965741" calcext:value-type="float">
            <text:p>0.77032781965741</text:p>
          </table:table-cell>
        </table:table-row>
        <table:table-row table:style-name="ro1">
          <table:table-cell table:formula="of:=VALUE([$prevalence_history_20210209.A11])" office:value-type="date" office:date-value="2020-07-10" calcext:value-type="date">
            <text:p>10/07/20</text:p>
          </table:table-cell>
          <table:table-cell table:formula="of:=[$prevalence_history_20210209.B11]" office:value-type="float" office:value="24350.6918158605" calcext:value-type="float">
            <text:p>24350.6918158605</text:p>
          </table:table-cell>
          <table:table-cell table:formula="of:=[$p_from_i_UK.C28]" office:value-type="float" office:value="18797.096723138" calcext:value-type="float">
            <text:p>18797.096723138</text:p>
          </table:table-cell>
          <table:table-cell table:formula="of:=[.C29]/[.B29]" office:value-type="float" office:value="0.771932759253056" calcext:value-type="float">
            <text:p>0.771932759253056</text:p>
          </table:table-cell>
        </table:table-row>
        <table:table-row table:style-name="ro1">
          <table:table-cell table:formula="of:=VALUE([$prevalence_history_20210209.A12])" office:value-type="date" office:date-value="2020-07-11" calcext:value-type="date">
            <text:p>11/07/20</text:p>
          </table:table-cell>
          <table:table-cell table:formula="of:=[$prevalence_history_20210209.B12]" office:value-type="float" office:value="24491.2876719856" calcext:value-type="float">
            <text:p>24491.2876719856</text:p>
          </table:table-cell>
          <table:table-cell table:formula="of:=[$p_from_i_UK.C29]" office:value-type="float" office:value="19069.616996588" calcext:value-type="float">
            <text:p>19069.616996588</text:p>
          </table:table-cell>
          <table:table-cell table:formula="of:=[.C30]/[.B30]" office:value-type="float" office:value="0.778628598544486" calcext:value-type="float">
            <text:p>0.778628598544486</text:p>
          </table:table-cell>
        </table:table-row>
        <table:table-row table:style-name="ro1">
          <table:table-cell table:formula="of:=VALUE([$prevalence_history_20210209.A13])" office:value-type="date" office:date-value="2020-07-12" calcext:value-type="date">
            <text:p>12/07/20</text:p>
          </table:table-cell>
          <table:table-cell table:formula="of:=[$prevalence_history_20210209.B13]" office:value-type="float" office:value="24711.8902179694" calcext:value-type="float">
            <text:p>24711.8902179694</text:p>
          </table:table-cell>
          <table:table-cell table:formula="of:=[$p_from_i_UK.C30]" office:value-type="float" office:value="19292.984909465" calcext:value-type="float">
            <text:p>19292.984909465</text:p>
          </table:table-cell>
          <table:table-cell table:formula="of:=[.C31]/[.B31]" office:value-type="float" office:value="0.780716680888943" calcext:value-type="float">
            <text:p>0.780716680888943</text:p>
          </table:table-cell>
        </table:table-row>
        <table:table-row table:style-name="ro1">
          <table:table-cell table:formula="of:=VALUE([$prevalence_history_20210209.A14])" office:value-type="date" office:date-value="2020-07-13" calcext:value-type="date">
            <text:p>13/07/20</text:p>
          </table:table-cell>
          <table:table-cell table:formula="of:=[$prevalence_history_20210209.B14]" office:value-type="float" office:value="25067.9615313495" calcext:value-type="float">
            <text:p>25067.9615313495</text:p>
          </table:table-cell>
          <table:table-cell table:formula="of:=[$p_from_i_UK.C31]" office:value-type="float" office:value="19579.4597212" calcext:value-type="float">
            <text:p>19579.4597212</text:p>
          </table:table-cell>
          <table:table-cell table:formula="of:=[.C32]/[.B32]" office:value-type="float" office:value="0.781055120764978" calcext:value-type="float">
            <text:p>0.781055120764978</text:p>
          </table:table-cell>
        </table:table-row>
        <table:table-row table:style-name="ro1">
          <table:table-cell table:formula="of:=VALUE([$prevalence_history_20210209.A15])" office:value-type="date" office:date-value="2020-07-14" calcext:value-type="date">
            <text:p>14/07/20</text:p>
          </table:table-cell>
          <table:table-cell table:formula="of:=[$prevalence_history_20210209.B15]" office:value-type="float" office:value="25625.2200086125" calcext:value-type="float">
            <text:p>25625.2200086125</text:p>
          </table:table-cell>
          <table:table-cell table:formula="of:=[$p_from_i_UK.C32]" office:value-type="float" office:value="19925.0082577093" calcext:value-type="float">
            <text:p>19925.0082577093</text:p>
          </table:table-cell>
          <table:table-cell table:formula="of:=[.C33]/[.B33]" office:value-type="float" office:value="0.777554622009591" calcext:value-type="float">
            <text:p>0.777554622009591</text:p>
          </table:table-cell>
        </table:table-row>
        <table:table-row table:style-name="ro1">
          <table:table-cell table:formula="of:=VALUE([$prevalence_history_20210209.A16])" office:value-type="date" office:date-value="2020-07-15" calcext:value-type="date">
            <text:p>15/07/20</text:p>
          </table:table-cell>
          <table:table-cell table:formula="of:=[$prevalence_history_20210209.B16]" office:value-type="float" office:value="26137.081744148" calcext:value-type="float">
            <text:p>26137.081744148</text:p>
          </table:table-cell>
          <table:table-cell table:formula="of:=[$p_from_i_UK.C33]" office:value-type="float" office:value="20430.054594518" calcext:value-type="float">
            <text:p>20430.054594518</text:p>
          </table:table-cell>
          <table:table-cell table:formula="of:=[.C34]/[.B34]" office:value-type="float" office:value="0.781650177877728" calcext:value-type="float">
            <text:p>0.781650177877728</text:p>
          </table:table-cell>
        </table:table-row>
        <table:table-row table:style-name="ro1">
          <table:table-cell table:formula="of:=VALUE([$prevalence_history_20210209.A17])" office:value-type="date" office:date-value="2020-07-16" calcext:value-type="date">
            <text:p>16/07/20</text:p>
          </table:table-cell>
          <table:table-cell table:formula="of:=[$prevalence_history_20210209.B17]" office:value-type="float" office:value="26553.1862618718" calcext:value-type="float">
            <text:p>26553.1862618718</text:p>
          </table:table-cell>
          <table:table-cell table:formula="of:=[$p_from_i_UK.C34]" office:value-type="float" office:value="20842.7285556624" calcext:value-type="float">
            <text:p>20842.7285556624</text:p>
          </table:table-cell>
          <table:table-cell table:formula="of:=[.C35]/[.B35]" office:value-type="float" office:value="0.784942656226189" calcext:value-type="float">
            <text:p>0.784942656226189</text:p>
          </table:table-cell>
        </table:table-row>
        <table:table-row table:style-name="ro1">
          <table:table-cell table:formula="of:=VALUE([$prevalence_history_20210209.A18])" office:value-type="date" office:date-value="2020-07-17" calcext:value-type="date">
            <text:p>17/07/20</text:p>
          </table:table-cell>
          <table:table-cell table:formula="of:=[$prevalence_history_20210209.B18]" office:value-type="float" office:value="26953.496189447" calcext:value-type="float">
            <text:p>26953.496189447</text:p>
          </table:table-cell>
          <table:table-cell table:formula="of:=[$p_from_i_UK.C35]" office:value-type="float" office:value="21163.2833159732" calcext:value-type="float">
            <text:p>21163.2833159732</text:p>
          </table:table-cell>
          <table:table-cell table:formula="of:=[.C36]/[.B36]" office:value-type="float" office:value="0.785177669242745" calcext:value-type="float">
            <text:p>0.785177669242745</text:p>
          </table:table-cell>
        </table:table-row>
        <table:table-row table:style-name="ro1">
          <table:table-cell table:formula="of:=VALUE([$prevalence_history_20210209.A19])" office:value-type="date" office:date-value="2020-07-18" calcext:value-type="date">
            <text:p>18/07/20</text:p>
          </table:table-cell>
          <table:table-cell table:formula="of:=[$prevalence_history_20210209.B19]" office:value-type="float" office:value="27081.2901852136" calcext:value-type="float">
            <text:p>27081.2901852136</text:p>
          </table:table-cell>
          <table:table-cell table:formula="of:=[$p_from_i_UK.C36]" office:value-type="float" office:value="21485.3858828622" calcext:value-type="float">
            <text:p>21485.3858828622</text:p>
          </table:table-cell>
          <table:table-cell table:formula="of:=[.C37]/[.B37]" office:value-type="float" office:value="0.793366406693328" calcext:value-type="float">
            <text:p>0.793366406693328</text:p>
          </table:table-cell>
        </table:table-row>
        <table:table-row table:style-name="ro1">
          <table:table-cell table:formula="of:=VALUE([$prevalence_history_20210209.A20])" office:value-type="date" office:date-value="2020-07-19" calcext:value-type="date">
            <text:p>19/07/20</text:p>
          </table:table-cell>
          <table:table-cell table:formula="of:=[$prevalence_history_20210209.B20]" office:value-type="float" office:value="27390.541566058" calcext:value-type="float">
            <text:p>27390.541566058</text:p>
          </table:table-cell>
          <table:table-cell table:formula="of:=[$p_from_i_UK.C37]" office:value-type="float" office:value="21522.2163780589" calcext:value-type="float">
            <text:p>21522.2163780589</text:p>
          </table:table-cell>
          <table:table-cell table:formula="of:=[.C38]/[.B38]" office:value-type="float" office:value="0.785753590382782" calcext:value-type="float">
            <text:p>0.785753590382782</text:p>
          </table:table-cell>
        </table:table-row>
        <table:table-row table:style-name="ro1">
          <table:table-cell table:formula="of:=VALUE([$prevalence_history_20210209.A21])" office:value-type="date" office:date-value="2020-07-20" calcext:value-type="date">
            <text:p>20/07/20</text:p>
          </table:table-cell>
          <table:table-cell table:formula="of:=[$prevalence_history_20210209.B21]" office:value-type="float" office:value="27607.4986522217" calcext:value-type="float">
            <text:p>27607.4986522217</text:p>
          </table:table-cell>
          <table:table-cell table:formula="of:=[$p_from_i_UK.C38]" office:value-type="float" office:value="21672.7900304483" calcext:value-type="float">
            <text:p>21672.7900304483</text:p>
          </table:table-cell>
          <table:table-cell table:formula="of:=[.C39]/[.B39]" office:value-type="float" office:value="0.785032729819737" calcext:value-type="float">
            <text:p>0.785032729819737</text:p>
          </table:table-cell>
        </table:table-row>
        <table:table-row table:style-name="ro1">
          <table:table-cell table:formula="of:=VALUE([$prevalence_history_20210209.A22])" office:value-type="date" office:date-value="2020-07-21" calcext:value-type="date">
            <text:p>21/07/20</text:p>
          </table:table-cell>
          <table:table-cell table:formula="of:=[$prevalence_history_20210209.B22]" office:value-type="float" office:value="27750.3416608114" calcext:value-type="float">
            <text:p>27750.3416608114</text:p>
          </table:table-cell>
          <table:table-cell table:formula="of:=[$p_from_i_UK.C39]" office:value-type="float" office:value="21761.0247574152" calcext:value-type="float">
            <text:p>21761.0247574152</text:p>
          </table:table-cell>
          <table:table-cell table:formula="of:=[.C40]/[.B40]" office:value-type="float" office:value="0.784171417541348" calcext:value-type="float">
            <text:p>0.784171417541348</text:p>
          </table:table-cell>
        </table:table-row>
        <table:table-row table:style-name="ro1">
          <table:table-cell table:formula="of:=VALUE([$prevalence_history_20210209.A23])" office:value-type="date" office:date-value="2020-07-22" calcext:value-type="date">
            <text:p>22/07/20</text:p>
          </table:table-cell>
          <table:table-cell table:formula="of:=[$prevalence_history_20210209.B23]" office:value-type="float" office:value="28115.320476951" calcext:value-type="float">
            <text:p>28115.320476951</text:p>
          </table:table-cell>
          <table:table-cell table:formula="of:=[$p_from_i_UK.C40]" office:value-type="float" office:value="21823.8906092477" calcext:value-type="float">
            <text:p>21823.8906092477</text:p>
          </table:table-cell>
          <table:table-cell table:formula="of:=[.C41]/[.B41]" office:value-type="float" office:value="0.776227702157582" calcext:value-type="float">
            <text:p>0.776227702157582</text:p>
          </table:table-cell>
        </table:table-row>
        <table:table-row table:style-name="ro1">
          <table:table-cell table:formula="of:=VALUE([$prevalence_history_20210209.A24])" office:value-type="date" office:date-value="2020-07-23" calcext:value-type="date">
            <text:p>23/07/20</text:p>
          </table:table-cell>
          <table:table-cell table:formula="of:=[$prevalence_history_20210209.B24]" office:value-type="float" office:value="28312.9587246677" calcext:value-type="float">
            <text:p>28312.9587246677</text:p>
          </table:table-cell>
          <table:table-cell table:formula="of:=[$p_from_i_UK.C41]" office:value-type="float" office:value="22115.4980669703" calcext:value-type="float">
            <text:p>22115.4980669703</text:p>
          </table:table-cell>
          <table:table-cell table:formula="of:=[.C42]/[.B42]" office:value-type="float" office:value="0.781108688852859" calcext:value-type="float">
            <text:p>0.781108688852859</text:p>
          </table:table-cell>
        </table:table-row>
        <table:table-row table:style-name="ro1">
          <table:table-cell table:formula="of:=VALUE([$prevalence_history_20210209.A25])" office:value-type="date" office:date-value="2020-07-24" calcext:value-type="date">
            <text:p>24/07/20</text:p>
          </table:table-cell>
          <table:table-cell table:formula="of:=[$prevalence_history_20210209.B25]" office:value-type="float" office:value="28407.513782813" calcext:value-type="float">
            <text:p>28407.513782813</text:p>
          </table:table-cell>
          <table:table-cell table:formula="of:=[$p_from_i_UK.C42]" office:value-type="float" office:value="22244.2791281626" calcext:value-type="float">
            <text:p>22244.2791281626</text:p>
          </table:table-cell>
          <table:table-cell table:formula="of:=[.C43]/[.B43]" office:value-type="float" office:value="0.783042095771885" calcext:value-type="float">
            <text:p>0.783042095771885</text:p>
          </table:table-cell>
        </table:table-row>
        <table:table-row table:style-name="ro1">
          <table:table-cell table:formula="of:=VALUE([$prevalence_history_20210209.A26])" office:value-type="date" office:date-value="2020-07-25" calcext:value-type="date">
            <text:p>25/07/20</text:p>
          </table:table-cell>
          <table:table-cell table:formula="of:=[$prevalence_history_20210209.B26]" office:value-type="float" office:value="28415.5902153991" calcext:value-type="float">
            <text:p>28415.5902153991</text:p>
          </table:table-cell>
          <table:table-cell table:formula="of:=[$p_from_i_UK.C43]" office:value-type="float" office:value="22314.9379847621" calcext:value-type="float">
            <text:p>22314.9379847621</text:p>
          </table:table-cell>
          <table:table-cell table:formula="of:=[.C44]/[.B44]" office:value-type="float" office:value="0.7853061581902" calcext:value-type="float">
            <text:p>0.7853061581902</text:p>
          </table:table-cell>
        </table:table-row>
        <table:table-row table:style-name="ro1">
          <table:table-cell table:formula="of:=VALUE([$prevalence_history_20210209.A27])" office:value-type="date" office:date-value="2020-07-26" calcext:value-type="date">
            <text:p>26/07/20</text:p>
          </table:table-cell>
          <table:table-cell table:formula="of:=[$prevalence_history_20210209.B27]" office:value-type="float" office:value="28598.2943898702" calcext:value-type="float">
            <text:p>28598.2943898702</text:p>
          </table:table-cell>
          <table:table-cell table:formula="of:=[$p_from_i_UK.C44]" office:value-type="float" office:value="22333.722866219" calcext:value-type="float">
            <text:p>22333.722866219</text:p>
          </table:table-cell>
          <table:table-cell table:formula="of:=[.C45]/[.B45]" office:value-type="float" office:value="0.780945973971435" calcext:value-type="float">
            <text:p>0.780945973971435</text:p>
          </table:table-cell>
        </table:table-row>
        <table:table-row table:style-name="ro1">
          <table:table-cell table:formula="of:=VALUE([$prevalence_history_20210209.A28])" office:value-type="date" office:date-value="2020-07-27" calcext:value-type="date">
            <text:p>27/07/20</text:p>
          </table:table-cell>
          <table:table-cell table:formula="of:=[$prevalence_history_20210209.B28]" office:value-type="float" office:value="28650.126482893" calcext:value-type="float">
            <text:p>28650.126482893</text:p>
          </table:table-cell>
          <table:table-cell table:formula="of:=[$p_from_i_UK.C45]" office:value-type="float" office:value="22561.9079879656" calcext:value-type="float">
            <text:p>22561.9079879656</text:p>
          </table:table-cell>
          <table:table-cell table:formula="of:=[.C46]/[.B46]" office:value-type="float" office:value="0.787497674798655" calcext:value-type="float">
            <text:p>0.787497674798655</text:p>
          </table:table-cell>
        </table:table-row>
        <table:table-row table:style-name="ro1">
          <table:table-cell table:formula="of:=VALUE([$prevalence_history_20210209.A29])" office:value-type="date" office:date-value="2020-07-28" calcext:value-type="date">
            <text:p>28/07/20</text:p>
          </table:table-cell>
          <table:table-cell table:formula="of:=[$prevalence_history_20210209.B29]" office:value-type="float" office:value="28638.0596094259" calcext:value-type="float">
            <text:p>28638.0596094259</text:p>
          </table:table-cell>
          <table:table-cell table:formula="of:=[$p_from_i_UK.C46]" office:value-type="float" office:value="22670.3441205423" calcext:value-type="float">
            <text:p>22670.3441205423</text:p>
          </table:table-cell>
          <table:table-cell table:formula="of:=[.C47]/[.B47]" office:value-type="float" office:value="0.791615927535838" calcext:value-type="float">
            <text:p>0.791615927535838</text:p>
          </table:table-cell>
        </table:table-row>
        <table:table-row table:style-name="ro1">
          <table:table-cell table:formula="of:=VALUE([$prevalence_history_20210209.A30])" office:value-type="date" office:date-value="2020-07-29" calcext:value-type="date">
            <text:p>29/07/20</text:p>
          </table:table-cell>
          <table:table-cell table:formula="of:=[$prevalence_history_20210209.B30]" office:value-type="float" office:value="28339.2983761692" calcext:value-type="float">
            <text:p>28339.2983761692</text:p>
          </table:table-cell>
          <table:table-cell table:formula="of:=[$p_from_i_UK.C47]" office:value-type="float" office:value="22689.8191476884" calcext:value-type="float">
            <text:p>22689.8191476884</text:p>
          </table:table-cell>
          <table:table-cell table:formula="of:=[.C48]/[.B48]" office:value-type="float" office:value="0.800648585102887" calcext:value-type="float">
            <text:p>0.800648585102887</text:p>
          </table:table-cell>
        </table:table-row>
        <table:table-row table:style-name="ro1">
          <table:table-cell table:formula="of:=VALUE([$prevalence_history_20210209.A31])" office:value-type="date" office:date-value="2020-07-30" calcext:value-type="date">
            <text:p>30/07/20</text:p>
          </table:table-cell>
          <table:table-cell table:formula="of:=[$prevalence_history_20210209.B31]" office:value-type="float" office:value="28118.6164999871" calcext:value-type="float">
            <text:p>28118.6164999871</text:p>
          </table:table-cell>
          <table:table-cell table:formula="of:=[$p_from_i_UK.C48]" office:value-type="float" office:value="22397.7457830385" calcext:value-type="float">
            <text:p>22397.7457830385</text:p>
          </table:table-cell>
          <table:table-cell table:formula="of:=[.C49]/[.B49]" office:value-type="float" office:value="0.796545085461398" calcext:value-type="float">
            <text:p>0.796545085461398</text:p>
          </table:table-cell>
        </table:table-row>
        <table:table-row table:style-name="ro1">
          <table:table-cell table:formula="of:=VALUE([$prevalence_history_20210209.A32])" office:value-type="date" office:date-value="2020-07-31" calcext:value-type="date">
            <text:p>31/07/20</text:p>
          </table:table-cell>
          <table:table-cell table:formula="of:=[$prevalence_history_20210209.B32]" office:value-type="float" office:value="28094.4353497295" calcext:value-type="float">
            <text:p>28094.4353497295</text:p>
          </table:table-cell>
          <table:table-cell table:formula="of:=[$p_from_i_UK.C49]" office:value-type="float" office:value="22255.895316424" calcext:value-type="float">
            <text:p>22255.895316424</text:p>
          </table:table-cell>
          <table:table-cell table:formula="of:=[.C50]/[.B50]" office:value-type="float" office:value="0.792181620287958" calcext:value-type="float">
            <text:p>0.792181620287958</text:p>
          </table:table-cell>
        </table:table-row>
        <table:table-row table:style-name="ro1">
          <table:table-cell table:formula="of:=VALUE([$prevalence_history_20210209.A33])" office:value-type="date" office:date-value="2020-08-01" calcext:value-type="date">
            <text:p>01/08/20</text:p>
          </table:table-cell>
          <table:table-cell table:formula="of:=[$prevalence_history_20210209.B33]" office:value-type="float" office:value="27996.1947962459" calcext:value-type="float">
            <text:p>27996.1947962459</text:p>
          </table:table-cell>
          <table:table-cell table:formula="of:=[$p_from_i_UK.C50]" office:value-type="float" office:value="22318.4607528095" calcext:value-type="float">
            <text:p>22318.4607528095</text:p>
          </table:table-cell>
          <table:table-cell table:formula="of:=[.C51]/[.B51]" office:value-type="float" office:value="0.797196223102514" calcext:value-type="float">
            <text:p>0.797196223102514</text:p>
          </table:table-cell>
        </table:table-row>
        <table:table-row table:style-name="ro1">
          <table:table-cell table:formula="of:=VALUE([$prevalence_history_20210209.A34])" office:value-type="date" office:date-value="2020-08-02" calcext:value-type="date">
            <text:p>02/08/20</text:p>
          </table:table-cell>
          <table:table-cell table:formula="of:=[$prevalence_history_20210209.B34]" office:value-type="float" office:value="27664.7303954104" calcext:value-type="float">
            <text:p>27664.7303954104</text:p>
          </table:table-cell>
          <table:table-cell table:formula="of:=[$p_from_i_UK.C51]" office:value-type="float" office:value="22292.5249119047" calcext:value-type="float">
            <text:p>22292.5249119047</text:p>
          </table:table-cell>
          <table:table-cell table:formula="of:=[.C52]/[.B52]" office:value-type="float" office:value="0.805810307683427" calcext:value-type="float">
            <text:p>0.805810307683427</text:p>
          </table:table-cell>
        </table:table-row>
        <table:table-row table:style-name="ro1">
          <table:table-cell table:formula="of:=VALUE([$prevalence_history_20210209.A35])" office:value-type="date" office:date-value="2020-08-03" calcext:value-type="date">
            <text:p>03/08/20</text:p>
          </table:table-cell>
          <table:table-cell table:formula="of:=[$prevalence_history_20210209.B35]" office:value-type="float" office:value="27237.1207508618" calcext:value-type="float">
            <text:p>27237.1207508618</text:p>
          </table:table-cell>
          <table:table-cell table:formula="of:=[$p_from_i_UK.C52]" office:value-type="float" office:value="22033.137456355" calcext:value-type="float">
            <text:p>22033.137456355</text:p>
          </table:table-cell>
          <table:table-cell table:formula="of:=[.C53]/[.B53]" office:value-type="float" office:value="0.80893783369734" calcext:value-type="float">
            <text:p>0.80893783369734</text:p>
          </table:table-cell>
        </table:table-row>
        <table:table-row table:style-name="ro1">
          <table:table-cell table:formula="of:=VALUE([$prevalence_history_20210209.A36])" office:value-type="date" office:date-value="2020-08-04" calcext:value-type="date">
            <text:p>04/08/20</text:p>
          </table:table-cell>
          <table:table-cell table:formula="of:=[$prevalence_history_20210209.B36]" office:value-type="float" office:value="26694.4208951435" calcext:value-type="float">
            <text:p>26694.4208951435</text:p>
          </table:table-cell>
          <table:table-cell table:formula="of:=[$p_from_i_UK.C53]" office:value-type="float" office:value="21699.3631188613" calcext:value-type="float">
            <text:p>21699.3631188613</text:p>
          </table:table-cell>
          <table:table-cell table:formula="of:=[.C54]/[.B54]" office:value-type="float" office:value="0.812880084722462" calcext:value-type="float">
            <text:p>0.812880084722462</text:p>
          </table:table-cell>
        </table:table-row>
        <table:table-row table:style-name="ro1">
          <table:table-cell table:formula="of:=VALUE([$prevalence_history_20210209.A37])" office:value-type="date" office:date-value="2020-08-05" calcext:value-type="date">
            <text:p>05/08/20</text:p>
          </table:table-cell>
          <table:table-cell table:formula="of:=[$prevalence_history_20210209.B37]" office:value-type="float" office:value="26271.6395197379" calcext:value-type="float">
            <text:p>26271.6395197379</text:p>
          </table:table-cell>
          <table:table-cell table:formula="of:=[$p_from_i_UK.C54]" office:value-type="float" office:value="21217.8468234575" calcext:value-type="float">
            <text:p>21217.8468234575</text:p>
          </table:table-cell>
          <table:table-cell table:formula="of:=[.C55]/[.B55]" office:value-type="float" office:value="0.80763314400369" calcext:value-type="float">
            <text:p>0.80763314400369</text:p>
          </table:table-cell>
        </table:table-row>
        <table:table-row table:style-name="ro1">
          <table:table-cell table:formula="of:=VALUE([$prevalence_history_20210209.A38])" office:value-type="date" office:date-value="2020-08-06" calcext:value-type="date">
            <text:p>06/08/20</text:p>
          </table:table-cell>
          <table:table-cell table:formula="of:=[$prevalence_history_20210209.B38]" office:value-type="float" office:value="25808.7496825545" calcext:value-type="float">
            <text:p>25808.7496825545</text:p>
          </table:table-cell>
          <table:table-cell table:formula="of:=[$p_from_i_UK.C55]" office:value-type="float" office:value="20788.3519206406" calcext:value-type="float">
            <text:p>20788.3519206406</text:p>
          </table:table-cell>
          <table:table-cell table:formula="of:=[.C56]/[.B56]" office:value-type="float" office:value="0.805476909045794" calcext:value-type="float">
            <text:p>0.805476909045794</text:p>
          </table:table-cell>
        </table:table-row>
        <table:table-row table:style-name="ro1">
          <table:table-cell table:formula="of:=VALUE([$prevalence_history_20210209.A39])" office:value-type="date" office:date-value="2020-08-07" calcext:value-type="date">
            <text:p>07/08/20</text:p>
          </table:table-cell>
          <table:table-cell table:formula="of:=[$prevalence_history_20210209.B39]" office:value-type="float" office:value="25363.1482480489" calcext:value-type="float">
            <text:p>25363.1482480489</text:p>
          </table:table-cell>
          <table:table-cell table:formula="of:=[$p_from_i_UK.C56]" office:value-type="float" office:value="20330.2122526816" calcext:value-type="float">
            <text:p>20330.2122526816</text:p>
          </table:table-cell>
          <table:table-cell table:formula="of:=[.C57]/[.B57]" office:value-type="float" office:value="0.801565012901958" calcext:value-type="float">
            <text:p>0.801565012901958</text:p>
          </table:table-cell>
        </table:table-row>
        <table:table-row table:style-name="ro1">
          <table:table-cell table:formula="of:=VALUE([$prevalence_history_20210209.A40])" office:value-type="date" office:date-value="2020-08-08" calcext:value-type="date">
            <text:p>08/08/20</text:p>
          </table:table-cell>
          <table:table-cell table:formula="of:=[$prevalence_history_20210209.B40]" office:value-type="float" office:value="24851.5324043672" calcext:value-type="float">
            <text:p>24851.5324043672</text:p>
          </table:table-cell>
          <table:table-cell table:formula="of:=[$p_from_i_UK.C57]" office:value-type="float" office:value="19925.2689704763" calcext:value-type="float">
            <text:p>19925.2689704763</text:p>
          </table:table-cell>
          <table:table-cell table:formula="of:=[.C58]/[.B58]" office:value-type="float" office:value="0.801772246727723" calcext:value-type="float">
            <text:p>0.801772246727723</text:p>
          </table:table-cell>
        </table:table-row>
        <table:table-row table:style-name="ro1">
          <table:table-cell table:formula="of:=VALUE([$prevalence_history_20210209.A41])" office:value-type="date" office:date-value="2020-08-09" calcext:value-type="date">
            <text:p>09/08/20</text:p>
          </table:table-cell>
          <table:table-cell table:formula="of:=[$prevalence_history_20210209.B41]" office:value-type="float" office:value="24460.5608867223" calcext:value-type="float">
            <text:p>24460.5608867223</text:p>
          </table:table-cell>
          <table:table-cell table:formula="of:=[$p_from_i_UK.C58]" office:value-type="float" office:value="19454.1028546132" calcext:value-type="float">
            <text:p>19454.1028546132</text:p>
          </table:table-cell>
          <table:table-cell table:formula="of:=[.C59]/[.B59]" office:value-type="float" office:value="0.795325297106056" calcext:value-type="float">
            <text:p>0.795325297106056</text:p>
          </table:table-cell>
        </table:table-row>
        <table:table-row table:style-name="ro1">
          <table:table-cell table:formula="of:=VALUE([$prevalence_history_20210209.A42])" office:value-type="date" office:date-value="2020-08-10" calcext:value-type="date">
            <text:p>10/08/20</text:p>
          </table:table-cell>
          <table:table-cell table:formula="of:=[$prevalence_history_20210209.B42]" office:value-type="float" office:value="24084.1084877824" calcext:value-type="float">
            <text:p>24084.1084877824</text:p>
          </table:table-cell>
          <table:table-cell table:formula="of:=[$p_from_i_UK.C59]" office:value-type="float" office:value="19074.4383421917" calcext:value-type="float">
            <text:p>19074.4383421917</text:p>
          </table:table-cell>
          <table:table-cell table:formula="of:=[.C60]/[.B60]" office:value-type="float" office:value="0.791992709710137" calcext:value-type="float">
            <text:p>0.791992709710137</text:p>
          </table:table-cell>
        </table:table-row>
        <table:table-row table:style-name="ro1">
          <table:table-cell table:formula="of:=VALUE([$prevalence_history_20210209.A43])" office:value-type="date" office:date-value="2020-08-11" calcext:value-type="date">
            <text:p>11/08/20</text:p>
          </table:table-cell>
          <table:table-cell table:formula="of:=[$prevalence_history_20210209.B43]" office:value-type="float" office:value="23388.088225698" calcext:value-type="float">
            <text:p>23388.088225698</text:p>
          </table:table-cell>
          <table:table-cell table:formula="of:=[$p_from_i_UK.C60]" office:value-type="float" office:value="18723.310696666" calcext:value-type="float">
            <text:p>18723.310696666</text:p>
          </table:table-cell>
          <table:table-cell table:formula="of:=[.C61]/[.B61]" office:value-type="float" office:value="0.800549002380344" calcext:value-type="float">
            <text:p>0.800549002380344</text:p>
          </table:table-cell>
        </table:table-row>
        <table:table-row table:style-name="ro1">
          <table:table-cell table:formula="of:=VALUE([$prevalence_history_20210209.A44])" office:value-type="date" office:date-value="2020-08-12" calcext:value-type="date">
            <text:p>12/08/20</text:p>
          </table:table-cell>
          <table:table-cell table:formula="of:=[$prevalence_history_20210209.B44]" office:value-type="float" office:value="22737.3731759515" calcext:value-type="float">
            <text:p>22737.3731759515</text:p>
          </table:table-cell>
          <table:table-cell table:formula="of:=[$p_from_i_UK.C61]" office:value-type="float" office:value="18032.6236329086" calcext:value-type="float">
            <text:p>18032.6236329086</text:p>
          </table:table-cell>
          <table:table-cell table:formula="of:=[.C62]/[.B62]" office:value-type="float" office:value="0.793082978115566" calcext:value-type="float">
            <text:p>0.793082978115566</text:p>
          </table:table-cell>
        </table:table-row>
        <table:table-row table:style-name="ro1">
          <table:table-cell table:formula="of:=VALUE([$prevalence_history_20210209.A45])" office:value-type="date" office:date-value="2020-08-13" calcext:value-type="date">
            <text:p>13/08/20</text:p>
          </table:table-cell>
          <table:table-cell table:formula="of:=[$prevalence_history_20210209.B45]" office:value-type="float" office:value="22213.3963862882" calcext:value-type="float">
            <text:p>22213.3963862882</text:p>
          </table:table-cell>
          <table:table-cell table:formula="of:=[$p_from_i_UK.C62]" office:value-type="float" office:value="17411.3965240438" calcext:value-type="float">
            <text:p>17411.3965240438</text:p>
          </table:table-cell>
          <table:table-cell table:formula="of:=[.C63]/[.B63]" office:value-type="float" office:value="0.783824149232372" calcext:value-type="float">
            <text:p>0.783824149232372</text:p>
          </table:table-cell>
        </table:table-row>
        <table:table-row table:style-name="ro1">
          <table:table-cell table:formula="of:=VALUE([$prevalence_history_20210209.A46])" office:value-type="date" office:date-value="2020-08-14" calcext:value-type="date">
            <text:p>14/08/20</text:p>
          </table:table-cell>
          <table:table-cell table:formula="of:=[$prevalence_history_20210209.B46]" office:value-type="float" office:value="21456.246309414" calcext:value-type="float">
            <text:p>21456.246309414</text:p>
          </table:table-cell>
          <table:table-cell table:formula="of:=[$p_from_i_UK.C63]" office:value-type="float" office:value="16915.4407712093" calcext:value-type="float">
            <text:p>16915.4407712093</text:p>
          </table:table-cell>
          <table:table-cell table:formula="of:=[.C64]/[.B64]" office:value-type="float" office:value="0.788369061730411" calcext:value-type="float">
            <text:p>0.788369061730411</text:p>
          </table:table-cell>
        </table:table-row>
        <table:table-row table:style-name="ro1">
          <table:table-cell table:formula="of:=VALUE([$prevalence_history_20210209.A47])" office:value-type="date" office:date-value="2020-08-15" calcext:value-type="date">
            <text:p>15/08/20</text:p>
          </table:table-cell>
          <table:table-cell table:formula="of:=[$prevalence_history_20210209.B47]" office:value-type="float" office:value="20746.1600736213" calcext:value-type="float">
            <text:p>20746.1600736213</text:p>
          </table:table-cell>
          <table:table-cell table:formula="of:=[$p_from_i_UK.C64]" office:value-type="float" office:value="16240.1758085557" calcext:value-type="float">
            <text:p>16240.1758085557</text:p>
          </table:table-cell>
          <table:table-cell table:formula="of:=[.C65]/[.B65]" office:value-type="float" office:value="0.782803938219153" calcext:value-type="float">
            <text:p>0.782803938219153</text:p>
          </table:table-cell>
        </table:table-row>
        <table:table-row table:style-name="ro1">
          <table:table-cell table:formula="of:=VALUE([$prevalence_history_20210209.A48])" office:value-type="date" office:date-value="2020-08-16" calcext:value-type="date">
            <text:p>16/08/20</text:p>
          </table:table-cell>
          <table:table-cell table:formula="of:=[$prevalence_history_20210209.B48]" office:value-type="float" office:value="20120.3543175623" calcext:value-type="float">
            <text:p>20120.3543175623</text:p>
          </table:table-cell>
          <table:table-cell table:formula="of:=[$p_from_i_UK.C65]" office:value-type="float" office:value="15634.5459264048" calcext:value-type="float">
            <text:p>15634.5459264048</text:p>
          </table:table-cell>
          <table:table-cell table:formula="of:=[.C66]/[.B66]" office:value-type="float" office:value="0.777051222838456" calcext:value-type="float">
            <text:p>0.777051222838456</text:p>
          </table:table-cell>
        </table:table-row>
        <table:table-row table:style-name="ro1">
          <table:table-cell table:formula="of:=VALUE([$prevalence_history_20210209.A49])" office:value-type="date" office:date-value="2020-08-17" calcext:value-type="date">
            <text:p>17/08/20</text:p>
          </table:table-cell>
          <table:table-cell table:formula="of:=[$prevalence_history_20210209.B49]" office:value-type="float" office:value="19634.8973260227" calcext:value-type="float">
            <text:p>19634.8973260227</text:p>
          </table:table-cell>
          <table:table-cell table:formula="of:=[$p_from_i_UK.C66]" office:value-type="float" office:value="15149.4311852084" calcext:value-type="float">
            <text:p>15149.4311852084</text:p>
          </table:table-cell>
          <table:table-cell table:formula="of:=[.C67]/[.B67]" office:value-type="float" office:value="0.771556424954177" calcext:value-type="float">
            <text:p>0.771556424954177</text:p>
          </table:table-cell>
        </table:table-row>
        <table:table-row table:style-name="ro1">
          <table:table-cell table:formula="of:=VALUE([$prevalence_history_20210209.A50])" office:value-type="date" office:date-value="2020-08-18" calcext:value-type="date">
            <text:p>18/08/20</text:p>
          </table:table-cell>
          <table:table-cell table:formula="of:=[$prevalence_history_20210209.B50]" office:value-type="float" office:value="19094.3198175731" calcext:value-type="float">
            <text:p>19094.3198175731</text:p>
          </table:table-cell>
          <table:table-cell table:formula="of:=[$p_from_i_UK.C67]" office:value-type="float" office:value="14811.929851417" calcext:value-type="float">
            <text:p>14811.929851417</text:p>
          </table:table-cell>
          <table:table-cell table:formula="of:=[.C68]/[.B68]" office:value-type="float" office:value="0.775724403536235" calcext:value-type="float">
            <text:p>0.775724403536235</text:p>
          </table:table-cell>
        </table:table-row>
        <table:table-row table:style-name="ro1">
          <table:table-cell table:formula="of:=VALUE([$prevalence_history_20210209.A51])" office:value-type="date" office:date-value="2020-08-19" calcext:value-type="date">
            <text:p>19/08/20</text:p>
          </table:table-cell>
          <table:table-cell table:formula="of:=[$prevalence_history_20210209.B51]" office:value-type="float" office:value="18493.015496601" calcext:value-type="float">
            <text:p>18493.015496601</text:p>
          </table:table-cell>
          <table:table-cell table:formula="of:=[$p_from_i_UK.C68]" office:value-type="float" office:value="14436.222675057" calcext:value-type="float">
            <text:p>14436.222675057</text:p>
          </table:table-cell>
          <table:table-cell table:formula="of:=[.C69]/[.B69]" office:value-type="float" office:value="0.780631080837539" calcext:value-type="float">
            <text:p>0.780631080837539</text:p>
          </table:table-cell>
        </table:table-row>
        <table:table-row table:style-name="ro1">
          <table:table-cell table:formula="of:=VALUE([$prevalence_history_20210209.A52])" office:value-type="date" office:date-value="2020-08-20" calcext:value-type="date">
            <text:p>20/08/20</text:p>
          </table:table-cell>
          <table:table-cell table:formula="of:=[$prevalence_history_20210209.B52]" office:value-type="float" office:value="18042.5515226595" calcext:value-type="float">
            <text:p>18042.5515226595</text:p>
          </table:table-cell>
          <table:table-cell table:formula="of:=[$p_from_i_UK.C69]" office:value-type="float" office:value="13987.4695022009" calcext:value-type="float">
            <text:p>13987.4695022009</text:p>
          </table:table-cell>
          <table:table-cell table:formula="of:=[.C70]/[.B70]" office:value-type="float" office:value="0.775248971002474" calcext:value-type="float">
            <text:p>0.775248971002474</text:p>
          </table:table-cell>
        </table:table-row>
        <table:table-row table:style-name="ro1">
          <table:table-cell table:formula="of:=VALUE([$prevalence_history_20210209.A53])" office:value-type="date" office:date-value="2020-08-21" calcext:value-type="date">
            <text:p>21/08/20</text:p>
          </table:table-cell>
          <table:table-cell table:formula="of:=[$prevalence_history_20210209.B53]" office:value-type="float" office:value="17884.4798303116" calcext:value-type="float">
            <text:p>17884.4798303116</text:p>
          </table:table-cell>
          <table:table-cell table:formula="of:=[$p_from_i_UK.C70]" office:value-type="float" office:value="13687.0599529664" calcext:value-type="float">
            <text:p>13687.0599529664</text:p>
          </table:table-cell>
          <table:table-cell table:formula="of:=[.C71]/[.B71]" office:value-type="float" office:value="0.765303776393251" calcext:value-type="float">
            <text:p>0.765303776393251</text:p>
          </table:table-cell>
        </table:table-row>
        <table:table-row table:style-name="ro1">
          <table:table-cell table:formula="of:=VALUE([$prevalence_history_20210209.A54])" office:value-type="date" office:date-value="2020-08-22" calcext:value-type="date">
            <text:p>22/08/20</text:p>
          </table:table-cell>
          <table:table-cell table:formula="of:=[$prevalence_history_20210209.B54]" office:value-type="float" office:value="17724.849665501" calcext:value-type="float">
            <text:p>17724.849665501</text:p>
          </table:table-cell>
          <table:table-cell table:formula="of:=[$p_from_i_UK.C71]" office:value-type="float" office:value="13685.1199617029" calcext:value-type="float">
            <text:p>13685.1199617029</text:p>
          </table:table-cell>
          <table:table-cell table:formula="of:=[.C72]/[.B72]" office:value-type="float" office:value="0.772086659123497" calcext:value-type="float">
            <text:p>0.772086659123497</text:p>
          </table:table-cell>
        </table:table-row>
        <table:table-row table:style-name="ro1">
          <table:table-cell table:formula="of:=VALUE([$prevalence_history_20210209.A55])" office:value-type="date" office:date-value="2020-08-23" calcext:value-type="date">
            <text:p>23/08/20</text:p>
          </table:table-cell>
          <table:table-cell table:formula="of:=[$prevalence_history_20210209.B55]" office:value-type="float" office:value="17636.5260904975" calcext:value-type="float">
            <text:p>17636.5260904975</text:p>
          </table:table-cell>
          <table:table-cell table:formula="of:=[$p_from_i_UK.C72]" office:value-type="float" office:value="13674.3216469275" calcext:value-type="float">
            <text:p>13674.3216469275</text:p>
          </table:table-cell>
          <table:table-cell table:formula="of:=[.C73]/[.B73]" office:value-type="float" office:value="0.775340992708035" calcext:value-type="float">
            <text:p>0.775340992708035</text:p>
          </table:table-cell>
        </table:table-row>
        <table:table-row table:style-name="ro1">
          <table:table-cell table:formula="of:=VALUE([$prevalence_history_20210209.A56])" office:value-type="date" office:date-value="2020-08-24" calcext:value-type="date">
            <text:p>24/08/20</text:p>
          </table:table-cell>
          <table:table-cell table:formula="of:=[$prevalence_history_20210209.B56]" office:value-type="float" office:value="17527.1564788583" calcext:value-type="float">
            <text:p>17527.1564788583</text:p>
          </table:table-cell>
          <table:table-cell table:formula="of:=[$p_from_i_UK.C73]" office:value-type="float" office:value="13734.5349924249" calcext:value-type="float">
            <text:p>13734.5349924249</text:p>
          </table:table-cell>
          <table:table-cell table:formula="of:=[.C74]/[.B74]" office:value-type="float" office:value="0.783614558869937" calcext:value-type="float">
            <text:p>0.783614558869937</text:p>
          </table:table-cell>
        </table:table-row>
        <table:table-row table:style-name="ro1">
          <table:table-cell table:formula="of:=VALUE([$prevalence_history_20210209.A57])" office:value-type="date" office:date-value="2020-08-25" calcext:value-type="date">
            <text:p>25/08/20</text:p>
          </table:table-cell>
          <table:table-cell table:formula="of:=[$prevalence_history_20210209.B57]" office:value-type="float" office:value="17411.2016248822" calcext:value-type="float">
            <text:p>17411.2016248822</text:p>
          </table:table-cell>
          <table:table-cell table:formula="of:=[$p_from_i_UK.C74]" office:value-type="float" office:value="13731.3607681178" calcext:value-type="float">
            <text:p>13731.3607681178</text:p>
          </table:table-cell>
          <table:table-cell table:formula="of:=[.C75]/[.B75]" office:value-type="float" office:value="0.788650953791405" calcext:value-type="float">
            <text:p>0.788650953791405</text:p>
          </table:table-cell>
        </table:table-row>
        <table:table-row table:style-name="ro1">
          <table:table-cell table:formula="of:=VALUE([$prevalence_history_20210209.A58])" office:value-type="date" office:date-value="2020-08-26" calcext:value-type="date">
            <text:p>26/08/20</text:p>
          </table:table-cell>
          <table:table-cell table:formula="of:=[$prevalence_history_20210209.B58]" office:value-type="float" office:value="17656.7823533368" calcext:value-type="float">
            <text:p>17656.7823533368</text:p>
          </table:table-cell>
          <table:table-cell table:formula="of:=[$p_from_i_UK.C75]" office:value-type="float" office:value="13730.9879331871" calcext:value-type="float">
            <text:p>13730.9879331871</text:p>
          </table:table-cell>
          <table:table-cell table:formula="of:=[.C76]/[.B76]" office:value-type="float" office:value="0.777660825081882" calcext:value-type="float">
            <text:p>0.777660825081882</text:p>
          </table:table-cell>
        </table:table-row>
        <table:table-row table:style-name="ro1">
          <table:table-cell table:formula="of:=VALUE([$prevalence_history_20210209.A59])" office:value-type="date" office:date-value="2020-08-27" calcext:value-type="date">
            <text:p>27/08/20</text:p>
          </table:table-cell>
          <table:table-cell table:formula="of:=[$prevalence_history_20210209.B59]" office:value-type="float" office:value="17985.3152903827" calcext:value-type="float">
            <text:p>17985.3152903827</text:p>
          </table:table-cell>
          <table:table-cell table:formula="of:=[$p_from_i_UK.C76]" office:value-type="float" office:value="14078.077165534" calcext:value-type="float">
            <text:p>14078.077165534</text:p>
          </table:table-cell>
          <table:table-cell table:formula="of:=[.C77]/[.B77]" office:value-type="float" office:value="0.782753982248061" calcext:value-type="float">
            <text:p>0.782753982248061</text:p>
          </table:table-cell>
        </table:table-row>
        <table:table-row table:style-name="ro1">
          <table:table-cell table:formula="of:=VALUE([$prevalence_history_20210209.A60])" office:value-type="date" office:date-value="2020-08-28" calcext:value-type="date">
            <text:p>28/08/20</text:p>
          </table:table-cell>
          <table:table-cell table:formula="of:=[$prevalence_history_20210209.B60]" office:value-type="float" office:value="18285.258556777" calcext:value-type="float">
            <text:p>18285.258556777</text:p>
          </table:table-cell>
          <table:table-cell table:formula="of:=[$p_from_i_UK.C77]" office:value-type="float" office:value="14459.9005422776" calcext:value-type="float">
            <text:p>14459.9005422776</text:p>
          </table:table-cell>
          <table:table-cell table:formula="of:=[.C78]/[.B78]" office:value-type="float" office:value="0.790795519646529" calcext:value-type="float">
            <text:p>0.790795519646529</text:p>
          </table:table-cell>
        </table:table-row>
        <table:table-row table:style-name="ro1">
          <table:table-cell table:formula="of:=VALUE([$prevalence_history_20210209.A61])" office:value-type="date" office:date-value="2020-08-29" calcext:value-type="date">
            <text:p>29/08/20</text:p>
          </table:table-cell>
          <table:table-cell table:formula="of:=[$prevalence_history_20210209.B61]" office:value-type="float" office:value="18789.4449522119" calcext:value-type="float">
            <text:p>18789.4449522119</text:p>
          </table:table-cell>
          <table:table-cell table:formula="of:=[$p_from_i_UK.C78]" office:value-type="float" office:value="14817.8860391858" calcext:value-type="float">
            <text:p>14817.8860391858</text:p>
          </table:table-cell>
          <table:table-cell table:formula="of:=[.C79]/[.B79]" office:value-type="float" office:value="0.788628194013865" calcext:value-type="float">
            <text:p>0.788628194013865</text:p>
          </table:table-cell>
        </table:table-row>
        <table:table-row table:style-name="ro1">
          <table:table-cell table:formula="of:=VALUE([$prevalence_history_20210209.A62])" office:value-type="date" office:date-value="2020-08-30" calcext:value-type="date">
            <text:p>30/08/20</text:p>
          </table:table-cell>
          <table:table-cell table:formula="of:=[$prevalence_history_20210209.B62]" office:value-type="float" office:value="19455.79524168" calcext:value-type="float">
            <text:p>19455.79524168</text:p>
          </table:table-cell>
          <table:table-cell table:formula="of:=[$p_from_i_UK.C79]" office:value-type="float" office:value="15326.7799041313" calcext:value-type="float">
            <text:p>15326.7799041313</text:p>
          </table:table-cell>
          <table:table-cell table:formula="of:=[.C80]/[.B80]" office:value-type="float" office:value="0.787774527524676" calcext:value-type="float">
            <text:p>0.787774527524676</text:p>
          </table:table-cell>
        </table:table-row>
        <table:table-row table:style-name="ro1">
          <table:table-cell table:formula="of:=VALUE([$prevalence_history_20210209.A63])" office:value-type="date" office:date-value="2020-08-31" calcext:value-type="date">
            <text:p>31/08/20</text:p>
          </table:table-cell>
          <table:table-cell table:formula="of:=[$prevalence_history_20210209.B63]" office:value-type="float" office:value="20044.7586543267" calcext:value-type="float">
            <text:p>20044.7586543267</text:p>
          </table:table-cell>
          <table:table-cell table:formula="of:=[$p_from_i_UK.C80]" office:value-type="float" office:value="16007.3965672472" calcext:value-type="float">
            <text:p>16007.3965672472</text:p>
          </table:table-cell>
          <table:table-cell table:formula="of:=[.C81]/[.B81]" office:value-type="float" office:value="0.798582654114021" calcext:value-type="float">
            <text:p>0.798582654114021</text:p>
          </table:table-cell>
        </table:table-row>
        <table:table-row table:style-name="ro1">
          <table:table-cell table:formula="of:=VALUE([$prevalence_history_20210209.A64])" office:value-type="date" office:date-value="2020-09-01" calcext:value-type="date">
            <text:p>01/09/20</text:p>
          </table:table-cell>
          <table:table-cell table:formula="of:=[$prevalence_history_20210209.B64]" office:value-type="float" office:value="20675.6728400771" calcext:value-type="float">
            <text:p>20675.6728400771</text:p>
          </table:table-cell>
          <table:table-cell table:formula="of:=[$p_from_i_UK.C81]" office:value-type="float" office:value="16597.3701910298" calcext:value-type="float">
            <text:p>16597.3701910298</text:p>
          </table:table-cell>
          <table:table-cell table:formula="of:=[.C82]/[.B82]" office:value-type="float" office:value="0.802748733712692" calcext:value-type="float">
            <text:p>0.802748733712692</text:p>
          </table:table-cell>
        </table:table-row>
        <table:table-row table:style-name="ro1">
          <table:table-cell table:formula="of:=VALUE([$prevalence_history_20210209.A65])" office:value-type="date" office:date-value="2020-09-02" calcext:value-type="date">
            <text:p>02/09/20</text:p>
          </table:table-cell>
          <table:table-cell table:formula="of:=[$prevalence_history_20210209.B65]" office:value-type="float" office:value="21634.573426458" calcext:value-type="float">
            <text:p>21634.573426458</text:p>
          </table:table-cell>
          <table:table-cell table:formula="of:=[$p_from_i_UK.C82]" office:value-type="float" office:value="17187.6489752889" calcext:value-type="float">
            <text:p>17187.6489752889</text:p>
          </table:table-cell>
          <table:table-cell table:formula="of:=[.C83]/[.B83]" office:value-type="float" office:value="0.794452871174676" calcext:value-type="float">
            <text:p>0.794452871174676</text:p>
          </table:table-cell>
        </table:table-row>
        <table:table-row table:style-name="ro1">
          <table:table-cell table:formula="of:=VALUE([$prevalence_history_20210209.A66])" office:value-type="date" office:date-value="2020-09-03" calcext:value-type="date">
            <text:p>03/09/20</text:p>
          </table:table-cell>
          <table:table-cell table:formula="of:=[$prevalence_history_20210209.B66]" office:value-type="float" office:value="22543.4504425177" calcext:value-type="float">
            <text:p>22543.4504425177</text:p>
          </table:table-cell>
          <table:table-cell table:formula="of:=[$p_from_i_UK.C83]" office:value-type="float" office:value="18045.2677013371" calcext:value-type="float">
            <text:p>18045.2677013371</text:p>
          </table:table-cell>
          <table:table-cell table:formula="of:=[.C84]/[.B84]" office:value-type="float" office:value="0.800466093127569" calcext:value-type="float">
            <text:p>0.800466093127569</text:p>
          </table:table-cell>
        </table:table-row>
        <table:table-row table:style-name="ro1">
          <table:table-cell table:formula="of:=VALUE([$prevalence_history_20210209.A67])" office:value-type="date" office:date-value="2020-09-04" calcext:value-type="date">
            <text:p>04/09/20</text:p>
          </table:table-cell>
          <table:table-cell table:formula="of:=[$prevalence_history_20210209.B67]" office:value-type="float" office:value="23618.8634144704" calcext:value-type="float">
            <text:p>23618.8634144704</text:p>
          </table:table-cell>
          <table:table-cell table:formula="of:=[$p_from_i_UK.C84]" office:value-type="float" office:value="18774.0994656453" calcext:value-type="float">
            <text:p>18774.0994656453</text:p>
          </table:table-cell>
          <table:table-cell table:formula="of:=[.C85]/[.B85]" office:value-type="float" office:value="0.794877345966746" calcext:value-type="float">
            <text:p>0.794877345966746</text:p>
          </table:table-cell>
        </table:table-row>
        <table:table-row table:style-name="ro1">
          <table:table-cell table:formula="of:=VALUE([$prevalence_history_20210209.A68])" office:value-type="date" office:date-value="2020-09-05" calcext:value-type="date">
            <text:p>05/09/20</text:p>
          </table:table-cell>
          <table:table-cell table:formula="of:=[$prevalence_history_20210209.B68]" office:value-type="float" office:value="25039.7114747224" calcext:value-type="float">
            <text:p>25039.7114747224</text:p>
          </table:table-cell>
          <table:table-cell table:formula="of:=[$p_from_i_UK.C85]" office:value-type="float" office:value="19652.770774726" calcext:value-type="float">
            <text:p>19652.770774726</text:p>
          </table:table-cell>
          <table:table-cell table:formula="of:=[.C86]/[.B86]" office:value-type="float" office:value="0.784864106543938" calcext:value-type="float">
            <text:p>0.784864106543938</text:p>
          </table:table-cell>
        </table:table-row>
        <table:table-row table:style-name="ro1">
          <table:table-cell table:formula="of:=VALUE([$prevalence_history_20210209.A69])" office:value-type="date" office:date-value="2020-09-06" calcext:value-type="date">
            <text:p>06/09/20</text:p>
          </table:table-cell>
          <table:table-cell table:formula="of:=[$prevalence_history_20210209.B69]" office:value-type="float" office:value="26676.9135147193" calcext:value-type="float">
            <text:p>26676.9135147193</text:p>
          </table:table-cell>
          <table:table-cell table:formula="of:=[$p_from_i_UK.C86]" office:value-type="float" office:value="20808.1758569221" calcext:value-type="float">
            <text:p>20808.1758569221</text:p>
          </table:table-cell>
          <table:table-cell table:formula="of:=[.C87]/[.B87]" office:value-type="float" office:value="0.780006871688546" calcext:value-type="float">
            <text:p>0.780006871688546</text:p>
          </table:table-cell>
        </table:table-row>
        <table:table-row table:style-name="ro1">
          <table:table-cell table:formula="of:=VALUE([$prevalence_history_20210209.A70])" office:value-type="date" office:date-value="2020-09-07" calcext:value-type="date">
            <text:p>07/09/20</text:p>
          </table:table-cell>
          <table:table-cell table:formula="of:=[$prevalence_history_20210209.B70]" office:value-type="float" office:value="28631.9810955312" calcext:value-type="float">
            <text:p>28631.9810955312</text:p>
          </table:table-cell>
          <table:table-cell table:formula="of:=[$p_from_i_UK.C87]" office:value-type="float" office:value="22159.5647280843" calcext:value-type="float">
            <text:p>22159.5647280843</text:p>
          </table:table-cell>
          <table:table-cell table:formula="of:=[.C88]/[.B88]" office:value-type="float" office:value="0.773944515196083" calcext:value-type="float">
            <text:p>0.773944515196083</text:p>
          </table:table-cell>
        </table:table-row>
        <table:table-row table:style-name="ro1">
          <table:table-cell table:formula="of:=VALUE([$prevalence_history_20210209.A71])" office:value-type="date" office:date-value="2020-09-08" calcext:value-type="date">
            <text:p>08/09/20</text:p>
          </table:table-cell>
          <table:table-cell table:formula="of:=[$prevalence_history_20210209.B71]" office:value-type="float" office:value="30718.1216346511" calcext:value-type="float">
            <text:p>30718.1216346511</text:p>
          </table:table-cell>
          <table:table-cell table:formula="of:=[$p_from_i_UK.C88]" office:value-type="float" office:value="23766.1458890306" calcext:value-type="float">
            <text:p>23766.1458890306</text:p>
          </table:table-cell>
          <table:table-cell table:formula="of:=[.C89]/[.B89]" office:value-type="float" office:value="0.773684868225197" calcext:value-type="float">
            <text:p>0.773684868225197</text:p>
          </table:table-cell>
        </table:table-row>
        <table:table-row table:style-name="ro1">
          <table:table-cell table:formula="of:=VALUE([$prevalence_history_20210209.A72])" office:value-type="date" office:date-value="2020-09-09" calcext:value-type="date">
            <text:p>09/09/20</text:p>
          </table:table-cell>
          <table:table-cell table:formula="of:=[$prevalence_history_20210209.B72]" office:value-type="float" office:value="32886.5737416309" calcext:value-type="float">
            <text:p>32886.5737416309</text:p>
          </table:table-cell>
          <table:table-cell table:formula="of:=[$p_from_i_UK.C89]" office:value-type="float" office:value="25434.3432633728" calcext:value-type="float">
            <text:p>25434.3432633728</text:p>
          </table:table-cell>
          <table:table-cell table:formula="of:=[.C90]/[.B90]" office:value-type="float" office:value="0.773395959797893" calcext:value-type="float">
            <text:p>0.773395959797893</text:p>
          </table:table-cell>
        </table:table-row>
        <table:table-row table:style-name="ro1">
          <table:table-cell table:formula="of:=VALUE([$prevalence_history_20210209.A73])" office:value-type="date" office:date-value="2020-09-10" calcext:value-type="date">
            <text:p>10/09/20</text:p>
          </table:table-cell>
          <table:table-cell table:formula="of:=[$prevalence_history_20210209.B73]" office:value-type="float" office:value="35668.5440258692" calcext:value-type="float">
            <text:p>35668.5440258692</text:p>
          </table:table-cell>
          <table:table-cell table:formula="of:=[$p_from_i_UK.C90]" office:value-type="float" office:value="27090.5435786427" calcext:value-type="float">
            <text:p>27090.5435786427</text:p>
          </table:table-cell>
          <table:table-cell table:formula="of:=[.C91]/[.B91]" office:value-type="float" office:value="0.759507973159623" calcext:value-type="float">
            <text:p>0.759507973159623</text:p>
          </table:table-cell>
        </table:table-row>
        <table:table-row table:style-name="ro1">
          <table:table-cell table:formula="of:=VALUE([$prevalence_history_20210209.A74])" office:value-type="date" office:date-value="2020-09-11" calcext:value-type="date">
            <text:p>11/09/20</text:p>
          </table:table-cell>
          <table:table-cell table:formula="of:=[$prevalence_history_20210209.B74]" office:value-type="float" office:value="38887.8161615289" calcext:value-type="float">
            <text:p>38887.8161615289</text:p>
          </table:table-cell>
          <table:table-cell table:formula="of:=[$p_from_i_UK.C91]" office:value-type="float" office:value="29256.2227624597" calcext:value-type="float">
            <text:p>29256.2227624597</text:p>
          </table:table-cell>
          <table:table-cell table:formula="of:=[.C92]/[.B92]" office:value-type="float" office:value="0.752323623443849" calcext:value-type="float">
            <text:p>0.752323623443849</text:p>
          </table:table-cell>
        </table:table-row>
        <table:table-row table:style-name="ro1">
          <table:table-cell table:formula="of:=VALUE([$prevalence_history_20210209.A75])" office:value-type="date" office:date-value="2020-09-12" calcext:value-type="date">
            <text:p>12/09/20</text:p>
          </table:table-cell>
          <table:table-cell table:formula="of:=[$prevalence_history_20210209.B75]" office:value-type="float" office:value="42762.7736306203" calcext:value-type="float">
            <text:p>42762.7736306203</text:p>
          </table:table-cell>
          <table:table-cell table:formula="of:=[$p_from_i_UK.C92]" office:value-type="float" office:value="31731.2349195353" calcext:value-type="float">
            <text:p>31731.2349195353</text:p>
          </table:table-cell>
          <table:table-cell table:formula="of:=[.C93]/[.B93]" office:value-type="float" office:value="0.742029392050803" calcext:value-type="float">
            <text:p>0.742029392050803</text:p>
          </table:table-cell>
        </table:table-row>
        <table:table-row table:style-name="ro1">
          <table:table-cell table:formula="of:=VALUE([$prevalence_history_20210209.A76])" office:value-type="date" office:date-value="2020-09-13" calcext:value-type="date">
            <text:p>13/09/20</text:p>
          </table:table-cell>
          <table:table-cell table:formula="of:=[$prevalence_history_20210209.B76]" office:value-type="float" office:value="47023.2785848256" calcext:value-type="float">
            <text:p>47023.2785848256</text:p>
          </table:table-cell>
          <table:table-cell table:formula="of:=[$p_from_i_UK.C93]" office:value-type="float" office:value="34773.6362914078" calcext:value-type="float">
            <text:p>34773.6362914078</text:p>
          </table:table-cell>
          <table:table-cell table:formula="of:=[.C94]/[.B94]" office:value-type="float" office:value="0.739498336524524" calcext:value-type="float">
            <text:p>0.739498336524524</text:p>
          </table:table-cell>
        </table:table-row>
        <table:table-row table:style-name="ro1">
          <table:table-cell table:formula="of:=VALUE([$prevalence_history_20210209.A77])" office:value-type="date" office:date-value="2020-09-14" calcext:value-type="date">
            <text:p>14/09/20</text:p>
          </table:table-cell>
          <table:table-cell table:formula="of:=[$prevalence_history_20210209.B77]" office:value-type="float" office:value="51885.1712430801" calcext:value-type="float">
            <text:p>51885.1712430801</text:p>
          </table:table-cell>
          <table:table-cell table:formula="of:=[$p_from_i_UK.C94]" office:value-type="float" office:value="38047.7008866655" calcext:value-type="float">
            <text:p>38047.7008866655</text:p>
          </table:table-cell>
          <table:table-cell table:formula="of:=[.C95]/[.B95]" office:value-type="float" office:value="0.733305874782863" calcext:value-type="float">
            <text:p>0.733305874782863</text:p>
          </table:table-cell>
        </table:table-row>
        <table:table-row table:style-name="ro1">
          <table:table-cell table:formula="of:=VALUE([$prevalence_history_20210209.A78])" office:value-type="date" office:date-value="2020-09-15" calcext:value-type="date">
            <text:p>15/09/20</text:p>
          </table:table-cell>
          <table:table-cell table:formula="of:=[$prevalence_history_20210209.B78]" office:value-type="float" office:value="57567.2699673538" calcext:value-type="float">
            <text:p>57567.2699673538</text:p>
          </table:table-cell>
          <table:table-cell table:formula="of:=[$p_from_i_UK.C95]" office:value-type="float" office:value="41843.6027983323" calcext:value-type="float">
            <text:p>41843.6027983323</text:p>
          </table:table-cell>
          <table:table-cell table:formula="of:=[.C96]/[.B96]" office:value-type="float" office:value="0.726864463471373" calcext:value-type="float">
            <text:p>0.726864463471373</text:p>
          </table:table-cell>
        </table:table-row>
        <table:table-row table:style-name="ro1">
          <table:table-cell table:formula="of:=VALUE([$prevalence_history_20210209.A79])" office:value-type="date" office:date-value="2020-09-16" calcext:value-type="date">
            <text:p>16/09/20</text:p>
          </table:table-cell>
          <table:table-cell table:formula="of:=[$prevalence_history_20210209.B79]" office:value-type="float" office:value="63706.9568797434" calcext:value-type="float">
            <text:p>63706.9568797434</text:p>
          </table:table-cell>
          <table:table-cell table:formula="of:=[$p_from_i_UK.C96]" office:value-type="float" office:value="46318.5053010806" calcext:value-type="float">
            <text:p>46318.5053010806</text:p>
          </table:table-cell>
          <table:table-cell table:formula="of:=[.C97]/[.B97]" office:value-type="float" office:value="0.72705568700313" calcext:value-type="float">
            <text:p>0.72705568700313</text:p>
          </table:table-cell>
        </table:table-row>
        <table:table-row table:style-name="ro1">
          <table:table-cell table:formula="of:=VALUE([$prevalence_history_20210209.A80])" office:value-type="date" office:date-value="2020-09-17" calcext:value-type="date">
            <text:p>17/09/20</text:p>
          </table:table-cell>
          <table:table-cell table:formula="of:=[$prevalence_history_20210209.B80]" office:value-type="float" office:value="70713.8487212023" calcext:value-type="float">
            <text:p>70713.8487212023</text:p>
          </table:table-cell>
          <table:table-cell table:formula="of:=[$p_from_i_UK.C97]" office:value-type="float" office:value="51190.6986070143" calcext:value-type="float">
            <text:p>51190.6986070143</text:p>
          </table:table-cell>
          <table:table-cell table:formula="of:=[.C98]/[.B98]" office:value-type="float" office:value="0.723913342757508" calcext:value-type="float">
            <text:p>0.723913342757508</text:p>
          </table:table-cell>
        </table:table-row>
        <table:table-row table:style-name="ro1">
          <table:table-cell table:formula="of:=VALUE([$prevalence_history_20210209.A81])" office:value-type="date" office:date-value="2020-09-18" calcext:value-type="date">
            <text:p>18/09/20</text:p>
          </table:table-cell>
          <table:table-cell table:formula="of:=[$prevalence_history_20210209.B81]" office:value-type="float" office:value="78450.6116629548" calcext:value-type="float">
            <text:p>78450.6116629548</text:p>
          </table:table-cell>
          <table:table-cell table:formula="of:=[$p_from_i_UK.C98]" office:value-type="float" office:value="56977.8782078942" calcext:value-type="float">
            <text:p>56977.8782078942</text:p>
          </table:table-cell>
          <table:table-cell table:formula="of:=[.C99]/[.B99]" office:value-type="float" office:value="0.726289789207593" calcext:value-type="float">
            <text:p>0.726289789207593</text:p>
          </table:table-cell>
        </table:table-row>
        <table:table-row table:style-name="ro1">
          <table:table-cell table:formula="of:=VALUE([$prevalence_history_20210209.A82])" office:value-type="date" office:date-value="2020-09-19" calcext:value-type="date">
            <text:p>19/09/20</text:p>
          </table:table-cell>
          <table:table-cell table:formula="of:=[$prevalence_history_20210209.B82]" office:value-type="float" office:value="87199.9083536116" calcext:value-type="float">
            <text:p>87199.9083536116</text:p>
          </table:table-cell>
          <table:table-cell table:formula="of:=[$p_from_i_UK.C99]" office:value-type="float" office:value="63220.8813091334" calcext:value-type="float">
            <text:p>63220.8813091334</text:p>
          </table:table-cell>
          <table:table-cell table:formula="of:=[.C100]/[.B100]" office:value-type="float" office:value="0.725010868735792" calcext:value-type="float">
            <text:p>0.725010868735792</text:p>
          </table:table-cell>
        </table:table-row>
        <table:table-row table:style-name="ro1">
          <table:table-cell table:formula="of:=VALUE([$prevalence_history_20210209.A83])" office:value-type="date" office:date-value="2020-09-20" calcext:value-type="date">
            <text:p>20/09/20</text:p>
          </table:table-cell>
          <table:table-cell table:formula="of:=[$prevalence_history_20210209.B83]" office:value-type="float" office:value="96275.1433709536" calcext:value-type="float">
            <text:p>96275.1433709536</text:p>
          </table:table-cell>
          <table:table-cell table:formula="of:=[$p_from_i_UK.C100]" office:value-type="float" office:value="70464.1931769205" calcext:value-type="float">
            <text:p>70464.1931769205</text:p>
          </table:table-cell>
          <table:table-cell table:formula="of:=[.C101]/[.B101]" office:value-type="float" office:value="0.731904318287203" calcext:value-type="float">
            <text:p>0.731904318287203</text:p>
          </table:table-cell>
        </table:table-row>
        <table:table-row table:style-name="ro1">
          <table:table-cell table:formula="of:=VALUE([$prevalence_history_20210209.A84])" office:value-type="date" office:date-value="2020-09-21" calcext:value-type="date">
            <text:p>21/09/20</text:p>
          </table:table-cell>
          <table:table-cell table:formula="of:=[$prevalence_history_20210209.B84]" office:value-type="float" office:value="106443.808522455" calcext:value-type="float">
            <text:p>106443.808522455</text:p>
          </table:table-cell>
          <table:table-cell table:formula="of:=[$p_from_i_UK.C101]" office:value-type="float" office:value="77828.5230349248" calcext:value-type="float">
            <text:p>77828.5230349248</text:p>
          </table:table-cell>
          <table:table-cell table:formula="of:=[.C102]/[.B102]" office:value-type="float" office:value="0.731170033421966" calcext:value-type="float">
            <text:p>0.731170033421966</text:p>
          </table:table-cell>
        </table:table-row>
        <table:table-row table:style-name="ro1">
          <table:table-cell table:formula="of:=VALUE([$prevalence_history_20210209.A85])" office:value-type="date" office:date-value="2020-09-22" calcext:value-type="date">
            <text:p>22/09/20</text:p>
          </table:table-cell>
          <table:table-cell table:formula="of:=[$prevalence_history_20210209.B85]" office:value-type="float" office:value="117621.391094936" calcext:value-type="float">
            <text:p>117621.391094936</text:p>
          </table:table-cell>
          <table:table-cell table:formula="of:=[$p_from_i_UK.C102]" office:value-type="float" office:value="86149.1010176741" calcext:value-type="float">
            <text:p>86149.1010176741</text:p>
          </table:table-cell>
          <table:table-cell table:formula="of:=[.C103]/[.B103]" office:value-type="float" office:value="0.732427156452693" calcext:value-type="float">
            <text:p>0.732427156452693</text:p>
          </table:table-cell>
        </table:table-row>
        <table:table-row table:style-name="ro1">
          <table:table-cell table:formula="of:=VALUE([$prevalence_history_20210209.A86])" office:value-type="date" office:date-value="2020-09-23" calcext:value-type="date">
            <text:p>23/09/20</text:p>
          </table:table-cell>
          <table:table-cell table:formula="of:=[$prevalence_history_20210209.B86]" office:value-type="float" office:value="129795.111997831" calcext:value-type="float">
            <text:p>129795.111997831</text:p>
          </table:table-cell>
          <table:table-cell table:formula="of:=[$p_from_i_UK.C103]" office:value-type="float" office:value="95565.4365607361" calcext:value-type="float">
            <text:p>95565.4365607361</text:p>
          </table:table-cell>
          <table:table-cell table:formula="of:=[.C104]/[.B104]" office:value-type="float" office:value="0.736279164059222" calcext:value-type="float">
            <text:p>0.736279164059222</text:p>
          </table:table-cell>
        </table:table-row>
        <table:table-row table:style-name="ro1">
          <table:table-cell table:formula="of:=VALUE([$prevalence_history_20210209.A87])" office:value-type="date" office:date-value="2020-09-24" calcext:value-type="date">
            <text:p>24/09/20</text:p>
          </table:table-cell>
          <table:table-cell table:formula="of:=[$prevalence_history_20210209.B87]" office:value-type="float" office:value="143592.146144412" calcext:value-type="float">
            <text:p>143592.146144412</text:p>
          </table:table-cell>
          <table:table-cell table:formula="of:=[$p_from_i_UK.C104]" office:value-type="float" office:value="105920.415807061" calcext:value-type="float">
            <text:p>105920.415807061</text:p>
          </table:table-cell>
          <table:table-cell table:formula="of:=[.C105]/[.B105]" office:value-type="float" office:value="0.73764769627815" calcext:value-type="float">
            <text:p>0.73764769627815</text:p>
          </table:table-cell>
        </table:table-row>
        <table:table-row table:style-name="ro1">
          <table:table-cell table:formula="of:=VALUE([$prevalence_history_20210209.A88])" office:value-type="date" office:date-value="2020-09-25" calcext:value-type="date">
            <text:p>25/09/20</text:p>
          </table:table-cell>
          <table:table-cell table:formula="of:=[$prevalence_history_20210209.B88]" office:value-type="float" office:value="157315.338889612" calcext:value-type="float">
            <text:p>157315.338889612</text:p>
          </table:table-cell>
          <table:table-cell table:formula="of:=[$p_from_i_UK.C105]" office:value-type="float" office:value="117672.801138568" calcext:value-type="float">
            <text:p>117672.801138568</text:p>
          </table:table-cell>
          <table:table-cell table:formula="of:=[.C106]/[.B106]" office:value-type="float" office:value="0.748005896749451" calcext:value-type="float">
            <text:p>0.748005896749451</text:p>
          </table:table-cell>
        </table:table-row>
        <table:table-row table:style-name="ro1">
          <table:table-cell table:formula="of:=VALUE([$prevalence_history_20210209.A89])" office:value-type="date" office:date-value="2020-09-26" calcext:value-type="date">
            <text:p>26/09/20</text:p>
          </table:table-cell>
          <table:table-cell table:formula="of:=[$prevalence_history_20210209.B89]" office:value-type="float" office:value="170568.050206868" calcext:value-type="float">
            <text:p>170568.050206868</text:p>
          </table:table-cell>
          <table:table-cell table:formula="of:=[$p_from_i_UK.C106]" office:value-type="float" office:value="129240.327238436" calcext:value-type="float">
            <text:p>129240.327238436</text:p>
          </table:table-cell>
          <table:table-cell table:formula="of:=[.C107]/[.B107]" office:value-type="float" office:value="0.757705367926121" calcext:value-type="float">
            <text:p>0.757705367926121</text:p>
          </table:table-cell>
        </table:table-row>
        <table:table-row table:style-name="ro1">
          <table:table-cell table:formula="of:=VALUE([$prevalence_history_20210209.A90])" office:value-type="date" office:date-value="2020-09-27" calcext:value-type="date">
            <text:p>27/09/20</text:p>
          </table:table-cell>
          <table:table-cell table:formula="of:=[$prevalence_history_20210209.B90]" office:value-type="float" office:value="182983.903360071" calcext:value-type="float">
            <text:p>182983.903360071</text:p>
          </table:table-cell>
          <table:table-cell table:formula="of:=[$p_from_i_UK.C107]" office:value-type="float" office:value="140109.736559898" calcext:value-type="float">
            <text:p>140109.736559898</text:p>
          </table:table-cell>
          <table:table-cell table:formula="of:=[.C108]/[.B108]" office:value-type="float" office:value="0.765694326042404" calcext:value-type="float">
            <text:p>0.765694326042404</text:p>
          </table:table-cell>
        </table:table-row>
        <table:table-row table:style-name="ro1">
          <table:table-cell table:formula="of:=VALUE([$prevalence_history_20210209.A91])" office:value-type="date" office:date-value="2020-09-28" calcext:value-type="date">
            <text:p>28/09/20</text:p>
          </table:table-cell>
          <table:table-cell table:formula="of:=[$prevalence_history_20210209.B91]" office:value-type="float" office:value="194892.936201089" calcext:value-type="float">
            <text:p>194892.936201089</text:p>
          </table:table-cell>
          <table:table-cell table:formula="of:=[$p_from_i_UK.C108]" office:value-type="float" office:value="149896.841783364" calcext:value-type="float">
            <text:p>149896.841783364</text:p>
          </table:table-cell>
          <table:table-cell table:formula="of:=[.C109]/[.B109]" office:value-type="float" office:value="0.76912403653615" calcext:value-type="float">
            <text:p>0.76912403653615</text:p>
          </table:table-cell>
        </table:table-row>
        <table:table-row table:style-name="ro1">
          <table:table-cell table:formula="of:=VALUE([$prevalence_history_20210209.A92])" office:value-type="date" office:date-value="2020-09-29" calcext:value-type="date">
            <text:p>29/09/20</text:p>
          </table:table-cell>
          <table:table-cell table:formula="of:=[$prevalence_history_20210209.B92]" office:value-type="float" office:value="206289.64579698" calcext:value-type="float">
            <text:p>206289.64579698</text:p>
          </table:table-cell>
          <table:table-cell table:formula="of:=[$p_from_i_UK.C109]" office:value-type="float" office:value="159031.607469729" calcext:value-type="float">
            <text:p>159031.607469729</text:p>
          </table:table-cell>
          <table:table-cell table:formula="of:=[.C110]/[.B110]" office:value-type="float" office:value="0.770914152551505" calcext:value-type="float">
            <text:p>0.770914152551505</text:p>
          </table:table-cell>
        </table:table-row>
        <table:table-row table:style-name="ro1">
          <table:table-cell table:formula="of:=VALUE([$prevalence_history_20210209.A93])" office:value-type="date" office:date-value="2020-09-30" calcext:value-type="date">
            <text:p>30/09/20</text:p>
          </table:table-cell>
          <table:table-cell table:formula="of:=[$prevalence_history_20210209.B93]" office:value-type="float" office:value="217919.712745474" calcext:value-type="float">
            <text:p>217919.712745474</text:p>
          </table:table-cell>
          <table:table-cell table:formula="of:=[$p_from_i_UK.C110]" office:value-type="float" office:value="167663.404087167" calcext:value-type="float">
            <text:p>167663.404087167</text:p>
          </table:table-cell>
          <table:table-cell table:formula="of:=[.C111]/[.B111]" office:value-type="float" office:value="0.769381539535134" calcext:value-type="float">
            <text:p>0.769381539535134</text:p>
          </table:table-cell>
        </table:table-row>
        <table:table-row table:style-name="ro1">
          <table:table-cell table:formula="of:=VALUE([$prevalence_history_20210209.A94])" office:value-type="date" office:date-value="2020-10-01" calcext:value-type="date">
            <text:p>01/10/20</text:p>
          </table:table-cell>
          <table:table-cell table:formula="of:=[$prevalence_history_20210209.B94]" office:value-type="float" office:value="228064.564764179" calcext:value-type="float">
            <text:p>228064.564764179</text:p>
          </table:table-cell>
          <table:table-cell table:formula="of:=[$p_from_i_UK.C111]" office:value-type="float" office:value="176384.176067062" calcext:value-type="float">
            <text:p>176384.176067062</text:p>
          </table:table-cell>
          <table:table-cell table:formula="of:=[.C112]/[.B112]" office:value-type="float" office:value="0.7733957980252" calcext:value-type="float">
            <text:p>0.7733957980252</text:p>
          </table:table-cell>
        </table:table-row>
        <table:table-row table:style-name="ro1">
          <table:table-cell table:formula="of:=VALUE([$prevalence_history_20210209.A95])" office:value-type="date" office:date-value="2020-10-02" calcext:value-type="date">
            <text:p>02/10/20</text:p>
          </table:table-cell>
          <table:table-cell table:formula="of:=[$prevalence_history_20210209.B95]" office:value-type="float" office:value="237404.771215572" calcext:value-type="float">
            <text:p>237404.771215572</text:p>
          </table:table-cell>
          <table:table-cell table:formula="of:=[$p_from_i_UK.C112]" office:value-type="float" office:value="183771.64413729" calcext:value-type="float">
            <text:p>183771.64413729</text:p>
          </table:table-cell>
          <table:table-cell table:formula="of:=[.C113]/[.B113]" office:value-type="float" office:value="0.774085723704427" calcext:value-type="float">
            <text:p>0.774085723704427</text:p>
          </table:table-cell>
        </table:table-row>
        <table:table-row table:style-name="ro1">
          <table:table-cell table:formula="of:=VALUE([$prevalence_history_20210209.A96])" office:value-type="date" office:date-value="2020-10-03" calcext:value-type="date">
            <text:p>03/10/20</text:p>
          </table:table-cell>
          <table:table-cell table:formula="of:=[$prevalence_history_20210209.B96]" office:value-type="float" office:value="245766.429899866" calcext:value-type="float">
            <text:p>245766.429899866</text:p>
          </table:table-cell>
          <table:table-cell table:formula="of:=[$p_from_i_UK.C113]" office:value-type="float" office:value="190448.389099866" calcext:value-type="float">
            <text:p>190448.389099866</text:p>
          </table:table-cell>
          <table:table-cell table:formula="of:=[.C114]/[.B114]" office:value-type="float" office:value="0.774916204696717" calcext:value-type="float">
            <text:p>0.774916204696717</text:p>
          </table:table-cell>
        </table:table-row>
        <table:table-row table:style-name="ro1">
          <table:table-cell table:formula="of:=VALUE([$prevalence_history_20210209.A97])" office:value-type="date" office:date-value="2020-10-04" calcext:value-type="date">
            <text:p>04/10/20</text:p>
          </table:table-cell>
          <table:table-cell table:formula="of:=[$prevalence_history_20210209.B97]" office:value-type="float" office:value="254058.772333218" calcext:value-type="float">
            <text:p>254058.772333218</text:p>
          </table:table-cell>
          <table:table-cell table:formula="of:=[$p_from_i_UK.C114]" office:value-type="float" office:value="196291.560747932" calcext:value-type="float">
            <text:p>196291.560747932</text:p>
          </table:table-cell>
          <table:table-cell table:formula="of:=[.C115]/[.B115]" office:value-type="float" office:value="0.772622645324288" calcext:value-type="float">
            <text:p>0.772622645324288</text:p>
          </table:table-cell>
        </table:table-row>
        <table:table-row table:style-name="ro1">
          <table:table-cell table:formula="of:=VALUE([$prevalence_history_20210209.A98])" office:value-type="date" office:date-value="2020-10-05" calcext:value-type="date">
            <text:p>05/10/20</text:p>
          </table:table-cell>
          <table:table-cell table:formula="of:=[$prevalence_history_20210209.B98]" office:value-type="float" office:value="262490.126032733" calcext:value-type="float">
            <text:p>262490.126032733</text:p>
          </table:table-cell>
          <table:table-cell table:formula="of:=[$p_from_i_UK.C115]" office:value-type="float" office:value="202051.083401379" calcext:value-type="float">
            <text:p>202051.083401379</text:p>
          </table:table-cell>
          <table:table-cell table:formula="of:=[.C116]/[.B116]" office:value-type="float" office:value="0.769747367092135" calcext:value-type="float">
            <text:p>0.769747367092135</text:p>
          </table:table-cell>
        </table:table-row>
        <table:table-row table:style-name="ro1">
          <table:table-cell table:formula="of:=VALUE([$prevalence_history_20210209.A99])" office:value-type="date" office:date-value="2020-10-06" calcext:value-type="date">
            <text:p>06/10/20</text:p>
          </table:table-cell>
          <table:table-cell table:formula="of:=[$prevalence_history_20210209.B99]" office:value-type="float" office:value="270528.043599058" calcext:value-type="float">
            <text:p>270528.043599058</text:p>
          </table:table-cell>
          <table:table-cell table:formula="of:=[$p_from_i_UK.C116]" office:value-type="float" office:value="207884.430939553" calcext:value-type="float">
            <text:p>207884.430939553</text:p>
          </table:table-cell>
          <table:table-cell table:formula="of:=[.C117]/[.B117]" office:value-type="float" office:value="0.768439486619926" calcext:value-type="float">
            <text:p>0.768439486619926</text:p>
          </table:table-cell>
        </table:table-row>
        <table:table-row table:style-name="ro1">
          <table:table-cell table:formula="of:=VALUE([$prevalence_history_20210209.A100])" office:value-type="date" office:date-value="2020-10-07" calcext:value-type="date">
            <text:p>07/10/20</text:p>
          </table:table-cell>
          <table:table-cell table:formula="of:=[$prevalence_history_20210209.B100]" office:value-type="float" office:value="277557.881754332" calcext:value-type="float">
            <text:p>277557.881754332</text:p>
          </table:table-cell>
          <table:table-cell table:formula="of:=[$p_from_i_UK.C117]" office:value-type="float" office:value="213405.688047292" calcext:value-type="float">
            <text:p>213405.688047292</text:p>
          </table:table-cell>
          <table:table-cell table:formula="of:=[.C118]/[.B118]" office:value-type="float" office:value="0.768869133524295" calcext:value-type="float">
            <text:p>0.768869133524295</text:p>
          </table:table-cell>
        </table:table-row>
        <table:table-row table:style-name="ro1">
          <table:table-cell table:formula="of:=VALUE([$prevalence_history_20210209.A101])" office:value-type="date" office:date-value="2020-10-08" calcext:value-type="date">
            <text:p>08/10/20</text:p>
          </table:table-cell>
          <table:table-cell table:formula="of:=[$prevalence_history_20210209.B101]" office:value-type="float" office:value="284823.790392843" calcext:value-type="float">
            <text:p>284823.790392843</text:p>
          </table:table-cell>
          <table:table-cell table:formula="of:=[$p_from_i_UK.C118]" office:value-type="float" office:value="217955.04120795" calcext:value-type="float">
            <text:p>217955.04120795</text:p>
          </table:table-cell>
          <table:table-cell table:formula="of:=[.C119]/[.B119]" office:value-type="float" office:value="0.765227654990953" calcext:value-type="float">
            <text:p>0.765227654990953</text:p>
          </table:table-cell>
        </table:table-row>
        <table:table-row table:style-name="ro1">
          <table:table-cell table:formula="of:=VALUE([$prevalence_history_20210209.A102])" office:value-type="date" office:date-value="2020-10-09" calcext:value-type="date">
            <text:p>09/10/20</text:p>
          </table:table-cell>
          <table:table-cell table:formula="of:=[$prevalence_history_20210209.B102]" office:value-type="float" office:value="291898.682480643" calcext:value-type="float">
            <text:p>291898.682480643</text:p>
          </table:table-cell>
          <table:table-cell table:formula="of:=[$p_from_i_UK.C119]" office:value-type="float" office:value="222885.122723446" calcext:value-type="float">
            <text:p>222885.122723446</text:p>
          </table:table-cell>
          <table:table-cell table:formula="of:=[.C120]/[.B120]" office:value-type="float" office:value="0.763570156704035" calcext:value-type="float">
            <text:p>0.763570156704035</text:p>
          </table:table-cell>
        </table:table-row>
        <table:table-row table:style-name="ro1">
          <table:table-cell table:formula="of:=VALUE([$prevalence_history_20210209.A103])" office:value-type="date" office:date-value="2020-10-10" calcext:value-type="date">
            <text:p>10/10/20</text:p>
          </table:table-cell>
          <table:table-cell table:formula="of:=[$prevalence_history_20210209.B103]" office:value-type="float" office:value="299650.527503463" calcext:value-type="float">
            <text:p>299650.527503463</text:p>
          </table:table-cell>
          <table:table-cell table:formula="of:=[$p_from_i_UK.C120]" office:value-type="float" office:value="227644.847689731" calcext:value-type="float">
            <text:p>227644.847689731</text:p>
          </table:table-cell>
          <table:table-cell table:formula="of:=[.C121]/[.B121]" office:value-type="float" office:value="0.759701141147166" calcext:value-type="float">
            <text:p>0.759701141147166</text:p>
          </table:table-cell>
        </table:table-row>
        <table:table-row table:style-name="ro1">
          <table:table-cell table:formula="of:=VALUE([$prevalence_history_20210209.A104])" office:value-type="date" office:date-value="2020-10-11" calcext:value-type="date">
            <text:p>11/10/20</text:p>
          </table:table-cell>
          <table:table-cell table:formula="of:=[$prevalence_history_20210209.B104]" office:value-type="float" office:value="307207.307440429" calcext:value-type="float">
            <text:p>307207.307440429</text:p>
          </table:table-cell>
          <table:table-cell table:formula="of:=[$p_from_i_UK.C121]" office:value-type="float" office:value="233150.709442476" calcext:value-type="float">
            <text:p>233150.709442476</text:p>
          </table:table-cell>
          <table:table-cell table:formula="of:=[.C122]/[.B122]" office:value-type="float" office:value="0.75893607930432" calcext:value-type="float">
            <text:p>0.75893607930432</text:p>
          </table:table-cell>
        </table:table-row>
        <table:table-row table:style-name="ro1">
          <table:table-cell table:formula="of:=VALUE([$prevalence_history_20210209.A105])" office:value-type="date" office:date-value="2020-10-12" calcext:value-type="date">
            <text:p>12/10/20</text:p>
          </table:table-cell>
          <table:table-cell table:formula="of:=[$prevalence_history_20210209.B105]" office:value-type="float" office:value="315690.901797076" calcext:value-type="float">
            <text:p>315690.901797076</text:p>
          </table:table-cell>
          <table:table-cell table:formula="of:=[$p_from_i_UK.C122]" office:value-type="float" office:value="238567.28401743" calcext:value-type="float">
            <text:p>238567.28401743</text:p>
          </table:table-cell>
          <table:table-cell table:formula="of:=[.C123]/[.B123]" office:value-type="float" office:value="0.755698953182944" calcext:value-type="float">
            <text:p>0.755698953182944</text:p>
          </table:table-cell>
        </table:table-row>
        <table:table-row table:style-name="ro1">
          <table:table-cell table:formula="of:=VALUE([$prevalence_history_20210209.A106])" office:value-type="date" office:date-value="2020-10-13" calcext:value-type="date">
            <text:p>13/10/20</text:p>
          </table:table-cell>
          <table:table-cell table:formula="of:=[$prevalence_history_20210209.B106]" office:value-type="float" office:value="325656.064932725" calcext:value-type="float">
            <text:p>325656.064932725</text:p>
          </table:table-cell>
          <table:table-cell table:formula="of:=[$p_from_i_UK.C123]" office:value-type="float" office:value="244847.82950735" calcext:value-type="float">
            <text:p>244847.82950735</text:p>
          </table:table-cell>
          <table:table-cell table:formula="of:=[.C124]/[.B124]" office:value-type="float" office:value="0.751860185861828" calcext:value-type="float">
            <text:p>0.751860185861828</text:p>
          </table:table-cell>
        </table:table-row>
        <table:table-row table:style-name="ro1">
          <table:table-cell table:formula="of:=VALUE([$prevalence_history_20210209.A107])" office:value-type="date" office:date-value="2020-10-14" calcext:value-type="date">
            <text:p>14/10/20</text:p>
          </table:table-cell>
          <table:table-cell table:formula="of:=[$prevalence_history_20210209.B107]" office:value-type="float" office:value="336824.210061269" calcext:value-type="float">
            <text:p>336824.210061269</text:p>
          </table:table-cell>
          <table:table-cell table:formula="of:=[$p_from_i_UK.C124]" office:value-type="float" office:value="252619.162691889" calcext:value-type="float">
            <text:p>252619.162691889</text:p>
          </table:table-cell>
          <table:table-cell table:formula="of:=[.C125]/[.B125]" office:value-type="float" office:value="0.75000298418554" calcext:value-type="float">
            <text:p>0.75000298418554</text:p>
          </table:table-cell>
        </table:table-row>
        <table:table-row table:style-name="ro1">
          <table:table-cell table:formula="of:=VALUE([$prevalence_history_20210209.A108])" office:value-type="date" office:date-value="2020-10-15" calcext:value-type="date">
            <text:p>15/10/20</text:p>
          </table:table-cell>
          <table:table-cell table:formula="of:=[$prevalence_history_20210209.B108]" office:value-type="float" office:value="348466.707446096" calcext:value-type="float">
            <text:p>348466.707446096</text:p>
          </table:table-cell>
          <table:table-cell table:formula="of:=[$p_from_i_UK.C125]" office:value-type="float" office:value="261424.809586684" calcext:value-type="float">
            <text:p>261424.809586684</text:p>
          </table:table-cell>
          <table:table-cell table:formula="of:=[.C126]/[.B126]" office:value-type="float" office:value="0.750214594394569" calcext:value-type="float">
            <text:p>0.750214594394569</text:p>
          </table:table-cell>
        </table:table-row>
        <table:table-row table:style-name="ro1">
          <table:table-cell table:formula="of:=VALUE([$prevalence_history_20210209.A109])" office:value-type="date" office:date-value="2020-10-16" calcext:value-type="date">
            <text:p>16/10/20</text:p>
          </table:table-cell>
          <table:table-cell table:formula="of:=[$prevalence_history_20210209.B109]" office:value-type="float" office:value="360956.358623828" calcext:value-type="float">
            <text:p>360956.358623828</text:p>
          </table:table-cell>
          <table:table-cell table:formula="of:=[$p_from_i_UK.C126]" office:value-type="float" office:value="270622.742272955" calcext:value-type="float">
            <text:p>270622.742272955</text:p>
          </table:table-cell>
          <table:table-cell table:formula="of:=[.C127]/[.B127]" office:value-type="float" office:value="0.749738121541129" calcext:value-type="float">
            <text:p>0.749738121541129</text:p>
          </table:table-cell>
        </table:table-row>
        <table:table-row table:style-name="ro1">
          <table:table-cell table:formula="of:=VALUE([$prevalence_history_20210209.A110])" office:value-type="date" office:date-value="2020-10-17" calcext:value-type="date">
            <text:p>17/10/20</text:p>
          </table:table-cell>
          <table:table-cell table:formula="of:=[$prevalence_history_20210209.B110]" office:value-type="float" office:value="373999.45485585" calcext:value-type="float">
            <text:p>373999.45485585</text:p>
          </table:table-cell>
          <table:table-cell table:formula="of:=[$p_from_i_UK.C127]" office:value-type="float" office:value="280526.146761323" calcext:value-type="float">
            <text:p>280526.146761323</text:p>
          </table:table-cell>
          <table:table-cell table:formula="of:=[.C128]/[.B128]" office:value-type="float" office:value="0.750071004433538" calcext:value-type="float">
            <text:p>0.750071004433538</text:p>
          </table:table-cell>
        </table:table-row>
        <table:table-row table:style-name="ro1">
          <table:table-cell table:formula="of:=VALUE([$prevalence_history_20210209.A111])" office:value-type="date" office:date-value="2020-10-18" calcext:value-type="date">
            <text:p>18/10/20</text:p>
          </table:table-cell>
          <table:table-cell table:formula="of:=[$prevalence_history_20210209.B111]" office:value-type="float" office:value="387266.603681431" calcext:value-type="float">
            <text:p>387266.603681431</text:p>
          </table:table-cell>
          <table:table-cell table:formula="of:=[$p_from_i_UK.C128]" office:value-type="float" office:value="290929.451500789" calcext:value-type="float">
            <text:p>290929.451500789</text:p>
          </table:table-cell>
          <table:table-cell table:formula="of:=[.C129]/[.B129]" office:value-type="float" office:value="0.751238161863578" calcext:value-type="float">
            <text:p>0.751238161863578</text:p>
          </table:table-cell>
        </table:table-row>
        <table:table-row table:style-name="ro1">
          <table:table-cell table:formula="of:=VALUE([$prevalence_history_20210209.A112])" office:value-type="date" office:date-value="2020-10-19" calcext:value-type="date">
            <text:p>19/10/20</text:p>
          </table:table-cell>
          <table:table-cell table:formula="of:=[$prevalence_history_20210209.B112]" office:value-type="float" office:value="401632.521821564" calcext:value-type="float">
            <text:p>401632.521821564</text:p>
          </table:table-cell>
          <table:table-cell table:formula="of:=[$p_from_i_UK.C129]" office:value-type="float" office:value="301443.97278547" calcext:value-type="float">
            <text:p>301443.97278547</text:p>
          </table:table-cell>
          <table:table-cell table:formula="of:=[.C130]/[.B130]" office:value-type="float" office:value="0.750546722208404" calcext:value-type="float">
            <text:p>0.750546722208404</text:p>
          </table:table-cell>
        </table:table-row>
        <table:table-row table:style-name="ro1">
          <table:table-cell table:formula="of:=VALUE([$prevalence_history_20210209.A113])" office:value-type="date" office:date-value="2020-10-20" calcext:value-type="date">
            <text:p>20/10/20</text:p>
          </table:table-cell>
          <table:table-cell table:formula="of:=[$prevalence_history_20210209.B113]" office:value-type="float" office:value="416130.428599195" calcext:value-type="float">
            <text:p>416130.428599195</text:p>
          </table:table-cell>
          <table:table-cell table:formula="of:=[$p_from_i_UK.C130]" office:value-type="float" office:value="312787.961555884" calcext:value-type="float">
            <text:p>312787.961555884</text:p>
          </table:table-cell>
          <table:table-cell table:formula="of:=[.C131]/[.B131]" office:value-type="float" office:value="0.751658470659814" calcext:value-type="float">
            <text:p>0.751658470659814</text:p>
          </table:table-cell>
        </table:table-row>
        <table:table-row table:style-name="ro1">
          <table:table-cell table:formula="of:=VALUE([$prevalence_history_20210209.A114])" office:value-type="date" office:date-value="2020-10-21" calcext:value-type="date">
            <text:p>21/10/20</text:p>
          </table:table-cell>
          <table:table-cell table:formula="of:=[$prevalence_history_20210209.B114]" office:value-type="float" office:value="431452.439292443" calcext:value-type="float">
            <text:p>431452.439292443</text:p>
          </table:table-cell>
          <table:table-cell table:formula="of:=[$p_from_i_UK.C131]" office:value-type="float" office:value="324200.135437114" calcext:value-type="float">
            <text:p>324200.135437114</text:p>
          </table:table-cell>
          <table:table-cell table:formula="of:=[.C132]/[.B132]" office:value-type="float" office:value="0.751415697101594" calcext:value-type="float">
            <text:p>0.751415697101594</text:p>
          </table:table-cell>
        </table:table-row>
        <table:table-row table:style-name="ro1">
          <table:table-cell table:formula="of:=VALUE([$prevalence_history_20210209.A115])" office:value-type="date" office:date-value="2020-10-22" calcext:value-type="date">
            <text:p>22/10/20</text:p>
          </table:table-cell>
          <table:table-cell table:formula="of:=[$prevalence_history_20210209.B115]" office:value-type="float" office:value="446615.005177104" calcext:value-type="float">
            <text:p>446615.005177104</text:p>
          </table:table-cell>
          <table:table-cell table:formula="of:=[$p_from_i_UK.C132]" office:value-type="float" office:value="336344.574158062" calcext:value-type="float">
            <text:p>336344.574158062</text:p>
          </table:table-cell>
          <table:table-cell table:formula="of:=[.C133]/[.B133]" office:value-type="float" office:value="0.75309734392978" calcext:value-type="float">
            <text:p>0.75309734392978</text:p>
          </table:table-cell>
        </table:table-row>
        <table:table-row table:style-name="ro1">
          <table:table-cell table:formula="of:=VALUE([$prevalence_history_20210209.A116])" office:value-type="date" office:date-value="2020-10-23" calcext:value-type="date">
            <text:p>23/10/20</text:p>
          </table:table-cell>
          <table:table-cell table:formula="of:=[$prevalence_history_20210209.B116]" office:value-type="float" office:value="463359.88939515" calcext:value-type="float">
            <text:p>463359.88939515</text:p>
          </table:table-cell>
          <table:table-cell table:formula="of:=[$p_from_i_UK.C133]" office:value-type="float" office:value="348218.477392534" calcext:value-type="float">
            <text:p>348218.477392534</text:p>
          </table:table-cell>
          <table:table-cell table:formula="of:=[.C134]/[.B134]" office:value-type="float" office:value="0.751507597792039" calcext:value-type="float">
            <text:p>0.751507597792039</text:p>
          </table:table-cell>
        </table:table-row>
        <table:table-row table:style-name="ro1">
          <table:table-cell table:formula="of:=VALUE([$prevalence_history_20210209.A117])" office:value-type="date" office:date-value="2020-10-24" calcext:value-type="date">
            <text:p>24/10/20</text:p>
          </table:table-cell>
          <table:table-cell table:formula="of:=[$prevalence_history_20210209.B117]" office:value-type="float" office:value="480070.931717691" calcext:value-type="float">
            <text:p>480070.931717691</text:p>
          </table:table-cell>
          <table:table-cell table:formula="of:=[$p_from_i_UK.C134]" office:value-type="float" office:value="361626.746676867" calcext:value-type="float">
            <text:p>361626.746676867</text:p>
          </table:table-cell>
          <table:table-cell table:formula="of:=[.C135]/[.B135]" office:value-type="float" office:value="0.753277740401754" calcext:value-type="float">
            <text:p>0.753277740401754</text:p>
          </table:table-cell>
        </table:table-row>
        <table:table-row table:style-name="ro1">
          <table:table-cell table:formula="of:=VALUE([$prevalence_history_20210209.A118])" office:value-type="date" office:date-value="2020-10-25" calcext:value-type="date">
            <text:p>25/10/20</text:p>
          </table:table-cell>
          <table:table-cell table:formula="of:=[$prevalence_history_20210209.B118]" office:value-type="float" office:value="496877.795733875" calcext:value-type="float">
            <text:p>496877.795733875</text:p>
          </table:table-cell>
          <table:table-cell table:formula="of:=[$p_from_i_UK.C135]" office:value-type="float" office:value="374862.313382652" calcext:value-type="float">
            <text:p>374862.313382652</text:p>
          </table:table-cell>
          <table:table-cell table:formula="of:=[.C136]/[.B136]" office:value-type="float" office:value="0.754435631056909" calcext:value-type="float">
            <text:p>0.754435631056909</text:p>
          </table:table-cell>
        </table:table-row>
        <table:table-row table:style-name="ro1">
          <table:table-cell table:formula="of:=VALUE([$prevalence_history_20210209.A119])" office:value-type="date" office:date-value="2020-10-26" calcext:value-type="date">
            <text:p>26/10/20</text:p>
          </table:table-cell>
          <table:table-cell table:formula="of:=[$prevalence_history_20210209.B119]" office:value-type="float" office:value="512462.549522907" calcext:value-type="float">
            <text:p>512462.549522907</text:p>
          </table:table-cell>
          <table:table-cell table:formula="of:=[$p_from_i_UK.C136]" office:value-type="float" office:value="388331.837039347" calcext:value-type="float">
            <text:p>388331.837039347</text:p>
          </table:table-cell>
          <table:table-cell table:formula="of:=[.C137]/[.B137]" office:value-type="float" office:value="0.757776031440496" calcext:value-type="float">
            <text:p>0.757776031440496</text:p>
          </table:table-cell>
        </table:table-row>
        <table:table-row table:style-name="ro1">
          <table:table-cell table:formula="of:=VALUE([$prevalence_history_20210209.A120])" office:value-type="date" office:date-value="2020-10-27" calcext:value-type="date">
            <text:p>27/10/20</text:p>
          </table:table-cell>
          <table:table-cell table:formula="of:=[$prevalence_history_20210209.B120]" office:value-type="float" office:value="526986.797994608" calcext:value-type="float">
            <text:p>526986.797994608</text:p>
          </table:table-cell>
          <table:table-cell table:formula="of:=[$p_from_i_UK.C137]" office:value-type="float" office:value="400642.289405307" calcext:value-type="float">
            <text:p>400642.289405307</text:p>
          </table:table-cell>
          <table:table-cell table:formula="of:=[.C138]/[.B138]" office:value-type="float" office:value="0.760251093442774" calcext:value-type="float">
            <text:p>0.760251093442774</text:p>
          </table:table-cell>
        </table:table-row>
        <table:table-row table:style-name="ro1">
          <table:table-cell table:formula="of:=VALUE([$prevalence_history_20210209.A121])" office:value-type="date" office:date-value="2020-10-28" calcext:value-type="date">
            <text:p>28/10/20</text:p>
          </table:table-cell>
          <table:table-cell table:formula="of:=[$prevalence_history_20210209.B121]" office:value-type="float" office:value="540563.363529935" calcext:value-type="float">
            <text:p>540563.363529935</text:p>
          </table:table-cell>
          <table:table-cell table:formula="of:=[$p_from_i_UK.C138]" office:value-type="float" office:value="411841.827487561" calcext:value-type="float">
            <text:p>411841.827487561</text:p>
          </table:table-cell>
          <table:table-cell table:formula="of:=[.C139]/[.B139]" office:value-type="float" office:value="0.76187521255268" calcext:value-type="float">
            <text:p>0.76187521255268</text:p>
          </table:table-cell>
        </table:table-row>
        <table:table-row table:style-name="ro1">
          <table:table-cell table:formula="of:=VALUE([$prevalence_history_20210209.A122])" office:value-type="date" office:date-value="2020-10-29" calcext:value-type="date">
            <text:p>29/10/20</text:p>
          </table:table-cell>
          <table:table-cell table:formula="of:=[$prevalence_history_20210209.B122]" office:value-type="float" office:value="553061.840073743" calcext:value-type="float">
            <text:p>553061.840073743</text:p>
          </table:table-cell>
          <table:table-cell table:formula="of:=[$p_from_i_UK.C139]" office:value-type="float" office:value="422182.538954586" calcext:value-type="float">
            <text:p>422182.538954586</text:p>
          </table:table-cell>
          <table:table-cell table:formula="of:=[.C140]/[.B140]" office:value-type="float" office:value="0.763355032591462" calcext:value-type="float">
            <text:p>0.763355032591462</text:p>
          </table:table-cell>
        </table:table-row>
        <table:table-row table:style-name="ro1">
          <table:table-cell table:formula="of:=VALUE([$prevalence_history_20210209.A123])" office:value-type="date" office:date-value="2020-10-30" calcext:value-type="date">
            <text:p>30/10/20</text:p>
          </table:table-cell>
          <table:table-cell table:formula="of:=[$prevalence_history_20210209.B123]" office:value-type="float" office:value="563721.045621432" calcext:value-type="float">
            <text:p>563721.045621432</text:p>
          </table:table-cell>
          <table:table-cell table:formula="of:=[$p_from_i_UK.C140]" office:value-type="float" office:value="431604.346498455" calcext:value-type="float">
            <text:p>431604.346498455</text:p>
          </table:table-cell>
          <table:table-cell table:formula="of:=[.C141]/[.B141]" office:value-type="float" office:value="0.765634616360056" calcext:value-type="float">
            <text:p>0.765634616360056</text:p>
          </table:table-cell>
        </table:table-row>
        <table:table-row table:style-name="ro1">
          <table:table-cell table:formula="of:=VALUE([$prevalence_history_20210209.A124])" office:value-type="date" office:date-value="2020-10-31" calcext:value-type="date">
            <text:p>31/10/20</text:p>
          </table:table-cell>
          <table:table-cell table:formula="of:=[$prevalence_history_20210209.B124]" office:value-type="float" office:value="572812.900831254" calcext:value-type="float">
            <text:p>572812.900831254</text:p>
          </table:table-cell>
          <table:table-cell table:formula="of:=[$p_from_i_UK.C141]" office:value-type="float" office:value="439480.053909776" calcext:value-type="float">
            <text:p>439480.053909776</text:p>
          </table:table-cell>
          <table:table-cell table:formula="of:=[.C142]/[.B142]" office:value-type="float" office:value="0.76723141757459" calcext:value-type="float">
            <text:p>0.76723141757459</text:p>
          </table:table-cell>
        </table:table-row>
        <table:table-row table:style-name="ro1">
          <table:table-cell table:formula="of:=VALUE([$prevalence_history_20210209.A125])" office:value-type="date" office:date-value="2020-11-01" calcext:value-type="date">
            <text:p>01/11/20</text:p>
          </table:table-cell>
          <table:table-cell table:formula="of:=[$prevalence_history_20210209.B125]" office:value-type="float" office:value="580170.099753387" calcext:value-type="float">
            <text:p>580170.099753387</text:p>
          </table:table-cell>
          <table:table-cell table:formula="of:=[$p_from_i_UK.C142]" office:value-type="float" office:value="446074.805453771" calcext:value-type="float">
            <text:p>446074.805453771</text:p>
          </table:table-cell>
          <table:table-cell table:formula="of:=[.C143]/[.B143]" office:value-type="float" office:value="0.768869001769281" calcext:value-type="float">
            <text:p>0.768869001769281</text:p>
          </table:table-cell>
        </table:table-row>
        <table:table-row table:style-name="ro1">
          <table:table-cell table:formula="of:=VALUE([$prevalence_history_20210209.A126])" office:value-type="date" office:date-value="2020-11-02" calcext:value-type="date">
            <text:p>02/11/20</text:p>
          </table:table-cell>
          <table:table-cell table:formula="of:=[$prevalence_history_20210209.B126]" office:value-type="float" office:value="586252.202552909" calcext:value-type="float">
            <text:p>586252.202552909</text:p>
          </table:table-cell>
          <table:table-cell table:formula="of:=[$p_from_i_UK.C143]" office:value-type="float" office:value="451357.170177016" calcext:value-type="float">
            <text:p>451357.170177016</text:p>
          </table:table-cell>
          <table:table-cell table:formula="of:=[.C144]/[.B144]" office:value-type="float" office:value="0.769902728231168" calcext:value-type="float">
            <text:p>0.769902728231168</text:p>
          </table:table-cell>
        </table:table-row>
        <table:table-row table:style-name="ro1">
          <table:table-cell table:formula="of:=VALUE([$prevalence_history_20210209.A127])" office:value-type="date" office:date-value="2020-11-03" calcext:value-type="date">
            <text:p>03/11/20</text:p>
          </table:table-cell>
          <table:table-cell table:formula="of:=[$prevalence_history_20210209.B127]" office:value-type="float" office:value="590917.119235125" calcext:value-type="float">
            <text:p>590917.119235125</text:p>
          </table:table-cell>
          <table:table-cell table:formula="of:=[$p_from_i_UK.C144]" office:value-type="float" office:value="455749.603783516" calcext:value-type="float">
            <text:p>455749.603783516</text:p>
          </table:table-cell>
          <table:table-cell table:formula="of:=[.C145]/[.B145]" office:value-type="float" office:value="0.771258081629843" calcext:value-type="float">
            <text:p>0.771258081629843</text:p>
          </table:table-cell>
        </table:table-row>
        <table:table-row table:style-name="ro1">
          <table:table-cell table:formula="of:=VALUE([$prevalence_history_20210209.A128])" office:value-type="date" office:date-value="2020-11-04" calcext:value-type="date">
            <text:p>04/11/20</text:p>
          </table:table-cell>
          <table:table-cell table:formula="of:=[$prevalence_history_20210209.B128]" office:value-type="float" office:value="593387.404501899" calcext:value-type="float">
            <text:p>593387.404501899</text:p>
          </table:table-cell>
          <table:table-cell table:formula="of:=[$p_from_i_UK.C145]" office:value-type="float" office:value="459152.809027394" calcext:value-type="float">
            <text:p>459152.809027394</text:p>
          </table:table-cell>
          <table:table-cell table:formula="of:=[.C146]/[.B146]" office:value-type="float" office:value="0.773782533204957" calcext:value-type="float">
            <text:p>0.773782533204957</text:p>
          </table:table-cell>
        </table:table-row>
        <table:table-row table:style-name="ro1">
          <table:table-cell table:formula="of:=VALUE([$prevalence_history_20210209.A129])" office:value-type="date" office:date-value="2020-11-05" calcext:value-type="date">
            <text:p>05/11/20</text:p>
          </table:table-cell>
          <table:table-cell table:formula="of:=[$prevalence_history_20210209.B129]" office:value-type="float" office:value="593209.212652884" calcext:value-type="float">
            <text:p>593209.212652884</text:p>
          </table:table-cell>
          <table:table-cell table:formula="of:=[$p_from_i_UK.C146]" office:value-type="float" office:value="460640.236067831" calcext:value-type="float">
            <text:p>460640.236067831</text:p>
          </table:table-cell>
          <table:table-cell table:formula="of:=[.C147]/[.B147]" office:value-type="float" office:value="0.776522390823647" calcext:value-type="float">
            <text:p>0.776522390823647</text:p>
          </table:table-cell>
        </table:table-row>
        <table:table-row table:style-name="ro1">
          <table:table-cell table:formula="of:=VALUE([$prevalence_history_20210209.A130])" office:value-type="date" office:date-value="2020-11-06" calcext:value-type="date">
            <text:p>06/11/20</text:p>
          </table:table-cell>
          <table:table-cell table:formula="of:=[$prevalence_history_20210209.B130]" office:value-type="float" office:value="590966.237286089" calcext:value-type="float">
            <text:p>590966.237286089</text:p>
          </table:table-cell>
          <table:table-cell table:formula="of:=[$p_from_i_UK.C147]" office:value-type="float" office:value="460057.232290635" calcext:value-type="float">
            <text:p>460057.232290635</text:p>
          </table:table-cell>
          <table:table-cell table:formula="of:=[.C148]/[.B148]" office:value-type="float" office:value="0.77848310658722" calcext:value-type="float">
            <text:p>0.77848310658722</text:p>
          </table:table-cell>
        </table:table-row>
        <table:table-row table:style-name="ro1">
          <table:table-cell table:formula="of:=VALUE([$prevalence_history_20210209.A131])" office:value-type="date" office:date-value="2020-11-07" calcext:value-type="date">
            <text:p>07/11/20</text:p>
          </table:table-cell>
          <table:table-cell table:formula="of:=[$prevalence_history_20210209.B131]" office:value-type="float" office:value="588106.911515452" calcext:value-type="float">
            <text:p>588106.911515452</text:p>
          </table:table-cell>
          <table:table-cell table:formula="of:=[$p_from_i_UK.C148]" office:value-type="float" office:value="457698.635801956" calcext:value-type="float">
            <text:p>457698.635801956</text:p>
          </table:table-cell>
          <table:table-cell table:formula="of:=[.C149]/[.B149]" office:value-type="float" office:value="0.778257535900308" calcext:value-type="float">
            <text:p>0.778257535900308</text:p>
          </table:table-cell>
        </table:table-row>
        <table:table-row table:style-name="ro1">
          <table:table-cell table:formula="of:=VALUE([$prevalence_history_20210209.A132])" office:value-type="date" office:date-value="2020-11-08" calcext:value-type="date">
            <text:p>08/11/20</text:p>
          </table:table-cell>
          <table:table-cell table:formula="of:=[$prevalence_history_20210209.B132]" office:value-type="float" office:value="584194.689764232" calcext:value-type="float">
            <text:p>584194.689764232</text:p>
          </table:table-cell>
          <table:table-cell table:formula="of:=[$p_from_i_UK.C149]" office:value-type="float" office:value="455200.054828137" calcext:value-type="float">
            <text:p>455200.054828137</text:p>
          </table:table-cell>
          <table:table-cell table:formula="of:=[.C150]/[.B150]" office:value-type="float" office:value="0.779192387065082" calcext:value-type="float">
            <text:p>0.779192387065082</text:p>
          </table:table-cell>
        </table:table-row>
        <table:table-row table:style-name="ro1">
          <table:table-cell table:formula="of:=VALUE([$prevalence_history_20210209.A133])" office:value-type="date" office:date-value="2020-11-09" calcext:value-type="date">
            <text:p>09/11/20</text:p>
          </table:table-cell>
          <table:table-cell table:formula="of:=[$prevalence_history_20210209.B133]" office:value-type="float" office:value="580014.24066561" calcext:value-type="float">
            <text:p>580014.24066561</text:p>
          </table:table-cell>
          <table:table-cell table:formula="of:=[$p_from_i_UK.C150]" office:value-type="float" office:value="451960.829994669" calcext:value-type="float">
            <text:p>451960.829994669</text:p>
          </table:table-cell>
          <table:table-cell table:formula="of:=[.C151]/[.B151]" office:value-type="float" office:value="0.779223678156609" calcext:value-type="float">
            <text:p>0.779223678156609</text:p>
          </table:table-cell>
        </table:table-row>
        <table:table-row table:style-name="ro1">
          <table:table-cell table:formula="of:=VALUE([$prevalence_history_20210209.A134])" office:value-type="date" office:date-value="2020-11-10" calcext:value-type="date">
            <text:p>10/11/20</text:p>
          </table:table-cell>
          <table:table-cell table:formula="of:=[$prevalence_history_20210209.B134]" office:value-type="float" office:value="575467.560173745" calcext:value-type="float">
            <text:p>575467.560173745</text:p>
          </table:table-cell>
          <table:table-cell table:formula="of:=[$p_from_i_UK.C151]" office:value-type="float" office:value="448827.193697826" calcext:value-type="float">
            <text:p>448827.193697826</text:p>
          </table:table-cell>
          <table:table-cell table:formula="of:=[.C152]/[.B152]" office:value-type="float" office:value="0.779934829970809" calcext:value-type="float">
            <text:p>0.779934829970809</text:p>
          </table:table-cell>
        </table:table-row>
        <table:table-row table:style-name="ro1">
          <table:table-cell table:formula="of:=VALUE([$prevalence_history_20210209.A135])" office:value-type="date" office:date-value="2020-11-11" calcext:value-type="date">
            <text:p>11/11/20</text:p>
          </table:table-cell>
          <table:table-cell table:formula="of:=[$prevalence_history_20210209.B135]" office:value-type="float" office:value="571185.18583699" calcext:value-type="float">
            <text:p>571185.18583699</text:p>
          </table:table-cell>
          <table:table-cell table:formula="of:=[$p_from_i_UK.C152]" office:value-type="float" office:value="445731.108472153" calcext:value-type="float">
            <text:p>445731.108472153</text:p>
          </table:table-cell>
          <table:table-cell table:formula="of:=[.C153]/[.B153]" office:value-type="float" office:value="0.780361815264865" calcext:value-type="float">
            <text:p>0.780361815264865</text:p>
          </table:table-cell>
        </table:table-row>
        <table:table-row table:style-name="ro1">
          <table:table-cell table:formula="of:=VALUE([$prevalence_history_20210209.A136])" office:value-type="date" office:date-value="2020-11-12" calcext:value-type="date">
            <text:p>12/11/20</text:p>
          </table:table-cell>
          <table:table-cell table:formula="of:=[$prevalence_history_20210209.B136]" office:value-type="float" office:value="567813.212011751" calcext:value-type="float">
            <text:p>567813.212011751</text:p>
          </table:table-cell>
          <table:table-cell table:formula="of:=[$p_from_i_UK.C153]" office:value-type="float" office:value="443100.359768973" calcext:value-type="float">
            <text:p>443100.359768973</text:p>
          </table:table-cell>
          <table:table-cell table:formula="of:=[.C154]/[.B154]" office:value-type="float" office:value="0.780362891168166" calcext:value-type="float">
            <text:p>0.780362891168166</text:p>
          </table:table-cell>
        </table:table-row>
        <table:table-row table:style-name="ro1">
          <table:table-cell table:formula="of:=VALUE([$prevalence_history_20210209.A137])" office:value-type="date" office:date-value="2020-11-13" calcext:value-type="date">
            <text:p>13/11/20</text:p>
          </table:table-cell>
          <table:table-cell table:formula="of:=[$prevalence_history_20210209.B137]" office:value-type="float" office:value="564346.10338156" calcext:value-type="float">
            <text:p>564346.10338156</text:p>
          </table:table-cell>
          <table:table-cell table:formula="of:=[$p_from_i_UK.C154]" office:value-type="float" office:value="441327.617652055" calcext:value-type="float">
            <text:p>441327.617652055</text:p>
          </table:table-cell>
          <table:table-cell table:formula="of:=[.C155]/[.B155]" office:value-type="float" office:value="0.78201588530092" calcext:value-type="float">
            <text:p>0.78201588530092</text:p>
          </table:table-cell>
        </table:table-row>
        <table:table-row table:style-name="ro1">
          <table:table-cell table:formula="of:=VALUE([$prevalence_history_20210209.A138])" office:value-type="date" office:date-value="2020-11-14" calcext:value-type="date">
            <text:p>14/11/20</text:p>
          </table:table-cell>
          <table:table-cell table:formula="of:=[$prevalence_history_20210209.B138]" office:value-type="float" office:value="559792.63209839" calcext:value-type="float">
            <text:p>559792.63209839</text:p>
          </table:table-cell>
          <table:table-cell table:formula="of:=[$p_from_i_UK.C155]" office:value-type="float" office:value="439462.173995635" calcext:value-type="float">
            <text:p>439462.173995635</text:p>
          </table:table-cell>
          <table:table-cell table:formula="of:=[.C156]/[.B156]" office:value-type="float" office:value="0.785044584006591" calcext:value-type="float">
            <text:p>0.785044584006591</text:p>
          </table:table-cell>
        </table:table-row>
        <table:table-row table:style-name="ro1">
          <table:table-cell table:formula="of:=VALUE([$prevalence_history_20210209.A139])" office:value-type="date" office:date-value="2020-11-15" calcext:value-type="date">
            <text:p>15/11/20</text:p>
          </table:table-cell>
          <table:table-cell table:formula="of:=[$prevalence_history_20210209.B139]" office:value-type="float" office:value="556215.361306741" calcext:value-type="float">
            <text:p>556215.361306741</text:p>
          </table:table-cell>
          <table:table-cell table:formula="of:=[$p_from_i_UK.C156]" office:value-type="float" office:value="436525.056149743" calcext:value-type="float">
            <text:p>436525.056149743</text:p>
          </table:table-cell>
          <table:table-cell table:formula="of:=[.C157]/[.B157]" office:value-type="float" office:value="0.78481301761281" calcext:value-type="float">
            <text:p>0.78481301761281</text:p>
          </table:table-cell>
        </table:table-row>
        <table:table-row table:style-name="ro1">
          <table:table-cell table:formula="of:=VALUE([$prevalence_history_20210209.A140])" office:value-type="date" office:date-value="2020-11-16" calcext:value-type="date">
            <text:p>16/11/20</text:p>
          </table:table-cell>
          <table:table-cell table:formula="of:=[$prevalence_history_20210209.B140]" office:value-type="float" office:value="552933.096158066" calcext:value-type="float">
            <text:p>552933.096158066</text:p>
          </table:table-cell>
          <table:table-cell table:formula="of:=[$p_from_i_UK.C157]" office:value-type="float" office:value="434370.062594685" calcext:value-type="float">
            <text:p>434370.062594685</text:p>
          </table:table-cell>
          <table:table-cell table:formula="of:=[.C158]/[.B158]" office:value-type="float" office:value="0.785574359018858" calcext:value-type="float">
            <text:p>0.785574359018858</text:p>
          </table:table-cell>
        </table:table-row>
        <table:table-row table:style-name="ro1">
          <table:table-cell table:formula="of:=VALUE([$prevalence_history_20210209.A141])" office:value-type="date" office:date-value="2020-11-17" calcext:value-type="date">
            <text:p>17/11/20</text:p>
          </table:table-cell>
          <table:table-cell table:formula="of:=[$prevalence_history_20210209.B141]" office:value-type="float" office:value="549391.023165713" calcext:value-type="float">
            <text:p>549391.023165713</text:p>
          </table:table-cell>
          <table:table-cell table:formula="of:=[$p_from_i_UK.C158]" office:value-type="float" office:value="432385.817083851" calcext:value-type="float">
            <text:p>432385.817083851</text:p>
          </table:table-cell>
          <table:table-cell table:formula="of:=[.C159]/[.B159]" office:value-type="float" office:value="0.787027451945516" calcext:value-type="float">
            <text:p>0.787027451945516</text:p>
          </table:table-cell>
        </table:table-row>
        <table:table-row table:style-name="ro1">
          <table:table-cell table:formula="of:=VALUE([$prevalence_history_20210209.A142])" office:value-type="date" office:date-value="2020-11-18" calcext:value-type="date">
            <text:p>18/11/20</text:p>
          </table:table-cell>
          <table:table-cell table:formula="of:=[$prevalence_history_20210209.B142]" office:value-type="float" office:value="546584.122719262" calcext:value-type="float">
            <text:p>546584.122719262</text:p>
          </table:table-cell>
          <table:table-cell table:formula="of:=[$p_from_i_UK.C159]" office:value-type="float" office:value="430054.714796071" calcext:value-type="float">
            <text:p>430054.714796071</text:p>
          </table:table-cell>
          <table:table-cell table:formula="of:=[.C160]/[.B160]" office:value-type="float" office:value="0.786804257424354" calcext:value-type="float">
            <text:p>0.786804257424354</text:p>
          </table:table-cell>
        </table:table-row>
        <table:table-row table:style-name="ro1">
          <table:table-cell table:formula="of:=VALUE([$prevalence_history_20210209.A143])" office:value-type="date" office:date-value="2020-11-19" calcext:value-type="date">
            <text:p>19/11/20</text:p>
          </table:table-cell>
          <table:table-cell table:formula="of:=[$prevalence_history_20210209.B143]" office:value-type="float" office:value="544037.642802373" calcext:value-type="float">
            <text:p>544037.642802373</text:p>
          </table:table-cell>
          <table:table-cell table:formula="of:=[$p_from_i_UK.C160]" office:value-type="float" office:value="428208.393760928" calcext:value-type="float">
            <text:p>428208.393760928</text:p>
          </table:table-cell>
          <table:table-cell table:formula="of:=[.C161]/[.B161]" office:value-type="float" office:value="0.787093318681404" calcext:value-type="float">
            <text:p>0.787093318681404</text:p>
          </table:table-cell>
        </table:table-row>
        <table:table-row table:style-name="ro1">
          <table:table-cell table:formula="of:=VALUE([$prevalence_history_20210209.A144])" office:value-type="date" office:date-value="2020-11-20" calcext:value-type="date">
            <text:p>20/11/20</text:p>
          </table:table-cell>
          <table:table-cell table:formula="of:=[$prevalence_history_20210209.B144]" office:value-type="float" office:value="540448.976546025" calcext:value-type="float">
            <text:p>540448.976546025</text:p>
          </table:table-cell>
          <table:table-cell table:formula="of:=[$p_from_i_UK.C161]" office:value-type="float" office:value="426568.303991657" calcext:value-type="float">
            <text:p>426568.303991657</text:p>
          </table:table-cell>
          <table:table-cell table:formula="of:=[.C162]/[.B162]" office:value-type="float" office:value="0.789285062056788" calcext:value-type="float">
            <text:p>0.789285062056788</text:p>
          </table:table-cell>
        </table:table-row>
        <table:table-row table:style-name="ro1">
          <table:table-cell table:formula="of:=VALUE([$prevalence_history_20210209.A145])" office:value-type="date" office:date-value="2020-11-21" calcext:value-type="date">
            <text:p>21/11/20</text:p>
          </table:table-cell>
          <table:table-cell table:formula="of:=[$prevalence_history_20210209.B145]" office:value-type="float" office:value="536561.843373548" calcext:value-type="float">
            <text:p>536561.843373548</text:p>
          </table:table-cell>
          <table:table-cell table:formula="of:=[$p_from_i_UK.C162]" office:value-type="float" office:value="423916.226897375" calcext:value-type="float">
            <text:p>423916.226897375</text:p>
          </table:table-cell>
          <table:table-cell table:formula="of:=[.C163]/[.B163]" office:value-type="float" office:value="0.790060329732112" calcext:value-type="float">
            <text:p>0.790060329732112</text:p>
          </table:table-cell>
        </table:table-row>
        <table:table-row table:style-name="ro1">
          <table:table-cell table:formula="of:=VALUE([$prevalence_history_20210209.A146])" office:value-type="date" office:date-value="2020-11-22" calcext:value-type="date">
            <text:p>22/11/20</text:p>
          </table:table-cell>
          <table:table-cell table:formula="of:=[$prevalence_history_20210209.B146]" office:value-type="float" office:value="531333.248885865" calcext:value-type="float">
            <text:p>531333.248885865</text:p>
          </table:table-cell>
          <table:table-cell table:formula="of:=[$p_from_i_UK.C163]" office:value-type="float" office:value="421000.141183334" calcext:value-type="float">
            <text:p>421000.141183334</text:p>
          </table:table-cell>
          <table:table-cell table:formula="of:=[.C164]/[.B164]" office:value-type="float" office:value="0.792346690266636" calcext:value-type="float">
            <text:p>0.792346690266636</text:p>
          </table:table-cell>
        </table:table-row>
        <table:table-row table:style-name="ro1">
          <table:table-cell table:formula="of:=VALUE([$prevalence_history_20210209.A147])" office:value-type="date" office:date-value="2020-11-23" calcext:value-type="date">
            <text:p>23/11/20</text:p>
          </table:table-cell>
          <table:table-cell table:formula="of:=[$prevalence_history_20210209.B147]" office:value-type="float" office:value="525239.250112307" calcext:value-type="float">
            <text:p>525239.250112307</text:p>
          </table:table-cell>
          <table:table-cell table:formula="of:=[$p_from_i_UK.C164]" office:value-type="float" office:value="416893.500757476" calcext:value-type="float">
            <text:p>416893.500757476</text:p>
          </table:table-cell>
          <table:table-cell table:formula="of:=[.C165]/[.B165]" office:value-type="float" office:value="0.793721148349701" calcext:value-type="float">
            <text:p>0.793721148349701</text:p>
          </table:table-cell>
        </table:table-row>
        <table:table-row table:style-name="ro1">
          <table:table-cell table:formula="of:=VALUE([$prevalence_history_20210209.A148])" office:value-type="date" office:date-value="2020-11-24" calcext:value-type="date">
            <text:p>24/11/20</text:p>
          </table:table-cell>
          <table:table-cell table:formula="of:=[$prevalence_history_20210209.B148]" office:value-type="float" office:value="517255.077331742" calcext:value-type="float">
            <text:p>517255.077331742</text:p>
          </table:table-cell>
          <table:table-cell table:formula="of:=[$p_from_i_UK.C165]" office:value-type="float" office:value="411850.854932835" calcext:value-type="float">
            <text:p>411850.854932835</text:p>
          </table:table-cell>
          <table:table-cell table:formula="of:=[.C166]/[.B166]" office:value-type="float" office:value="0.796223899932246" calcext:value-type="float">
            <text:p>0.796223899932246</text:p>
          </table:table-cell>
        </table:table-row>
        <table:table-row table:style-name="ro1">
          <table:table-cell table:formula="of:=VALUE([$prevalence_history_20210209.A149])" office:value-type="date" office:date-value="2020-11-25" calcext:value-type="date">
            <text:p>25/11/20</text:p>
          </table:table-cell>
          <table:table-cell table:formula="of:=[$prevalence_history_20210209.B149]" office:value-type="float" office:value="507405.155861584" calcext:value-type="float">
            <text:p>507405.155861584</text:p>
          </table:table-cell>
          <table:table-cell table:formula="of:=[$p_from_i_UK.C166]" office:value-type="float" office:value="405028.158602511" calcext:value-type="float">
            <text:p>405028.158602511</text:p>
          </table:table-cell>
          <table:table-cell table:formula="of:=[.C167]/[.B167]" office:value-type="float" office:value="0.79823421958487" calcext:value-type="float">
            <text:p>0.79823421958487</text:p>
          </table:table-cell>
        </table:table-row>
        <table:table-row table:style-name="ro1">
          <table:table-cell table:formula="of:=VALUE([$prevalence_history_20210209.A150])" office:value-type="date" office:date-value="2020-11-26" calcext:value-type="date">
            <text:p>26/11/20</text:p>
          </table:table-cell>
          <table:table-cell table:formula="of:=[$prevalence_history_20210209.B150]" office:value-type="float" office:value="495050.57470719" calcext:value-type="float">
            <text:p>495050.57470719</text:p>
          </table:table-cell>
          <table:table-cell table:formula="of:=[$p_from_i_UK.C167]" office:value-type="float" office:value="396424.73361498" calcext:value-type="float">
            <text:p>396424.73361498</text:p>
          </table:table-cell>
          <table:table-cell table:formula="of:=[.C168]/[.B168]" office:value-type="float" office:value="0.800776231498075" calcext:value-type="float">
            <text:p>0.800776231498075</text:p>
          </table:table-cell>
        </table:table-row>
        <table:table-row table:style-name="ro1">
          <table:table-cell table:formula="of:=VALUE([$prevalence_history_20210209.A151])" office:value-type="date" office:date-value="2020-11-27" calcext:value-type="date">
            <text:p>27/11/20</text:p>
          </table:table-cell>
          <table:table-cell table:formula="of:=[$prevalence_history_20210209.B151]" office:value-type="float" office:value="481760.730998871" calcext:value-type="float">
            <text:p>481760.730998871</text:p>
          </table:table-cell>
          <table:table-cell table:formula="of:=[$p_from_i_UK.C168]" office:value-type="float" office:value="385778.243839186" calcext:value-type="float">
            <text:p>385778.243839186</text:p>
          </table:table-cell>
          <table:table-cell table:formula="of:=[.C169]/[.B169]" office:value-type="float" office:value="0.800767308367626" calcext:value-type="float">
            <text:p>0.800767308367626</text:p>
          </table:table-cell>
        </table:table-row>
        <table:table-row table:style-name="ro1">
          <table:table-cell table:formula="of:=VALUE([$prevalence_history_20210209.A152])" office:value-type="date" office:date-value="2020-11-28" calcext:value-type="date">
            <text:p>28/11/20</text:p>
          </table:table-cell>
          <table:table-cell table:formula="of:=[$prevalence_history_20210209.B152]" office:value-type="float" office:value="467700.3141853" calcext:value-type="float">
            <text:p>467700.3141853</text:p>
          </table:table-cell>
          <table:table-cell table:formula="of:=[$p_from_i_UK.C169]" office:value-type="float" office:value="374550.652351054" calcext:value-type="float">
            <text:p>374550.652351054</text:p>
          </table:table-cell>
          <table:table-cell table:formula="of:=[.C170]/[.B170]" office:value-type="float" office:value="0.800834724696506" calcext:value-type="float">
            <text:p>0.800834724696506</text:p>
          </table:table-cell>
        </table:table-row>
        <table:table-row table:style-name="ro1">
          <table:table-cell table:formula="of:=VALUE([$prevalence_history_20210209.A153])" office:value-type="date" office:date-value="2020-11-29" calcext:value-type="date">
            <text:p>29/11/20</text:p>
          </table:table-cell>
          <table:table-cell table:formula="of:=[$prevalence_history_20210209.B153]" office:value-type="float" office:value="452594.4440881" calcext:value-type="float">
            <text:p>452594.4440881</text:p>
          </table:table-cell>
          <table:table-cell table:formula="of:=[$p_from_i_UK.C170]" office:value-type="float" office:value="362962.136505367" calcext:value-type="float">
            <text:p>362962.136505367</text:p>
          </table:table-cell>
          <table:table-cell table:formula="of:=[.C171]/[.B171]" office:value-type="float" office:value="0.801958886695291" calcext:value-type="float">
            <text:p>0.801958886695291</text:p>
          </table:table-cell>
        </table:table-row>
        <table:table-row table:style-name="ro1">
          <table:table-cell table:formula="of:=VALUE([$prevalence_history_20210209.A154])" office:value-type="date" office:date-value="2020-11-30" calcext:value-type="date">
            <text:p>30/11/20</text:p>
          </table:table-cell>
          <table:table-cell table:formula="of:=[$prevalence_history_20210209.B154]" office:value-type="float" office:value="436675.696920167" calcext:value-type="float">
            <text:p>436675.696920167</text:p>
          </table:table-cell>
          <table:table-cell table:formula="of:=[$p_from_i_UK.C171]" office:value-type="float" office:value="350690.606400621" calcext:value-type="float">
            <text:p>350690.606400621</text:p>
          </table:table-cell>
          <table:table-cell table:formula="of:=[.C172]/[.B172]" office:value-type="float" office:value="0.803091651021591" calcext:value-type="float">
            <text:p>0.803091651021591</text:p>
          </table:table-cell>
        </table:table-row>
        <table:table-row table:style-name="ro1">
          <table:table-cell table:formula="of:=VALUE([$prevalence_history_20210209.A155])" office:value-type="date" office:date-value="2020-12-01" calcext:value-type="date">
            <text:p>01/12/20</text:p>
          </table:table-cell>
          <table:table-cell table:formula="of:=[$prevalence_history_20210209.B155]" office:value-type="float" office:value="420574.168498463" calcext:value-type="float">
            <text:p>420574.168498463</text:p>
          </table:table-cell>
          <table:table-cell table:formula="of:=[$p_from_i_UK.C172]" office:value-type="float" office:value="338021.932169953" calcext:value-type="float">
            <text:p>338021.932169953</text:p>
          </table:table-cell>
          <table:table-cell table:formula="of:=[.C173]/[.B173]" office:value-type="float" office:value="0.803715390740143" calcext:value-type="float">
            <text:p>0.803715390740143</text:p>
          </table:table-cell>
        </table:table-row>
        <table:table-row table:style-name="ro1">
          <table:table-cell table:formula="of:=VALUE([$prevalence_history_20210209.A156])" office:value-type="date" office:date-value="2020-12-02" calcext:value-type="date">
            <text:p>02/12/20</text:p>
          </table:table-cell>
          <table:table-cell table:formula="of:=[$prevalence_history_20210209.B156]" office:value-type="float" office:value="405233.55055587" calcext:value-type="float">
            <text:p>405233.55055587</text:p>
          </table:table-cell>
          <table:table-cell table:formula="of:=[$p_from_i_UK.C173]" office:value-type="float" office:value="325580.414514382" calcext:value-type="float">
            <text:p>325580.414514382</text:p>
          </table:table-cell>
          <table:table-cell table:formula="of:=[.C174]/[.B174]" office:value-type="float" office:value="0.803438940501778" calcext:value-type="float">
            <text:p>0.803438940501778</text:p>
          </table:table-cell>
        </table:table-row>
        <table:table-row table:style-name="ro1">
          <table:table-cell table:formula="of:=VALUE([$prevalence_history_20210209.A157])" office:value-type="date" office:date-value="2020-12-03" calcext:value-type="date">
            <text:p>03/12/20</text:p>
          </table:table-cell>
          <table:table-cell table:formula="of:=[$prevalence_history_20210209.B157]" office:value-type="float" office:value="390242.640362231" calcext:value-type="float">
            <text:p>390242.640362231</text:p>
          </table:table-cell>
          <table:table-cell table:formula="of:=[$p_from_i_UK.C174]" office:value-type="float" office:value="314194.60231015" calcext:value-type="float">
            <text:p>314194.60231015</text:p>
          </table:table-cell>
          <table:table-cell table:formula="of:=[.C175]/[.B175]" office:value-type="float" office:value="0.805126272255918" calcext:value-type="float">
            <text:p>0.805126272255918</text:p>
          </table:table-cell>
        </table:table-row>
        <table:table-row table:style-name="ro1">
          <table:table-cell table:formula="of:=VALUE([$prevalence_history_20210209.A158])" office:value-type="date" office:date-value="2020-12-04" calcext:value-type="date">
            <text:p>04/12/20</text:p>
          </table:table-cell>
          <table:table-cell table:formula="of:=[$prevalence_history_20210209.B158]" office:value-type="float" office:value="375435.853649072" calcext:value-type="float">
            <text:p>375435.853649072</text:p>
          </table:table-cell>
          <table:table-cell table:formula="of:=[$p_from_i_UK.C175]" office:value-type="float" office:value="303130.531603603" calcext:value-type="float">
            <text:p>303130.531603603</text:p>
          </table:table-cell>
          <table:table-cell table:formula="of:=[.C176]/[.B176]" office:value-type="float" office:value="0.807409651095672" calcext:value-type="float">
            <text:p>0.807409651095672</text:p>
          </table:table-cell>
        </table:table-row>
        <table:table-row table:style-name="ro1">
          <table:table-cell table:formula="of:=VALUE([$prevalence_history_20210209.A159])" office:value-type="date" office:date-value="2020-12-05" calcext:value-type="date">
            <text:p>05/12/20</text:p>
          </table:table-cell>
          <table:table-cell table:formula="of:=[$prevalence_history_20210209.B159]" office:value-type="float" office:value="361388.222491931" calcext:value-type="float">
            <text:p>361388.222491931</text:p>
          </table:table-cell>
          <table:table-cell table:formula="of:=[$p_from_i_UK.C176]" office:value-type="float" office:value="292123.014885996" calcext:value-type="float">
            <text:p>292123.014885996</text:p>
          </table:table-cell>
          <table:table-cell table:formula="of:=[.C177]/[.B177]" office:value-type="float" office:value="0.80833573621099" calcext:value-type="float">
            <text:p>0.80833573621099</text:p>
          </table:table-cell>
        </table:table-row>
        <table:table-row table:style-name="ro1">
          <table:table-cell table:formula="of:=VALUE([$prevalence_history_20210209.A160])" office:value-type="date" office:date-value="2020-12-06" calcext:value-type="date">
            <text:p>06/12/20</text:p>
          </table:table-cell>
          <table:table-cell table:formula="of:=[$prevalence_history_20210209.B160]" office:value-type="float" office:value="348475.788875844" calcext:value-type="float">
            <text:p>348475.788875844</text:p>
          </table:table-cell>
          <table:table-cell table:formula="of:=[$p_from_i_UK.C177]" office:value-type="float" office:value="281847.869614586" calcext:value-type="float">
            <text:p>281847.869614586</text:p>
          </table:table-cell>
          <table:table-cell table:formula="of:=[.C178]/[.B178]" office:value-type="float" office:value="0.808801869776393" calcext:value-type="float">
            <text:p>0.808801869776393</text:p>
          </table:table-cell>
        </table:table-row>
        <table:table-row table:style-name="ro1">
          <table:table-cell table:formula="of:=VALUE([$prevalence_history_20210209.A161])" office:value-type="date" office:date-value="2020-12-07" calcext:value-type="date">
            <text:p>07/12/20</text:p>
          </table:table-cell>
          <table:table-cell table:formula="of:=[$prevalence_history_20210209.B161]" office:value-type="float" office:value="337222.876027015" calcext:value-type="float">
            <text:p>337222.876027015</text:p>
          </table:table-cell>
          <table:table-cell table:formula="of:=[$p_from_i_UK.C178]" office:value-type="float" office:value="272452.005871434" calcext:value-type="float">
            <text:p>272452.005871434</text:p>
          </table:table-cell>
          <table:table-cell table:formula="of:=[.C179]/[.B179]" office:value-type="float" office:value="0.807928599273342" calcext:value-type="float">
            <text:p>0.807928599273342</text:p>
          </table:table-cell>
        </table:table-row>
        <table:table-row table:style-name="ro1">
          <table:table-cell table:formula="of:=VALUE([$prevalence_history_20210209.A162])" office:value-type="date" office:date-value="2020-12-08" calcext:value-type="date">
            <text:p>08/12/20</text:p>
          </table:table-cell>
          <table:table-cell table:formula="of:=[$prevalence_history_20210209.B162]" office:value-type="float" office:value="327238.198908493" calcext:value-type="float">
            <text:p>327238.198908493</text:p>
          </table:table-cell>
          <table:table-cell table:formula="of:=[$p_from_i_UK.C179]" office:value-type="float" office:value="264489.716260496" calcext:value-type="float">
            <text:p>264489.716260496</text:p>
          </table:table-cell>
          <table:table-cell table:formula="of:=[.C180]/[.B180]" office:value-type="float" office:value="0.80824829479781" calcext:value-type="float">
            <text:p>0.80824829479781</text:p>
          </table:table-cell>
        </table:table-row>
        <table:table-row table:style-name="ro1">
          <table:table-cell table:formula="of:=VALUE([$prevalence_history_20210209.A163])" office:value-type="date" office:date-value="2020-12-09" calcext:value-type="date">
            <text:p>09/12/20</text:p>
          </table:table-cell>
          <table:table-cell table:formula="of:=[$prevalence_history_20210209.B163]" office:value-type="float" office:value="318469.542371165" calcext:value-type="float">
            <text:p>318469.542371165</text:p>
          </table:table-cell>
          <table:table-cell table:formula="of:=[$p_from_i_UK.C180]" office:value-type="float" office:value="257576.201710005" calcext:value-type="float">
            <text:p>257576.201710005</text:p>
          </table:table-cell>
          <table:table-cell table:formula="of:=[.C181]/[.B181]" office:value-type="float" office:value="0.808793832503483" calcext:value-type="float">
            <text:p>0.808793832503483</text:p>
          </table:table-cell>
        </table:table-row>
        <table:table-row table:style-name="ro1">
          <table:table-cell table:formula="of:=VALUE([$prevalence_history_20210209.A164])" office:value-type="date" office:date-value="2020-12-10" calcext:value-type="date">
            <text:p>10/12/20</text:p>
          </table:table-cell>
          <table:table-cell table:formula="of:=[$prevalence_history_20210209.B164]" office:value-type="float" office:value="310814.106440906" calcext:value-type="float">
            <text:p>310814.106440906</text:p>
          </table:table-cell>
          <table:table-cell table:formula="of:=[$p_from_i_UK.C181]" office:value-type="float" office:value="251629.21121816" calcext:value-type="float">
            <text:p>251629.21121816</text:p>
          </table:table-cell>
          <table:table-cell table:formula="of:=[.C182]/[.B182]" office:value-type="float" office:value="0.809581051836852" calcext:value-type="float">
            <text:p>0.809581051836852</text:p>
          </table:table-cell>
        </table:table-row>
        <table:table-row table:style-name="ro1">
          <table:table-cell table:formula="of:=VALUE([$prevalence_history_20210209.A165])" office:value-type="date" office:date-value="2020-12-11" calcext:value-type="date">
            <text:p>11/12/20</text:p>
          </table:table-cell>
          <table:table-cell table:formula="of:=[$prevalence_history_20210209.B165]" office:value-type="float" office:value="304952.153233349" calcext:value-type="float">
            <text:p>304952.153233349</text:p>
          </table:table-cell>
          <table:table-cell table:formula="of:=[$p_from_i_UK.C182]" office:value-type="float" office:value="246657.547178444" calcext:value-type="float">
            <text:p>246657.547178444</text:p>
          </table:table-cell>
          <table:table-cell table:formula="of:=[.C183]/[.B183]" office:value-type="float" office:value="0.808840155949651" calcext:value-type="float">
            <text:p>0.808840155949651</text:p>
          </table:table-cell>
        </table:table-row>
        <table:table-row table:style-name="ro1">
          <table:table-cell table:formula="of:=VALUE([$prevalence_history_20210209.A166])" office:value-type="date" office:date-value="2020-12-12" calcext:value-type="date">
            <text:p>12/12/20</text:p>
          </table:table-cell>
          <table:table-cell table:formula="of:=[$prevalence_history_20210209.B166]" office:value-type="float" office:value="300330.617809114" calcext:value-type="float">
            <text:p>300330.617809114</text:p>
          </table:table-cell>
          <table:table-cell table:formula="of:=[$p_from_i_UK.C183]" office:value-type="float" office:value="243185.692356172" calcext:value-type="float">
            <text:p>243185.692356172</text:p>
          </table:table-cell>
          <table:table-cell table:formula="of:=[.C184]/[.B184]" office:value-type="float" office:value="0.809726607730476" calcext:value-type="float">
            <text:p>0.809726607730476</text:p>
          </table:table-cell>
        </table:table-row>
        <table:table-row table:style-name="ro1">
          <table:table-cell table:formula="of:=VALUE([$prevalence_history_20210209.A167])" office:value-type="date" office:date-value="2020-12-13" calcext:value-type="date">
            <text:p>13/12/20</text:p>
          </table:table-cell>
          <table:table-cell table:formula="of:=[$prevalence_history_20210209.B167]" office:value-type="float" office:value="298373.421217367" calcext:value-type="float">
            <text:p>298373.421217367</text:p>
          </table:table-cell>
          <table:table-cell table:formula="of:=[$p_from_i_UK.C184]" office:value-type="float" office:value="240656.112865733" calcext:value-type="float">
            <text:p>240656.112865733</text:p>
          </table:table-cell>
          <table:table-cell table:formula="of:=[.C185]/[.B185]" office:value-type="float" office:value="0.806560155002591" calcext:value-type="float">
            <text:p>0.806560155002591</text:p>
          </table:table-cell>
        </table:table-row>
        <table:table-row table:style-name="ro1">
          <table:table-cell table:formula="of:=VALUE([$prevalence_history_20210209.A168])" office:value-type="date" office:date-value="2020-12-14" calcext:value-type="date">
            <text:p>14/12/20</text:p>
          </table:table-cell>
          <table:table-cell table:formula="of:=[$prevalence_history_20210209.B168]" office:value-type="float" office:value="298869.701160801" calcext:value-type="float">
            <text:p>298869.701160801</text:p>
          </table:table-cell>
          <table:table-cell table:formula="of:=[$p_from_i_UK.C185]" office:value-type="float" office:value="240459.810470082" calcext:value-type="float">
            <text:p>240459.810470082</text:p>
          </table:table-cell>
          <table:table-cell table:formula="of:=[.C186]/[.B186]" office:value-type="float" office:value="0.804564027521503" calcext:value-type="float">
            <text:p>0.804564027521503</text:p>
          </table:table-cell>
        </table:table-row>
        <table:table-row table:style-name="ro1">
          <table:table-cell table:formula="of:=VALUE([$prevalence_history_20210209.A169])" office:value-type="date" office:date-value="2020-12-15" calcext:value-type="date">
            <text:p>15/12/20</text:p>
          </table:table-cell>
          <table:table-cell table:formula="of:=[$prevalence_history_20210209.B169]" office:value-type="float" office:value="301670.207775353" calcext:value-type="float">
            <text:p>301670.207775353</text:p>
          </table:table-cell>
          <table:table-cell table:formula="of:=[$p_from_i_UK.C186]" office:value-type="float" office:value="242577.418337351" calcext:value-type="float">
            <text:p>242577.418337351</text:p>
          </table:table-cell>
          <table:table-cell table:formula="of:=[.C187]/[.B187]" office:value-type="float" office:value="0.804114599602732" calcext:value-type="float">
            <text:p>0.804114599602732</text:p>
          </table:table-cell>
        </table:table-row>
        <table:table-row table:style-name="ro1">
          <table:table-cell table:formula="of:=VALUE([$prevalence_history_20210209.A170])" office:value-type="date" office:date-value="2020-12-16" calcext:value-type="date">
            <text:p>16/12/20</text:p>
          </table:table-cell>
          <table:table-cell table:formula="of:=[$prevalence_history_20210209.B170]" office:value-type="float" office:value="305807.691857423" calcext:value-type="float">
            <text:p>305807.691857423</text:p>
          </table:table-cell>
          <table:table-cell table:formula="of:=[$p_from_i_UK.C187]" office:value-type="float" office:value="246814.667305162" calcext:value-type="float">
            <text:p>246814.667305162</text:p>
          </table:table-cell>
          <table:table-cell table:formula="of:=[.C188]/[.B188]" office:value-type="float" office:value="0.807091102928289" calcext:value-type="float">
            <text:p>0.807091102928289</text:p>
          </table:table-cell>
        </table:table-row>
        <table:table-row table:style-name="ro1">
          <table:table-cell table:formula="of:=VALUE([$prevalence_history_20210209.A171])" office:value-type="date" office:date-value="2020-12-17" calcext:value-type="date">
            <text:p>17/12/20</text:p>
          </table:table-cell>
          <table:table-cell table:formula="of:=[$prevalence_history_20210209.B171]" office:value-type="float" office:value="312832.082726385" calcext:value-type="float">
            <text:p>312832.082726385</text:p>
          </table:table-cell>
          <table:table-cell table:formula="of:=[$p_from_i_UK.C188]" office:value-type="float" office:value="251976.244044742" calcext:value-type="float">
            <text:p>251976.244044742</text:p>
          </table:table-cell>
          <table:table-cell table:formula="of:=[.C189]/[.B189]" office:value-type="float" office:value="0.805468038472033" calcext:value-type="float">
            <text:p>0.805468038472033</text:p>
          </table:table-cell>
        </table:table-row>
        <table:table-row table:style-name="ro1">
          <table:table-cell table:formula="of:=VALUE([$prevalence_history_20210209.A172])" office:value-type="date" office:date-value="2020-12-18" calcext:value-type="date">
            <text:p>18/12/20</text:p>
          </table:table-cell>
          <table:table-cell table:formula="of:=[$prevalence_history_20210209.B172]" office:value-type="float" office:value="322557.794994719" calcext:value-type="float">
            <text:p>322557.794994719</text:p>
          </table:table-cell>
          <table:table-cell table:formula="of:=[$p_from_i_UK.C189]" office:value-type="float" office:value="259684.677111474" calcext:value-type="float">
            <text:p>259684.677111474</text:p>
          </table:table-cell>
          <table:table-cell table:formula="of:=[.C190]/[.B190]" office:value-type="float" office:value="0.805079527269603" calcext:value-type="float">
            <text:p>0.805079527269603</text:p>
          </table:table-cell>
        </table:table-row>
        <table:table-row table:style-name="ro1">
          <table:table-cell table:formula="of:=VALUE([$prevalence_history_20210209.A173])" office:value-type="date" office:date-value="2020-12-19" calcext:value-type="date">
            <text:p>19/12/20</text:p>
          </table:table-cell>
          <table:table-cell table:formula="of:=[$prevalence_history_20210209.B173]" office:value-type="float" office:value="335231.42091241" calcext:value-type="float">
            <text:p>335231.42091241</text:p>
          </table:table-cell>
          <table:table-cell table:formula="of:=[$p_from_i_UK.C190]" office:value-type="float" office:value="269864.20603471" calcext:value-type="float">
            <text:p>269864.20603471</text:p>
          </table:table-cell>
          <table:table-cell table:formula="of:=[.C191]/[.B191]" office:value-type="float" office:value="0.805008687133837" calcext:value-type="float">
            <text:p>0.805008687133837</text:p>
          </table:table-cell>
        </table:table-row>
        <table:table-row table:style-name="ro1">
          <table:table-cell table:formula="of:=VALUE([$prevalence_history_20210209.A174])" office:value-type="date" office:date-value="2020-12-20" calcext:value-type="date">
            <text:p>20/12/20</text:p>
          </table:table-cell>
          <table:table-cell table:formula="of:=[$prevalence_history_20210209.B174]" office:value-type="float" office:value="349763.893395297" calcext:value-type="float">
            <text:p>349763.893395297</text:p>
          </table:table-cell>
          <table:table-cell table:formula="of:=[$p_from_i_UK.C191]" office:value-type="float" office:value="282594.381809671" calcext:value-type="float">
            <text:p>282594.381809671</text:p>
          </table:table-cell>
          <table:table-cell table:formula="of:=[.C192]/[.B192]" office:value-type="float" office:value="0.807957559788162" calcext:value-type="float">
            <text:p>0.807957559788162</text:p>
          </table:table-cell>
        </table:table-row>
        <table:table-row table:style-name="ro1">
          <table:table-cell table:formula="of:=VALUE([$prevalence_history_20210209.A175])" office:value-type="date" office:date-value="2020-12-21" calcext:value-type="date">
            <text:p>21/12/20</text:p>
          </table:table-cell>
          <table:table-cell table:formula="of:=[$prevalence_history_20210209.B175]" office:value-type="float" office:value="366389.826455015" calcext:value-type="float">
            <text:p>366389.826455015</text:p>
          </table:table-cell>
          <table:table-cell table:formula="of:=[$p_from_i_UK.C192]" office:value-type="float" office:value="296776.830232219" calcext:value-type="float">
            <text:p>296776.830232219</text:p>
          </table:table-cell>
          <table:table-cell table:formula="of:=[.C193]/[.B193]" office:value-type="float" office:value="0.810002922580213" calcext:value-type="float">
            <text:p>0.810002922580213</text:p>
          </table:table-cell>
        </table:table-row>
        <table:table-row table:style-name="ro1">
          <table:table-cell table:formula="of:=VALUE([$prevalence_history_20210209.A176])" office:value-type="date" office:date-value="2020-12-22" calcext:value-type="date">
            <text:p>22/12/20</text:p>
          </table:table-cell>
          <table:table-cell table:formula="of:=[$prevalence_history_20210209.B176]" office:value-type="float" office:value="384695.24502192" calcext:value-type="float">
            <text:p>384695.24502192</text:p>
          </table:table-cell>
          <table:table-cell table:formula="of:=[$p_from_i_UK.C193]" office:value-type="float" office:value="312832.048225054" calcext:value-type="float">
            <text:p>312832.048225054</text:p>
          </table:table-cell>
          <table:table-cell table:formula="of:=[.C194]/[.B194]" office:value-type="float" office:value="0.813194476077365" calcext:value-type="float">
            <text:p>0.813194476077365</text:p>
          </table:table-cell>
        </table:table-row>
        <table:table-row table:style-name="ro1">
          <table:table-cell table:formula="of:=VALUE([$prevalence_history_20210209.A177])" office:value-type="date" office:date-value="2020-12-23" calcext:value-type="date">
            <text:p>23/12/20</text:p>
          </table:table-cell>
          <table:table-cell table:formula="of:=[$prevalence_history_20210209.B177]" office:value-type="float" office:value="404860.507857185" calcext:value-type="float">
            <text:p>404860.507857185</text:p>
          </table:table-cell>
          <table:table-cell table:formula="of:=[$p_from_i_UK.C194]" office:value-type="float" office:value="330105.891055298" calcext:value-type="float">
            <text:p>330105.891055298</text:p>
          </table:table-cell>
          <table:table-cell table:formula="of:=[.C195]/[.B195]" office:value-type="float" office:value="0.815357103616891" calcext:value-type="float">
            <text:p>0.815357103616891</text:p>
          </table:table-cell>
        </table:table-row>
        <table:table-row table:style-name="ro1">
          <table:table-cell table:formula="of:=VALUE([$prevalence_history_20210209.A178])" office:value-type="date" office:date-value="2020-12-24" calcext:value-type="date">
            <text:p>24/12/20</text:p>
          </table:table-cell>
          <table:table-cell table:formula="of:=[$prevalence_history_20210209.B178]" office:value-type="float" office:value="426345.293427384" calcext:value-type="float">
            <text:p>426345.293427384</text:p>
          </table:table-cell>
          <table:table-cell table:formula="of:=[$p_from_i_UK.C195]" office:value-type="float" office:value="348723.218485785" calcext:value-type="float">
            <text:p>348723.218485785</text:p>
          </table:table-cell>
          <table:table-cell table:formula="of:=[.C196]/[.B196]" office:value-type="float" office:value="0.817936127973652" calcext:value-type="float">
            <text:p>0.817936127973652</text:p>
          </table:table-cell>
        </table:table-row>
        <table:table-row table:style-name="ro1">
          <table:table-cell table:formula="of:=VALUE([$prevalence_history_20210209.A179])" office:value-type="date" office:date-value="2020-12-25" calcext:value-type="date">
            <text:p>25/12/20</text:p>
          </table:table-cell>
          <table:table-cell table:formula="of:=[$prevalence_history_20210209.B179]" office:value-type="float" office:value="448299.642678253" calcext:value-type="float">
            <text:p>448299.642678253</text:p>
          </table:table-cell>
          <table:table-cell table:formula="of:=[$p_from_i_UK.C196]" office:value-type="float" office:value="368516.347013968" calcext:value-type="float">
            <text:p>368516.347013968</text:p>
          </table:table-cell>
          <table:table-cell table:formula="of:=[.C197]/[.B197]" office:value-type="float" office:value="0.822031319972419" calcext:value-type="float">
            <text:p>0.822031319972419</text:p>
          </table:table-cell>
        </table:table-row>
        <table:table-row table:style-name="ro1">
          <table:table-cell table:formula="of:=VALUE([$prevalence_history_20210209.A180])" office:value-type="date" office:date-value="2020-12-26" calcext:value-type="date">
            <text:p>26/12/20</text:p>
          </table:table-cell>
          <table:table-cell table:formula="of:=[$prevalence_history_20210209.B180]" office:value-type="float" office:value="471052.358754694" calcext:value-type="float">
            <text:p>471052.358754694</text:p>
          </table:table-cell>
          <table:table-cell table:formula="of:=[$p_from_i_UK.C197]" office:value-type="float" office:value="388535.529203596" calcext:value-type="float">
            <text:p>388535.529203596</text:p>
          </table:table-cell>
          <table:table-cell table:formula="of:=[.C198]/[.B198]" office:value-type="float" office:value="0.824824506198748" calcext:value-type="float">
            <text:p>0.824824506198748</text:p>
          </table:table-cell>
        </table:table-row>
        <table:table-row table:style-name="ro1">
          <table:table-cell table:formula="of:=VALUE([$prevalence_history_20210209.A181])" office:value-type="date" office:date-value="2020-12-27" calcext:value-type="date">
            <text:p>27/12/20</text:p>
          </table:table-cell>
          <table:table-cell table:formula="of:=[$prevalence_history_20210209.B181]" office:value-type="float" office:value="493702.989868899" calcext:value-type="float">
            <text:p>493702.989868899</text:p>
          </table:table-cell>
          <table:table-cell table:formula="of:=[$p_from_i_UK.C198]" office:value-type="float" office:value="408977.303049449" calcext:value-type="float">
            <text:p>408977.303049449</text:p>
          </table:table-cell>
          <table:table-cell table:formula="of:=[.C199]/[.B199]" office:value-type="float" office:value="0.828387332955086" calcext:value-type="float">
            <text:p>0.828387332955086</text:p>
          </table:table-cell>
        </table:table-row>
        <table:table-row table:style-name="ro1">
          <table:table-cell table:formula="of:=VALUE([$prevalence_history_20210209.A182])" office:value-type="date" office:date-value="2020-12-28" calcext:value-type="date">
            <text:p>28/12/20</text:p>
          </table:table-cell>
          <table:table-cell table:formula="of:=[$prevalence_history_20210209.B182]" office:value-type="float" office:value="517378.40630888" calcext:value-type="float">
            <text:p>517378.40630888</text:p>
          </table:table-cell>
          <table:table-cell table:formula="of:=[$p_from_i_UK.C199]" office:value-type="float" office:value="428863.750674823" calcext:value-type="float">
            <text:p>428863.750674823</text:p>
          </table:table-cell>
          <table:table-cell table:formula="of:=[.C200]/[.B200]" office:value-type="float" office:value="0.828916988891081" calcext:value-type="float">
            <text:p>0.828916988891081</text:p>
          </table:table-cell>
        </table:table-row>
        <table:table-row table:style-name="ro1">
          <table:table-cell table:formula="of:=VALUE([$prevalence_history_20210209.A183])" office:value-type="date" office:date-value="2020-12-29" calcext:value-type="date">
            <text:p>29/12/20</text:p>
          </table:table-cell>
          <table:table-cell table:formula="of:=[$prevalence_history_20210209.B183]" office:value-type="float" office:value="542243.374737495" calcext:value-type="float">
            <text:p>542243.374737495</text:p>
          </table:table-cell>
          <table:table-cell table:formula="of:=[$p_from_i_UK.C200]" office:value-type="float" office:value="449749.031887862" calcext:value-type="float">
            <text:p>449749.031887862</text:p>
          </table:table-cell>
          <table:table-cell table:formula="of:=[.C201]/[.B201]" office:value-type="float" office:value="0.829422825323757" calcext:value-type="float">
            <text:p>0.829422825323757</text:p>
          </table:table-cell>
        </table:table-row>
        <table:table-row table:style-name="ro1">
          <table:table-cell table:formula="of:=VALUE([$prevalence_history_20210209.A184])" office:value-type="date" office:date-value="2020-12-30" calcext:value-type="date">
            <text:p>30/12/20</text:p>
          </table:table-cell>
          <table:table-cell table:formula="of:=[$prevalence_history_20210209.B184]" office:value-type="float" office:value="567701.754874479" calcext:value-type="float">
            <text:p>567701.754874479</text:p>
          </table:table-cell>
          <table:table-cell table:formula="of:=[$p_from_i_UK.C201]" office:value-type="float" office:value="471742.026051267" calcext:value-type="float">
            <text:p>471742.026051267</text:p>
          </table:table-cell>
          <table:table-cell table:formula="of:=[.C202]/[.B202]" office:value-type="float" office:value="0.830968060254756" calcext:value-type="float">
            <text:p>0.830968060254756</text:p>
          </table:table-cell>
        </table:table-row>
        <table:table-row table:style-name="ro1">
          <table:table-cell table:formula="of:=VALUE([$prevalence_history_20210209.A185])" office:value-type="date" office:date-value="2020-12-31" calcext:value-type="date">
            <text:p>31/12/20</text:p>
          </table:table-cell>
          <table:table-cell table:formula="of:=[$prevalence_history_20210209.B185]" office:value-type="float" office:value="595077.245725575" calcext:value-type="float">
            <text:p>595077.245725575</text:p>
          </table:table-cell>
          <table:table-cell table:formula="of:=[$p_from_i_UK.C202]" office:value-type="float" office:value="494199.094777432" calcext:value-type="float">
            <text:p>494199.094777432</text:p>
          </table:table-cell>
          <table:table-cell table:formula="of:=[.C203]/[.B203]" office:value-type="float" office:value="0.830478897197384" calcext:value-type="float">
            <text:p>0.830478897197384</text:p>
          </table:table-cell>
        </table:table-row>
        <table:table-row table:style-name="ro1">
          <table:table-cell table:formula="of:=VALUE([$prevalence_history_20210209.A186])" office:value-type="date" office:date-value="2021-01-01" calcext:value-type="date">
            <text:p>01/01/21</text:p>
          </table:table-cell>
          <table:table-cell table:formula="of:=[$prevalence_history_20210209.B186]" office:value-type="float" office:value="622878.513446141" calcext:value-type="float">
            <text:p>622878.513446141</text:p>
          </table:table-cell>
          <table:table-cell table:formula="of:=[$p_from_i_UK.C203]" office:value-type="float" office:value="518596.013089313" calcext:value-type="float">
            <text:p>518596.013089313</text:p>
          </table:table-cell>
          <table:table-cell table:formula="of:=[.C204]/[.B204]" office:value-type="float" office:value="0.832579711603995" calcext:value-type="float">
            <text:p>0.832579711603995</text:p>
          </table:table-cell>
        </table:table-row>
        <table:table-row table:style-name="ro1">
          <table:table-cell table:formula="of:=VALUE([$prevalence_history_20210209.A187])" office:value-type="date" office:date-value="2021-01-02" calcext:value-type="date">
            <text:p>02/01/21</text:p>
          </table:table-cell>
          <table:table-cell table:formula="of:=[$prevalence_history_20210209.B187]" office:value-type="float" office:value="650452.67561605" calcext:value-type="float">
            <text:p>650452.67561605</text:p>
          </table:table-cell>
          <table:table-cell table:formula="of:=[$p_from_i_UK.C204]" office:value-type="float" office:value="543247.958549497" calcext:value-type="float">
            <text:p>543247.958549497</text:p>
          </table:table-cell>
          <table:table-cell table:formula="of:=[.C205]/[.B205]" office:value-type="float" office:value="0.835184447561818" calcext:value-type="float">
            <text:p>0.835184447561818</text:p>
          </table:table-cell>
        </table:table-row>
        <table:table-row table:style-name="ro1">
          <table:table-cell table:formula="of:=VALUE([$prevalence_history_20210209.A188])" office:value-type="date" office:date-value="2021-01-03" calcext:value-type="date">
            <text:p>03/01/21</text:p>
          </table:table-cell>
          <table:table-cell table:formula="of:=[$prevalence_history_20210209.B188]" office:value-type="float" office:value="677620.972646081" calcext:value-type="float">
            <text:p>677620.972646081</text:p>
          </table:table-cell>
          <table:table-cell table:formula="of:=[$p_from_i_UK.C205]" office:value-type="float" office:value="567364.172617706" calcext:value-type="float">
            <text:p>567364.172617706</text:p>
          </table:table-cell>
          <table:table-cell table:formula="of:=[.C206]/[.B206]" office:value-type="float" office:value="0.837288389115486" calcext:value-type="float">
            <text:p>0.837288389115486</text:p>
          </table:table-cell>
        </table:table-row>
        <table:table-row table:style-name="ro1">
          <table:table-cell table:formula="of:=VALUE([$prevalence_history_20210209.A189])" office:value-type="date" office:date-value="2021-01-04" calcext:value-type="date">
            <text:p>04/01/21</text:p>
          </table:table-cell>
          <table:table-cell table:formula="of:=[$prevalence_history_20210209.B189]" office:value-type="float" office:value="704165.62754707" calcext:value-type="float">
            <text:p>704165.62754707</text:p>
          </table:table-cell>
          <table:table-cell table:formula="of:=[$p_from_i_UK.C206]" office:value-type="float" office:value="590583.748536867" calcext:value-type="float">
            <text:p>590583.748536867</text:p>
          </table:table-cell>
          <table:table-cell table:formula="of:=[.C207]/[.B207]" office:value-type="float" office:value="0.838700052137079" calcext:value-type="float">
            <text:p>0.838700052137079</text:p>
          </table:table-cell>
        </table:table-row>
        <table:table-row table:style-name="ro1">
          <table:table-cell table:formula="of:=VALUE([$prevalence_history_20210209.A190])" office:value-type="date" office:date-value="2021-01-05" calcext:value-type="date">
            <text:p>05/01/21</text:p>
          </table:table-cell>
          <table:table-cell table:formula="of:=[$prevalence_history_20210209.B190]" office:value-type="float" office:value="728707.349339289" calcext:value-type="float">
            <text:p>728707.349339289</text:p>
          </table:table-cell>
          <table:table-cell table:formula="of:=[$p_from_i_UK.C207]" office:value-type="float" office:value="612576.850523263" calcext:value-type="float">
            <text:p>612576.850523263</text:p>
          </table:table-cell>
          <table:table-cell table:formula="of:=[.C208]/[.B208]" office:value-type="float" office:value="0.840634928519219" calcext:value-type="float">
            <text:p>0.840634928519219</text:p>
          </table:table-cell>
        </table:table-row>
        <table:table-row table:style-name="ro1">
          <table:table-cell table:formula="of:=VALUE([$prevalence_history_20210209.A191])" office:value-type="date" office:date-value="2021-01-06" calcext:value-type="date">
            <text:p>06/01/21</text:p>
          </table:table-cell>
          <table:table-cell table:formula="of:=[$prevalence_history_20210209.B191]" office:value-type="float" office:value="750698.381773818" calcext:value-type="float">
            <text:p>750698.381773818</text:p>
          </table:table-cell>
          <table:table-cell table:formula="of:=[$p_from_i_UK.C208]" office:value-type="float" office:value="632340.716861557" calcext:value-type="float">
            <text:p>632340.716861557</text:p>
          </table:table-cell>
          <table:table-cell table:formula="of:=[.C209]/[.B209]" office:value-type="float" office:value="0.842336592450626" calcext:value-type="float">
            <text:p>0.842336592450626</text:p>
          </table:table-cell>
        </table:table-row>
        <table:table-row table:style-name="ro1">
          <table:table-cell table:formula="of:=VALUE([$prevalence_history_20210209.A192])" office:value-type="date" office:date-value="2021-01-07" calcext:value-type="date">
            <text:p>07/01/21</text:p>
          </table:table-cell>
          <table:table-cell table:formula="of:=[$prevalence_history_20210209.B192]" office:value-type="float" office:value="769658.771030684" calcext:value-type="float">
            <text:p>769658.771030684</text:p>
          </table:table-cell>
          <table:table-cell table:formula="of:=[$p_from_i_UK.C209]" office:value-type="float" office:value="649110.254604011" calcext:value-type="float">
            <text:p>649110.254604011</text:p>
          </table:table-cell>
          <table:table-cell table:formula="of:=[.C210]/[.B210]" office:value-type="float" office:value="0.843374075676106" calcext:value-type="float">
            <text:p>0.843374075676106</text:p>
          </table:table-cell>
        </table:table-row>
        <table:table-row table:style-name="ro1">
          <table:table-cell table:formula="of:=VALUE([$prevalence_history_20210209.A193])" office:value-type="date" office:date-value="2021-01-08" calcext:value-type="date">
            <text:p>08/01/21</text:p>
          </table:table-cell>
          <table:table-cell table:formula="of:=[$prevalence_history_20210209.B193]" office:value-type="float" office:value="784622.338690637" calcext:value-type="float">
            <text:p>784622.338690637</text:p>
          </table:table-cell>
          <table:table-cell table:formula="of:=[$p_from_i_UK.C210]" office:value-type="float" office:value="662632.622492564" calcext:value-type="float">
            <text:p>662632.622492564</text:p>
          </table:table-cell>
          <table:table-cell table:formula="of:=[.C211]/[.B211]" office:value-type="float" office:value="0.844524288714941" calcext:value-type="float">
            <text:p>0.844524288714941</text:p>
          </table:table-cell>
        </table:table-row>
        <table:table-row table:style-name="ro1">
          <table:table-cell table:formula="of:=VALUE([$prevalence_history_20210209.A194])" office:value-type="date" office:date-value="2021-01-09" calcext:value-type="date">
            <text:p>09/01/21</text:p>
          </table:table-cell>
          <table:table-cell table:formula="of:=[$prevalence_history_20210209.B194]" office:value-type="float" office:value="795266.503947776" calcext:value-type="float">
            <text:p>795266.503947776</text:p>
          </table:table-cell>
          <table:table-cell table:formula="of:=[$p_from_i_UK.C211]" office:value-type="float" office:value="672221.974258266" calcext:value-type="float">
            <text:p>672221.974258266</text:p>
          </table:table-cell>
          <table:table-cell table:formula="of:=[.C212]/[.B212]" office:value-type="float" office:value="0.845278873083796" calcext:value-type="float">
            <text:p>0.845278873083796</text:p>
          </table:table-cell>
        </table:table-row>
        <table:table-row table:style-name="ro1">
          <table:table-cell table:formula="of:=VALUE([$prevalence_history_20210209.A195])" office:value-type="date" office:date-value="2021-01-10" calcext:value-type="date">
            <text:p>10/01/21</text:p>
          </table:table-cell>
          <table:table-cell table:formula="of:=[$prevalence_history_20210209.B195]" office:value-type="float" office:value="802544.05913129" calcext:value-type="float">
            <text:p>802544.05913129</text:p>
          </table:table-cell>
          <table:table-cell table:formula="of:=[$p_from_i_UK.C212]" office:value-type="float" office:value="677753.611934195" calcext:value-type="float">
            <text:p>677753.611934195</text:p>
          </table:table-cell>
          <table:table-cell table:formula="of:=[.C213]/[.B213]" office:value-type="float" office:value="0.844506422074604" calcext:value-type="float">
            <text:p>0.844506422074604</text:p>
          </table:table-cell>
        </table:table-row>
        <table:table-row table:style-name="ro1">
          <table:table-cell table:formula="of:=VALUE([$prevalence_history_20210209.A196])" office:value-type="date" office:date-value="2021-01-11" calcext:value-type="date">
            <text:p>11/01/21</text:p>
          </table:table-cell>
          <table:table-cell table:formula="of:=[$prevalence_history_20210209.B196]" office:value-type="float" office:value="805633.828828059" calcext:value-type="float">
            <text:p>805633.828828059</text:p>
          </table:table-cell>
          <table:table-cell table:formula="of:=[$p_from_i_UK.C213]" office:value-type="float" office:value="680413.636413225" calcext:value-type="float">
            <text:p>680413.636413225</text:p>
          </table:table-cell>
          <table:table-cell table:formula="of:=[.C214]/[.B214]" office:value-type="float" office:value="0.844569346601309" calcext:value-type="float">
            <text:p>0.844569346601309</text:p>
          </table:table-cell>
        </table:table-row>
        <table:table-row table:style-name="ro1">
          <table:table-cell table:formula="of:=VALUE([$prevalence_history_20210209.A197])" office:value-type="date" office:date-value="2021-01-12" calcext:value-type="date">
            <text:p>12/01/21</text:p>
          </table:table-cell>
          <table:table-cell table:formula="of:=[$prevalence_history_20210209.B197]" office:value-type="float" office:value="804507.02654135" calcext:value-type="float">
            <text:p>804507.02654135</text:p>
          </table:table-cell>
          <table:table-cell table:formula="of:=[$p_from_i_UK.C214]" office:value-type="float" office:value="679601.416063297" calcext:value-type="float">
            <text:p>679601.416063297</text:p>
          </table:table-cell>
          <table:table-cell table:formula="of:=[.C215]/[.B215]" office:value-type="float" office:value="0.844742673019236" calcext:value-type="float">
            <text:p>0.844742673019236</text:p>
          </table:table-cell>
        </table:table-row>
        <table:table-row table:style-name="ro1">
          <table:table-cell table:formula="of:=VALUE([$prevalence_history_20210209.A198])" office:value-type="date" office:date-value="2021-01-13" calcext:value-type="date">
            <text:p>13/01/21</text:p>
          </table:table-cell>
          <table:table-cell table:formula="of:=[$prevalence_history_20210209.B198]" office:value-type="float" office:value="798260.923860683" calcext:value-type="float">
            <text:p>798260.923860683</text:p>
          </table:table-cell>
          <table:table-cell table:formula="of:=[$p_from_i_UK.C215]" office:value-type="float" office:value="675281.174802049" calcext:value-type="float">
            <text:p>675281.174802049</text:p>
          </table:table-cell>
          <table:table-cell table:formula="of:=[.C216]/[.B216]" office:value-type="float" office:value="0.84594041198477" calcext:value-type="float">
            <text:p>0.84594041198477</text:p>
          </table:table-cell>
        </table:table-row>
        <table:table-row table:style-name="ro1">
          <table:table-cell table:formula="of:=VALUE([$prevalence_history_20210209.A199])" office:value-type="date" office:date-value="2021-01-14" calcext:value-type="date">
            <text:p>14/01/21</text:p>
          </table:table-cell>
          <table:table-cell table:formula="of:=[$prevalence_history_20210209.B199]" office:value-type="float" office:value="787601.617696943" calcext:value-type="float">
            <text:p>787601.617696943</text:p>
          </table:table-cell>
          <table:table-cell table:formula="of:=[$p_from_i_UK.C216]" office:value-type="float" office:value="666727.626695734" calcext:value-type="float">
            <text:p>666727.626695734</text:p>
          </table:table-cell>
          <table:table-cell table:formula="of:=[.C217]/[.B217]" office:value-type="float" office:value="0.846529021417374" calcext:value-type="float">
            <text:p>0.846529021417374</text:p>
          </table:table-cell>
        </table:table-row>
        <table:table-row table:style-name="ro1">
          <table:table-cell table:formula="of:=VALUE([$prevalence_history_20210209.A200])" office:value-type="date" office:date-value="2021-01-15" calcext:value-type="date">
            <text:p>15/01/21</text:p>
          </table:table-cell>
          <table:table-cell table:formula="of:=[$prevalence_history_20210209.B200]" office:value-type="float" office:value="773426.16048962" calcext:value-type="float">
            <text:p>773426.16048962</text:p>
          </table:table-cell>
          <table:table-cell table:formula="of:=[$p_from_i_UK.C217]" office:value-type="float" office:value="654427.30812543" calcext:value-type="float">
            <text:p>654427.30812543</text:p>
          </table:table-cell>
          <table:table-cell table:formula="of:=[.C218]/[.B218]" office:value-type="float" office:value="0.846140642192841" calcext:value-type="float">
            <text:p>0.846140642192841</text:p>
          </table:table-cell>
        </table:table-row>
        <table:table-row table:style-name="ro1">
          <table:table-cell table:formula="of:=VALUE([$prevalence_history_20210209.A201])" office:value-type="date" office:date-value="2021-01-16" calcext:value-type="date">
            <text:p>16/01/21</text:p>
          </table:table-cell>
          <table:table-cell table:formula="of:=[$prevalence_history_20210209.B201]" office:value-type="float" office:value="756780.49798268" calcext:value-type="float">
            <text:p>756780.49798268</text:p>
          </table:table-cell>
          <table:table-cell table:formula="of:=[$p_from_i_UK.C218]" office:value-type="float" office:value="639683.834233818" calcext:value-type="float">
            <text:p>639683.834233818</text:p>
          </table:table-cell>
          <table:table-cell table:formula="of:=[.C219]/[.B219]" office:value-type="float" office:value="0.845269977145286" calcext:value-type="float">
            <text:p>0.845269977145286</text:p>
          </table:table-cell>
        </table:table-row>
        <table:table-row table:style-name="ro1">
          <table:table-cell table:formula="of:=VALUE([$prevalence_history_20210209.A202])" office:value-type="date" office:date-value="2021-01-17" calcext:value-type="date">
            <text:p>17/01/21</text:p>
          </table:table-cell>
          <table:table-cell table:formula="of:=[$prevalence_history_20210209.B202]" office:value-type="float" office:value="737420.749255116" calcext:value-type="float">
            <text:p>737420.749255116</text:p>
          </table:table-cell>
          <table:table-cell table:formula="of:=[$p_from_i_UK.C219]" office:value-type="float" office:value="623331.535674412" calcext:value-type="float">
            <text:p>623331.535674412</text:p>
          </table:table-cell>
          <table:table-cell table:formula="of:=[.C220]/[.B220]" office:value-type="float" office:value="0.845286135905522" calcext:value-type="float">
            <text:p>0.845286135905522</text:p>
          </table:table-cell>
        </table:table-row>
        <table:table-row table:style-name="ro1">
          <table:table-cell table:formula="of:=VALUE([$prevalence_history_20210209.A203])" office:value-type="date" office:date-value="2021-01-18" calcext:value-type="date">
            <text:p>18/01/21</text:p>
          </table:table-cell>
          <table:table-cell table:formula="of:=[$prevalence_history_20210209.B203]" office:value-type="float" office:value="716239.714317599" calcext:value-type="float">
            <text:p>716239.714317599</text:p>
          </table:table-cell>
          <table:table-cell table:formula="of:=[$p_from_i_UK.C220]" office:value-type="float" office:value="605012.788615607" calcext:value-type="float">
            <text:p>605012.788615607</text:p>
          </table:table-cell>
          <table:table-cell table:formula="of:=[.C221]/[.B221]" office:value-type="float" office:value="0.844707123217868" calcext:value-type="float">
            <text:p>0.844707123217868</text:p>
          </table:table-cell>
        </table:table-row>
        <table:table-row table:style-name="ro1">
          <table:table-cell table:formula="of:=VALUE([$prevalence_history_20210209.A204])" office:value-type="date" office:date-value="2021-01-19" calcext:value-type="date">
            <text:p>19/01/21</text:p>
          </table:table-cell>
          <table:table-cell table:formula="of:=[$prevalence_history_20210209.B204]" office:value-type="float" office:value="692940.60169868" calcext:value-type="float">
            <text:p>692940.60169868</text:p>
          </table:table-cell>
          <table:table-cell table:formula="of:=[$p_from_i_UK.C221]" office:value-type="float" office:value="585510.395346997" calcext:value-type="float">
            <text:p>585510.395346997</text:p>
          </table:table-cell>
          <table:table-cell table:formula="of:=[.C222]/[.B222]" office:value-type="float" office:value="0.844964768858503" calcext:value-type="float">
            <text:p>0.844964768858503</text:p>
          </table:table-cell>
        </table:table-row>
        <table:table-row table:style-name="ro1">
          <table:table-cell table:formula="of:=VALUE([$prevalence_history_20210209.A205])" office:value-type="date" office:date-value="2021-01-20" calcext:value-type="date">
            <text:p>20/01/21</text:p>
          </table:table-cell>
          <table:table-cell table:formula="of:=[$prevalence_history_20210209.B205]" office:value-type="float" office:value="669275.977857312" calcext:value-type="float">
            <text:p>669275.977857312</text:p>
          </table:table-cell>
          <table:table-cell table:formula="of:=[$p_from_i_UK.C222]" office:value-type="float" office:value="564574.331609547" calcext:value-type="float">
            <text:p>564574.331609547</text:p>
          </table:table-cell>
          <table:table-cell table:formula="of:=[.C223]/[.B223]" office:value-type="float" office:value="0.843559832248922" calcext:value-type="float">
            <text:p>0.843559832248922</text:p>
          </table:table-cell>
        </table:table-row>
        <table:table-row table:style-name="ro1">
          <table:table-cell table:formula="of:=VALUE([$prevalence_history_20210209.A206])" office:value-type="date" office:date-value="2021-01-21" calcext:value-type="date">
            <text:p>21/01/21</text:p>
          </table:table-cell>
          <table:table-cell table:formula="of:=[$prevalence_history_20210209.B206]" office:value-type="float" office:value="645730.083989738" calcext:value-type="float">
            <text:p>645730.083989738</text:p>
          </table:table-cell>
          <table:table-cell table:formula="of:=[$p_from_i_UK.C223]" office:value-type="float" office:value="543665.429249537" calcext:value-type="float">
            <text:p>543665.429249537</text:p>
          </table:table-cell>
          <table:table-cell table:formula="of:=[.C224]/[.B224]" office:value-type="float" office:value="0.841939136380979" calcext:value-type="float">
            <text:p>0.841939136380979</text:p>
          </table:table-cell>
        </table:table-row>
        <table:table-row table:style-name="ro1">
          <table:table-cell table:formula="of:=VALUE([$prevalence_history_20210209.A207])" office:value-type="date" office:date-value="2021-01-22" calcext:value-type="date">
            <text:p>22/01/21</text:p>
          </table:table-cell>
          <table:table-cell table:formula="of:=[$prevalence_history_20210209.B207]" office:value-type="float" office:value="622445.960616357" calcext:value-type="float">
            <text:p>622445.960616357</text:p>
          </table:table-cell>
          <table:table-cell table:formula="of:=[$p_from_i_UK.C224]" office:value-type="float" office:value="523359.348401674" calcext:value-type="float">
            <text:p>523359.348401674</text:p>
          </table:table-cell>
          <table:table-cell table:formula="of:=[.C225]/[.B225]" office:value-type="float" office:value="0.84081090008751" calcext:value-type="float">
            <text:p>0.84081090008751</text:p>
          </table:table-cell>
        </table:table-row>
        <table:table-row table:style-name="ro1">
          <table:table-cell table:formula="of:=VALUE([$prevalence_history_20210209.A208])" office:value-type="date" office:date-value="2021-01-23" calcext:value-type="date">
            <text:p>23/01/21</text:p>
          </table:table-cell>
          <table:table-cell table:formula="of:=[$prevalence_history_20210209.B208]" office:value-type="float" office:value="599790.95378392" calcext:value-type="float">
            <text:p>599790.95378392</text:p>
          </table:table-cell>
          <table:table-cell table:formula="of:=[$p_from_i_UK.C225]" office:value-type="float" office:value="503565.043527253" calcext:value-type="float">
            <text:p>503565.043527253</text:p>
          </table:table-cell>
          <table:table-cell table:formula="of:=[.C226]/[.B226]" office:value-type="float" office:value="0.839567586590622" calcext:value-type="float">
            <text:p>0.839567586590622</text:p>
          </table:table-cell>
        </table:table-row>
        <table:table-row table:style-name="ro1">
          <table:table-cell table:formula="of:=VALUE([$prevalence_history_20210209.A209])" office:value-type="date" office:date-value="2021-01-24" calcext:value-type="date">
            <text:p>24/01/21</text:p>
          </table:table-cell>
          <table:table-cell table:formula="of:=[$prevalence_history_20210209.B209]" office:value-type="float" office:value="578180.185816667" calcext:value-type="float">
            <text:p>578180.185816667</text:p>
          </table:table-cell>
          <table:table-cell table:formula="of:=[$p_from_i_UK.C226]" office:value-type="float" office:value="484539.624010397" calcext:value-type="float">
            <text:p>484539.624010397</text:p>
          </table:table-cell>
          <table:table-cell table:formula="of:=[.C227]/[.B227]" office:value-type="float" office:value="0.838042596229747" calcext:value-type="float">
            <text:p>0.838042596229747</text:p>
          </table:table-cell>
        </table:table-row>
        <table:table-row table:style-name="ro1">
          <table:table-cell table:formula="of:=VALUE([$prevalence_history_20210209.A210])" office:value-type="date" office:date-value="2021-01-25" calcext:value-type="date">
            <text:p>25/01/21</text:p>
          </table:table-cell>
          <table:table-cell table:formula="of:=[$prevalence_history_20210209.B210]" office:value-type="float" office:value="557558.747279965" calcext:value-type="float">
            <text:p>557558.747279965</text:p>
          </table:table-cell>
          <table:table-cell table:formula="of:=[$p_from_i_UK.C227]" office:value-type="float" office:value="466458.920635128" calcext:value-type="float">
            <text:p>466458.920635128</text:p>
          </table:table-cell>
          <table:table-cell table:formula="of:=[.C228]/[.B228]" office:value-type="float" office:value="0.83660945669086" calcext:value-type="float">
            <text:p>0.83660945669086</text:p>
          </table:table-cell>
        </table:table-row>
        <table:table-row table:style-name="ro1">
          <table:table-cell table:formula="of:=VALUE([$prevalence_history_20210209.A211])" office:value-type="date" office:date-value="2021-01-26" calcext:value-type="date">
            <text:p>26/01/21</text:p>
          </table:table-cell>
          <table:table-cell table:formula="of:=[$prevalence_history_20210209.B211]" office:value-type="float" office:value="538384.062518105" calcext:value-type="float">
            <text:p>538384.062518105</text:p>
          </table:table-cell>
          <table:table-cell table:formula="of:=[$p_from_i_UK.C228]" office:value-type="float" office:value="449419.081809649" calcext:value-type="float">
            <text:p>449419.081809649</text:p>
          </table:table-cell>
          <table:table-cell table:formula="of:=[.C229]/[.B229]" office:value-type="float" office:value="0.834755545525711" calcext:value-type="float">
            <text:p>0.834755545525711</text:p>
          </table:table-cell>
        </table:table-row>
        <table:table-row table:style-name="ro1">
          <table:table-cell table:formula="of:=VALUE([$prevalence_history_20210209.A212])" office:value-type="date" office:date-value="2021-01-27" calcext:value-type="date">
            <text:p>27/01/21</text:p>
          </table:table-cell>
          <table:table-cell table:formula="of:=[$prevalence_history_20210209.B212]" office:value-type="float" office:value="520149.840884344" calcext:value-type="float">
            <text:p>520149.840884344</text:p>
          </table:table-cell>
          <table:table-cell table:formula="of:=[$p_from_i_UK.C229]" office:value-type="float" office:value="433558.761352952" calcext:value-type="float">
            <text:p>433558.761352952</text:p>
          </table:table-cell>
          <table:table-cell table:formula="of:=[.C230]/[.B230]" office:value-type="float" office:value="0.833526663424193" calcext:value-type="float">
            <text:p>0.833526663424193</text:p>
          </table:table-cell>
        </table:table-row>
        <table:table-row table:style-name="ro1">
          <table:table-cell table:formula="of:=VALUE([$prevalence_history_20210209.A213])" office:value-type="date" office:date-value="2021-01-28" calcext:value-type="date">
            <text:p>28/01/21</text:p>
          </table:table-cell>
          <table:table-cell table:formula="of:=[$prevalence_history_20210209.B213]" office:value-type="float" office:value="502311.245190167" calcext:value-type="float">
            <text:p>502311.245190167</text:p>
          </table:table-cell>
          <table:table-cell table:formula="of:=[$p_from_i_UK.C230]" office:value-type="float" office:value="418364.969944152" calcext:value-type="float">
            <text:p>418364.969944152</text:p>
          </table:table-cell>
          <table:table-cell table:formula="of:=[.C231]/[.B231]" office:value-type="float" office:value="0.832879960283919" calcext:value-type="float">
            <text:p>0.832879960283919</text:p>
          </table:table-cell>
        </table:table-row>
        <table:table-row table:style-name="ro1">
          <table:table-cell table:formula="of:=VALUE([$prevalence_history_20210209.A214])" office:value-type="date" office:date-value="2021-01-29" calcext:value-type="date">
            <text:p>29/01/21</text:p>
          </table:table-cell>
          <table:table-cell table:formula="of:=[$prevalence_history_20210209.B214]" office:value-type="float" office:value="484846.243935446" calcext:value-type="float">
            <text:p>484846.243935446</text:p>
          </table:table-cell>
          <table:table-cell table:formula="of:=[$p_from_i_UK.C231]" office:value-type="float" office:value="403338.717639421" calcext:value-type="float">
            <text:p>403338.717639421</text:p>
          </table:table-cell>
          <table:table-cell table:formula="of:=[.C232]/[.B232]" office:value-type="float" office:value="0.831889950029442" calcext:value-type="float">
            <text:p>0.831889950029442</text:p>
          </table:table-cell>
        </table:table-row>
        <table:table-row table:style-name="ro1">
          <table:table-cell table:formula="of:=VALUE([$prevalence_history_20210209.A215])" office:value-type="date" office:date-value="2021-01-30" calcext:value-type="date">
            <text:p>30/01/21</text:p>
          </table:table-cell>
          <table:table-cell table:formula="of:=[$prevalence_history_20210209.B215]" office:value-type="float" office:value="467309.966475352" calcext:value-type="float">
            <text:p>467309.966475352</text:p>
          </table:table-cell>
          <table:table-cell table:formula="of:=[$p_from_i_UK.C232]" office:value-type="float" office:value="388450.10969805" calcext:value-type="float">
            <text:p>388450.10969805</text:p>
          </table:table-cell>
          <table:table-cell table:formula="of:=[.C233]/[.B233]" office:value-type="float" office:value="0.831247218260513" calcext:value-type="float">
            <text:p>0.831247218260513</text:p>
          </table:table-cell>
        </table:table-row>
        <table:table-row table:style-name="ro1">
          <table:table-cell table:formula="of:=VALUE([$prevalence_history_20210209.A216])" office:value-type="date" office:date-value="2021-01-31" calcext:value-type="date">
            <text:p>31/01/21</text:p>
          </table:table-cell>
          <table:table-cell table:formula="of:=[$prevalence_history_20210209.B216]" office:value-type="float" office:value="449743.096269371" calcext:value-type="float">
            <text:p>449743.096269371</text:p>
          </table:table-cell>
          <table:table-cell table:formula="of:=[$p_from_i_UK.C233]" office:value-type="float" office:value="373371.661872293" calcext:value-type="float">
            <text:p>373371.661872293</text:p>
          </table:table-cell>
          <table:table-cell table:formula="of:=[.C234]/[.B234]" office:value-type="float" office:value="0.830188756579966" calcext:value-type="float">
            <text:p>0.830188756579966</text:p>
          </table:table-cell>
        </table:table-row>
        <table:table-row table:style-name="ro1">
          <table:table-cell table:formula="of:=VALUE([$prevalence_history_20210209.A217])" office:value-type="date" office:date-value="2021-02-01" calcext:value-type="date">
            <text:p>01/02/21</text:p>
          </table:table-cell>
          <table:table-cell table:formula="of:=[$prevalence_history_20210209.B217]" office:value-type="float" office:value="432652.12575537" calcext:value-type="float">
            <text:p>432652.12575537</text:p>
          </table:table-cell>
          <table:table-cell table:formula="of:=[$p_from_i_UK.C234]" office:value-type="float" office:value="358368.856442654" calcext:value-type="float">
            <text:p>358368.856442654</text:p>
          </table:table-cell>
          <table:table-cell table:formula="of:=[.C235]/[.B235]" office:value-type="float" office:value="0.828307166680334" calcext:value-type="float">
            <text:p>0.828307166680334</text:p>
          </table:table-cell>
        </table:table-row>
        <table:table-row table:style-name="ro1">
          <table:table-cell table:formula="of:=VALUE([$prevalence_history_20210209.A218])" office:value-type="date" office:date-value="2021-02-02" calcext:value-type="date">
            <text:p>02/02/21</text:p>
          </table:table-cell>
          <table:table-cell table:formula="of:=[$prevalence_history_20210209.B218]" office:value-type="float" office:value="415597.648849902" calcext:value-type="float">
            <text:p>415597.648849902</text:p>
          </table:table-cell>
          <table:table-cell table:formula="of:=[$p_from_i_UK.C235]" office:value-type="float" office:value="343879.549327166" calcext:value-type="float">
            <text:p>343879.549327166</text:p>
          </table:table-cell>
          <table:table-cell table:formula="of:=[.C236]/[.B236]" office:value-type="float" office:value="0.827433817969846" calcext:value-type="float">
            <text:p>0.827433817969846</text:p>
          </table:table-cell>
        </table:table-row>
        <table:table-row table:style-name="ro1">
          <table:table-cell table:formula="of:=VALUE([$prevalence_history_20210209.A219])" office:value-type="date" office:date-value="2021-02-03" calcext:value-type="date">
            <text:p>03/02/21</text:p>
          </table:table-cell>
          <table:table-cell table:formula="of:=[$prevalence_history_20210209.B219]" office:value-type="float" office:value="398788.520282504" calcext:value-type="float">
            <text:p>398788.520282504</text:p>
          </table:table-cell>
          <table:table-cell table:formula="of:=[$p_from_i_UK.C236]" office:value-type="float" office:value="329613.272658056" calcext:value-type="float">
            <text:p>329613.272658056</text:p>
          </table:table-cell>
          <table:table-cell table:formula="of:=[.C237]/[.B237]" office:value-type="float" office:value="0.826536512195878" calcext:value-type="float">
            <text:p>0.826536512195878</text:p>
          </table:table-cell>
        </table:table-row>
        <table:table-row table:style-name="ro1">
          <table:table-cell table:formula="of:=VALUE([$prevalence_history_20210209.A220])" office:value-type="date" office:date-value="2021-02-04" calcext:value-type="date">
            <text:p>04/02/21</text:p>
          </table:table-cell>
          <table:table-cell table:formula="of:=[$prevalence_history_20210209.B220]" office:value-type="float" office:value="382078.314416237" calcext:value-type="float">
            <text:p>382078.314416237</text:p>
          </table:table-cell>
          <table:table-cell table:formula="of:=[$p_from_i_UK.C237]" office:value-type="float" office:value="315739.797902543" calcext:value-type="float">
            <text:p>315739.797902543</text:p>
          </table:table-cell>
          <table:table-cell table:formula="of:=[.C238]/[.B238]" office:value-type="float" office:value="0.826374557229059" calcext:value-type="float">
            <text:p>0.826374557229059</text:p>
          </table:table-cell>
        </table:table-row>
        <table:table-row table:style-name="ro1">
          <table:table-cell table:formula="of:=VALUE([$prevalence_history_20210209.A221])" office:value-type="date" office:date-value="2021-02-05" calcext:value-type="date">
            <text:p>05/02/21</text:p>
          </table:table-cell>
          <table:table-cell table:formula="of:=[$prevalence_history_20210209.B221]" office:value-type="float" office:value="365690.21330329" calcext:value-type="float">
            <text:p>365690.21330329</text:p>
          </table:table-cell>
          <table:table-cell table:formula="of:=[$p_from_i_UK.C238]" office:value-type="float" office:value="302029.489783371" calcext:value-type="float">
            <text:p>302029.489783371</text:p>
          </table:table-cell>
          <table:table-cell table:formula="of:=[.C239]/[.B239]" office:value-type="float" office:value="0.825916250410778" calcext:value-type="float">
            <text:p>0.825916250410778</text:p>
          </table:table-cell>
        </table:table-row>
        <table:table-row table:style-name="ro1">
          <table:table-cell table:formula="of:=VALUE([$prevalence_history_20210209.A222])" office:value-type="date" office:date-value="2021-02-06" calcext:value-type="date">
            <text:p>06/02/21</text:p>
          </table:table-cell>
          <table:table-cell table:formula="of:=[$prevalence_history_20210209.B222]" office:value-type="float" office:value="350363.355571874" calcext:value-type="float">
            <text:p>350363.355571874</text:p>
          </table:table-cell>
          <table:table-cell table:formula="of:=[$p_from_i_UK.C239]" office:value-type="float" office:value="288798.263515687" calcext:value-type="float">
            <text:p>288798.263515687</text:p>
          </table:table-cell>
          <table:table-cell table:formula="of:=[.C240]/[.B240]" office:value-type="float" office:value="0.824282160000156" calcext:value-type="float">
            <text:p>0.824282160000156</text:p>
          </table:table-cell>
        </table:table-row>
        <table:table-row table:style-name="ro1">
          <table:table-cell table:formula="of:=VALUE([$prevalence_history_20210209.A223])" office:value-type="date" office:date-value="2021-02-07" calcext:value-type="date">
            <text:p>07/02/21</text:p>
          </table:table-cell>
          <table:table-cell table:formula="of:=[$prevalence_history_20210209.B223]" office:value-type="float" office:value="335246.420293282" calcext:value-type="float">
            <text:p>335246.420293282</text:p>
          </table:table-cell>
          <table:table-cell table:formula="of:=[$p_from_i_UK.C240]" office:value-type="float" office:value="276549.336710215" calcext:value-type="float">
            <text:p>276549.336710215</text:p>
          </table:table-cell>
          <table:table-cell table:formula="of:=[.C241]/[.B241]" office:value-type="float" office:value="0.824913615686881" calcext:value-type="float">
            <text:p>0.824913615686881</text:p>
          </table:table-cell>
        </table:table-row>
        <table:table-row table:style-name="ro1">
          <table:table-cell table:formula="of:=VALUE([$prevalence_history_20210209.A224])" office:value-type="date" office:date-value="2021-02-08" calcext:value-type="date">
            <text:p>08/02/21</text:p>
          </table:table-cell>
          <table:table-cell table:formula="of:=[$prevalence_history_20210209.B224]" office:value-type="float" office:value="321373.697866874" calcext:value-type="float">
            <text:p>321373.697866874</text:p>
          </table:table-cell>
          <table:table-cell table:formula="of:=[$p_from_i_UK.C241]" office:value-type="float" office:value="264534.722111302" calcext:value-type="float">
            <text:p>264534.722111302</text:p>
          </table:table-cell>
          <table:table-cell table:formula="of:=[.C242]/[.B242]" office:value-type="float" office:value="0.823137437404361" calcext:value-type="float">
            <text:p>0.823137437404361</text:p>
          </table:table-cell>
        </table:table-row>
        <table:table-row table:style-name="ro1">
          <table:table-cell table:formula="of:=VALUE([$prevalence_history_20210209.A225])" office:value-type="date" office:date-value="2021-02-09" calcext:value-type="date">
            <text:p>09/02/21</text:p>
          </table:table-cell>
          <table:table-cell table:formula="of:=[$prevalence_history_20210209.B225]" office:value-type="float" office:value="308731.47232799" calcext:value-type="float">
            <text:p>308731.47232799</text:p>
          </table:table-cell>
          <table:table-cell table:number-columns-repeated="2"/>
        </table:table-row>
        <table:table-row table:style-name="ro1" table:number-rows-repeated="104833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16:13:09.1144173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01T16:37:35.252939960</dc:date>
    <meta:editing-duration>PT21M17S</meta:editing-duration>
    <meta:editing-cycles>3</meta:editing-cycles>
    <meta:generator>LibreOffice/7.2.5.2.0$Linux_X86_64 LibreOffice_project/20$Build-2</meta:generator>
    <meta:document-statistic meta:table-count="3" meta:cell-count="210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617cm" svg:y="3.955cm" style:legend-expansion="high" chart:style-name="ch2"/>
        <chart:plot-area chart:style-name="ch3" table:cell-range-address="Sheet3.A1:Sheet3.C243" chart:data-source-has-labels="both" svg:x="0.319cm" svg:y="0.18cm" svg:width="11.979cm" svg:height="8.646cm">
          <chart:coordinate-region svg:x="1.681cm" svg:y="0.379cm" svg:width="10.617cm" svg:height="7.8cm"/>
          <chart:axis chart:dimension="x" chart:name="primary-x" chart:style-name="ch4" chartooo:axis-type="auto">
            <chartooo:date-scale/>
            <chart:categories table:cell-range-address="Sheet3.A2:Sheet3.A2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243" chart:label-cell-address="Sheet3.B1:Sheet3.B1" chart:class="chart:line">
            <chart:data-point chart:repeated="242"/>
          </chart:series>
          <chart:series chart:style-name="ch8" chart:values-cell-range-address="Sheet3.C2:Sheet3.C243" chart:label-cell-address="Sheet3.C1:Sheet3.C1" chart:class="chart:line">
            <chart:data-point chart:repeated="2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_cases</text:p>
                <draw:g>
                  <svg:desc>Sheet3.B1:Sheet3.B1</svg:desc>
                </draw:g>
              </table:table-cell>
              <table:table-cell office:value-type="string">
                <text:p/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float" office:value="43995">
                <text:p>43995</text:p>
                <draw:g>
                  <svg:desc>Sheet3.A2:Sheet3.A243</svg:desc>
                </draw:g>
              </table:table-cell>
              <table:table-cell office:value-type="float" office:value="NaN">
                <text:p>NaN</text:p>
                <draw:g>
                  <svg:desc>Sheet3.B2:Sheet3.B243</svg:desc>
                </draw:g>
              </table:table-cell>
              <table:table-cell office:value-type="float" office:value="63144.0773905611">
                <text:p>63144.0773905611</text:p>
                <draw:g>
                  <svg:desc>Sheet3.C2:Sheet3.C243</svg:desc>
                </draw:g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NaN">
                <text:p>NaN</text:p>
              </table:table-cell>
              <table:table-cell office:value-type="float" office:value="58175.43306096">
                <text:p>58175.43306096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NaN">
                <text:p>NaN</text:p>
              </table:table-cell>
              <table:table-cell office:value-type="float" office:value="53641.2632791509">
                <text:p>53641.2632791509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NaN">
                <text:p>NaN</text:p>
              </table:table-cell>
              <table:table-cell office:value-type="float" office:value="49582.2482741791">
                <text:p>49582.2482741791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NaN">
                <text:p>NaN</text:p>
              </table:table-cell>
              <table:table-cell office:value-type="float" office:value="46134.4340356207">
                <text:p>46134.434035620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NaN">
                <text:p>NaN</text:p>
              </table:table-cell>
              <table:table-cell office:value-type="float" office:value="43175.1995498038">
                <text:p>43175.1995498038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NaN">
                <text:p>NaN</text:p>
              </table:table-cell>
              <table:table-cell office:value-type="float" office:value="40669.5175912384">
                <text:p>40669.5175912384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NaN">
                <text:p>NaN</text:p>
              </table:table-cell>
              <table:table-cell office:value-type="float" office:value="38408.1782301418">
                <text:p>38408.178230141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NaN">
                <text:p>NaN</text:p>
              </table:table-cell>
              <table:table-cell office:value-type="float" office:value="36458.7275409147">
                <text:p>36458.727540914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NaN">
                <text:p>NaN</text:p>
              </table:table-cell>
              <table:table-cell office:value-type="float" office:value="34711.7058711984">
                <text:p>34711.705871198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NaN">
                <text:p>NaN</text:p>
              </table:table-cell>
              <table:table-cell office:value-type="float" office:value="33126.9653326742">
                <text:p>33126.9653326742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NaN">
                <text:p>NaN</text:p>
              </table:table-cell>
              <table:table-cell office:value-type="float" office:value="31720.9294004561">
                <text:p>31720.929400456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NaN">
                <text:p>NaN</text:p>
              </table:table-cell>
              <table:table-cell office:value-type="float" office:value="30479.6385070659">
                <text:p>30479.6385070659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NaN">
                <text:p>NaN</text:p>
              </table:table-cell>
              <table:table-cell office:value-type="float" office:value="29415.9626546139">
                <text:p>29415.9626546139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NaN">
                <text:p>NaN</text:p>
              </table:table-cell>
              <table:table-cell office:value-type="float" office:value="28121.6644686159">
                <text:p>28121.6644686159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NaN">
                <text:p>NaN</text:p>
              </table:table-cell>
              <table:table-cell office:value-type="float" office:value="26883.8725134327">
                <text:p>26883.8725134327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NaN">
                <text:p>NaN</text:p>
              </table:table-cell>
              <table:table-cell office:value-type="float" office:value="25562.4558678273">
                <text:p>25562.455867827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NaN">
                <text:p>NaN</text:p>
              </table:table-cell>
              <table:table-cell office:value-type="float" office:value="24324.2806224009">
                <text:p>24324.2806224009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9689.5434416985">
                <text:p>29689.5434416985</text:p>
              </table:table-cell>
              <table:table-cell office:value-type="float" office:value="23217.9661469081">
                <text:p>23217.9661469081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8465.7040632391">
                <text:p>28465.7040632391</text:p>
              </table:table-cell>
              <table:table-cell office:value-type="float" office:value="22249.8054299827">
                <text:p>22249.8054299827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7298.4451054916">
                <text:p>27298.4451054916</text:p>
              </table:table-cell>
              <table:table-cell office:value-type="float" office:value="21440.6791453424">
                <text:p>21440.6791453424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26261.7503317803">
                <text:p>26261.7503317803</text:p>
              </table:table-cell>
              <table:table-cell office:value-type="float" office:value="20631.1770617157">
                <text:p>20631.177061715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25647.3549317775">
                <text:p>25647.3549317775</text:p>
              </table:table-cell>
              <table:table-cell office:value-type="float" office:value="19873.1863964265">
                <text:p>19873.1863964265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24993.1696055617">
                <text:p>24993.1696055617</text:p>
              </table:table-cell>
              <table:table-cell office:value-type="float" office:value="19530.0263081703">
                <text:p>19530.026308170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24387.2190287045">
                <text:p>24387.2190287045</text:p>
              </table:table-cell>
              <table:table-cell office:value-type="float" office:value="19129.5046336601">
                <text:p>19129.5046336601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24086.3785933364">
                <text:p>24086.3785933364</text:p>
              </table:table-cell>
              <table:table-cell office:value-type="float" office:value="18738.3189827915">
                <text:p>18738.3189827915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24178.0183578815">
                <text:p>24178.0183578815</text:p>
              </table:table-cell>
              <table:table-cell office:value-type="float" office:value="18625.0001652637">
                <text:p>18625.0001652637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24350.6918158605">
                <text:p>24350.6918158605</text:p>
              </table:table-cell>
              <table:table-cell office:value-type="float" office:value="18797.096723138">
                <text:p>18797.096723138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24491.2876719856">
                <text:p>24491.2876719856</text:p>
              </table:table-cell>
              <table:table-cell office:value-type="float" office:value="19069.616996588">
                <text:p>19069.616996588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24711.8902179694">
                <text:p>24711.8902179694</text:p>
              </table:table-cell>
              <table:table-cell office:value-type="float" office:value="19292.984909465">
                <text:p>19292.984909465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25067.9615313495">
                <text:p>25067.9615313495</text:p>
              </table:table-cell>
              <table:table-cell office:value-type="float" office:value="19579.4597212">
                <text:p>19579.4597212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25625.2200086125">
                <text:p>25625.2200086125</text:p>
              </table:table-cell>
              <table:table-cell office:value-type="float" office:value="19925.0082577093">
                <text:p>19925.0082577093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26137.081744148">
                <text:p>26137.081744148</text:p>
              </table:table-cell>
              <table:table-cell office:value-type="float" office:value="20430.054594518">
                <text:p>20430.054594518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26553.1862618718">
                <text:p>26553.1862618718</text:p>
              </table:table-cell>
              <table:table-cell office:value-type="float" office:value="20842.7285556624">
                <text:p>20842.7285556624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26953.496189447">
                <text:p>26953.496189447</text:p>
              </table:table-cell>
              <table:table-cell office:value-type="float" office:value="21163.2833159732">
                <text:p>21163.2833159732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7081.2901852136">
                <text:p>27081.2901852136</text:p>
              </table:table-cell>
              <table:table-cell office:value-type="float" office:value="21485.3858828622">
                <text:p>21485.3858828622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27390.541566058">
                <text:p>27390.541566058</text:p>
              </table:table-cell>
              <table:table-cell office:value-type="float" office:value="21522.2163780589">
                <text:p>21522.2163780589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7607.4986522217">
                <text:p>27607.4986522217</text:p>
              </table:table-cell>
              <table:table-cell office:value-type="float" office:value="21672.7900304483">
                <text:p>21672.7900304483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27750.3416608114">
                <text:p>27750.3416608114</text:p>
              </table:table-cell>
              <table:table-cell office:value-type="float" office:value="21761.0247574152">
                <text:p>21761.0247574152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28115.320476951">
                <text:p>28115.320476951</text:p>
              </table:table-cell>
              <table:table-cell office:value-type="float" office:value="21823.8906092477">
                <text:p>21823.8906092477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28312.9587246677">
                <text:p>28312.9587246677</text:p>
              </table:table-cell>
              <table:table-cell office:value-type="float" office:value="22115.4980669703">
                <text:p>22115.4980669703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28407.513782813">
                <text:p>28407.513782813</text:p>
              </table:table-cell>
              <table:table-cell office:value-type="float" office:value="22244.2791281626">
                <text:p>22244.2791281626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28415.5902153991">
                <text:p>28415.5902153991</text:p>
              </table:table-cell>
              <table:table-cell office:value-type="float" office:value="22314.9379847621">
                <text:p>22314.9379847621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28598.2943898702">
                <text:p>28598.2943898702</text:p>
              </table:table-cell>
              <table:table-cell office:value-type="float" office:value="22333.722866219">
                <text:p>22333.722866219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28650.126482893">
                <text:p>28650.126482893</text:p>
              </table:table-cell>
              <table:table-cell office:value-type="float" office:value="22561.9079879656">
                <text:p>22561.907987965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8638.0596094259">
                <text:p>28638.0596094259</text:p>
              </table:table-cell>
              <table:table-cell office:value-type="float" office:value="22670.3441205423">
                <text:p>22670.344120542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28339.2983761692">
                <text:p>28339.2983761692</text:p>
              </table:table-cell>
              <table:table-cell office:value-type="float" office:value="22689.8191476884">
                <text:p>22689.819147688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28118.6164999871">
                <text:p>28118.6164999871</text:p>
              </table:table-cell>
              <table:table-cell office:value-type="float" office:value="22397.7457830385">
                <text:p>22397.7457830385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28094.4353497295">
                <text:p>28094.4353497295</text:p>
              </table:table-cell>
              <table:table-cell office:value-type="float" office:value="22255.895316424">
                <text:p>22255.89531642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27996.1947962459">
                <text:p>27996.1947962459</text:p>
              </table:table-cell>
              <table:table-cell office:value-type="float" office:value="22318.4607528095">
                <text:p>22318.4607528095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27664.7303954104">
                <text:p>27664.7303954104</text:p>
              </table:table-cell>
              <table:table-cell office:value-type="float" office:value="22292.5249119047">
                <text:p>22292.5249119047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27237.1207508618">
                <text:p>27237.1207508618</text:p>
              </table:table-cell>
              <table:table-cell office:value-type="float" office:value="22033.137456355">
                <text:p>22033.137456355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26694.4208951435">
                <text:p>26694.4208951435</text:p>
              </table:table-cell>
              <table:table-cell office:value-type="float" office:value="21699.3631188613">
                <text:p>21699.3631188613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26271.6395197379">
                <text:p>26271.6395197379</text:p>
              </table:table-cell>
              <table:table-cell office:value-type="float" office:value="21217.8468234575">
                <text:p>21217.846823457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25808.7496825545">
                <text:p>25808.7496825545</text:p>
              </table:table-cell>
              <table:table-cell office:value-type="float" office:value="20788.3519206406">
                <text:p>20788.351920640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363.1482480489">
                <text:p>25363.1482480489</text:p>
              </table:table-cell>
              <table:table-cell office:value-type="float" office:value="20330.2122526816">
                <text:p>20330.2122526816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24851.5324043672">
                <text:p>24851.5324043672</text:p>
              </table:table-cell>
              <table:table-cell office:value-type="float" office:value="19925.2689704763">
                <text:p>19925.2689704763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24460.5608867223">
                <text:p>24460.5608867223</text:p>
              </table:table-cell>
              <table:table-cell office:value-type="float" office:value="19454.1028546132">
                <text:p>19454.1028546132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24084.1084877824">
                <text:p>24084.1084877824</text:p>
              </table:table-cell>
              <table:table-cell office:value-type="float" office:value="19074.4383421917">
                <text:p>19074.4383421917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23388.088225698">
                <text:p>23388.088225698</text:p>
              </table:table-cell>
              <table:table-cell office:value-type="float" office:value="18723.310696666">
                <text:p>18723.310696666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22737.3731759515">
                <text:p>22737.3731759515</text:p>
              </table:table-cell>
              <table:table-cell office:value-type="float" office:value="18032.6236329086">
                <text:p>18032.6236329086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22213.3963862882">
                <text:p>22213.3963862882</text:p>
              </table:table-cell>
              <table:table-cell office:value-type="float" office:value="17411.3965240438">
                <text:p>17411.3965240438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21456.246309414">
                <text:p>21456.246309414</text:p>
              </table:table-cell>
              <table:table-cell office:value-type="float" office:value="16915.4407712093">
                <text:p>16915.4407712093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20746.1600736213">
                <text:p>20746.1600736213</text:p>
              </table:table-cell>
              <table:table-cell office:value-type="float" office:value="16240.1758085557">
                <text:p>16240.1758085557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20120.3543175623">
                <text:p>20120.3543175623</text:p>
              </table:table-cell>
              <table:table-cell office:value-type="float" office:value="15634.5459264048">
                <text:p>15634.5459264048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9634.8973260227">
                <text:p>19634.8973260227</text:p>
              </table:table-cell>
              <table:table-cell office:value-type="float" office:value="15149.4311852084">
                <text:p>15149.4311852084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9094.3198175731">
                <text:p>19094.3198175731</text:p>
              </table:table-cell>
              <table:table-cell office:value-type="float" office:value="14811.929851417">
                <text:p>14811.929851417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8493.015496601">
                <text:p>18493.015496601</text:p>
              </table:table-cell>
              <table:table-cell office:value-type="float" office:value="14436.222675057">
                <text:p>14436.222675057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8042.5515226595">
                <text:p>18042.5515226595</text:p>
              </table:table-cell>
              <table:table-cell office:value-type="float" office:value="13987.4695022009">
                <text:p>13987.4695022009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7884.4798303116">
                <text:p>17884.4798303116</text:p>
              </table:table-cell>
              <table:table-cell office:value-type="float" office:value="13687.0599529664">
                <text:p>13687.0599529664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7724.849665501">
                <text:p>17724.849665501</text:p>
              </table:table-cell>
              <table:table-cell office:value-type="float" office:value="13685.1199617029">
                <text:p>13685.1199617029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7636.5260904975">
                <text:p>17636.5260904975</text:p>
              </table:table-cell>
              <table:table-cell office:value-type="float" office:value="13674.3216469275">
                <text:p>13674.3216469275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7527.1564788583">
                <text:p>17527.1564788583</text:p>
              </table:table-cell>
              <table:table-cell office:value-type="float" office:value="13734.5349924249">
                <text:p>13734.5349924249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7411.2016248822">
                <text:p>17411.2016248822</text:p>
              </table:table-cell>
              <table:table-cell office:value-type="float" office:value="13731.3607681178">
                <text:p>13731.3607681178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7656.7823533368">
                <text:p>17656.7823533368</text:p>
              </table:table-cell>
              <table:table-cell office:value-type="float" office:value="13730.9879331871">
                <text:p>13730.9879331871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7985.3152903827">
                <text:p>17985.3152903827</text:p>
              </table:table-cell>
              <table:table-cell office:value-type="float" office:value="14078.077165534">
                <text:p>14078.077165534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8285.258556777">
                <text:p>18285.258556777</text:p>
              </table:table-cell>
              <table:table-cell office:value-type="float" office:value="14459.9005422776">
                <text:p>14459.9005422776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8789.4449522119">
                <text:p>18789.4449522119</text:p>
              </table:table-cell>
              <table:table-cell office:value-type="float" office:value="14817.8860391858">
                <text:p>14817.8860391858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9455.79524168">
                <text:p>19455.79524168</text:p>
              </table:table-cell>
              <table:table-cell office:value-type="float" office:value="15326.7799041313">
                <text:p>15326.7799041313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20044.7586543267">
                <text:p>20044.7586543267</text:p>
              </table:table-cell>
              <table:table-cell office:value-type="float" office:value="16007.3965672472">
                <text:p>16007.3965672472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20675.6728400771">
                <text:p>20675.6728400771</text:p>
              </table:table-cell>
              <table:table-cell office:value-type="float" office:value="16597.3701910298">
                <text:p>16597.3701910298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21634.573426458">
                <text:p>21634.573426458</text:p>
              </table:table-cell>
              <table:table-cell office:value-type="float" office:value="17187.6489752889">
                <text:p>17187.6489752889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22543.4504425177">
                <text:p>22543.4504425177</text:p>
              </table:table-cell>
              <table:table-cell office:value-type="float" office:value="18045.2677013371">
                <text:p>18045.2677013371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23618.8634144704">
                <text:p>23618.8634144704</text:p>
              </table:table-cell>
              <table:table-cell office:value-type="float" office:value="18774.0994656453">
                <text:p>18774.0994656453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25039.7114747224">
                <text:p>25039.7114747224</text:p>
              </table:table-cell>
              <table:table-cell office:value-type="float" office:value="19652.770774726">
                <text:p>19652.77077472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26676.9135147193">
                <text:p>26676.9135147193</text:p>
              </table:table-cell>
              <table:table-cell office:value-type="float" office:value="20808.1758569221">
                <text:p>20808.1758569221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28631.9810955312">
                <text:p>28631.9810955312</text:p>
              </table:table-cell>
              <table:table-cell office:value-type="float" office:value="22159.5647280843">
                <text:p>22159.5647280843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30718.1216346511">
                <text:p>30718.1216346511</text:p>
              </table:table-cell>
              <table:table-cell office:value-type="float" office:value="23766.1458890306">
                <text:p>23766.1458890306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32886.5737416309">
                <text:p>32886.5737416309</text:p>
              </table:table-cell>
              <table:table-cell office:value-type="float" office:value="25434.3432633728">
                <text:p>25434.3432633728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35668.5440258692">
                <text:p>35668.5440258692</text:p>
              </table:table-cell>
              <table:table-cell office:value-type="float" office:value="27090.5435786427">
                <text:p>27090.5435786427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38887.8161615289">
                <text:p>38887.8161615289</text:p>
              </table:table-cell>
              <table:table-cell office:value-type="float" office:value="29256.2227624597">
                <text:p>29256.2227624597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42762.7736306203">
                <text:p>42762.7736306203</text:p>
              </table:table-cell>
              <table:table-cell office:value-type="float" office:value="31731.2349195353">
                <text:p>31731.2349195353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47023.2785848256">
                <text:p>47023.2785848256</text:p>
              </table:table-cell>
              <table:table-cell office:value-type="float" office:value="34773.6362914078">
                <text:p>34773.6362914078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51885.1712430801">
                <text:p>51885.1712430801</text:p>
              </table:table-cell>
              <table:table-cell office:value-type="float" office:value="38047.7008866655">
                <text:p>38047.7008866655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57567.2699673538">
                <text:p>57567.2699673538</text:p>
              </table:table-cell>
              <table:table-cell office:value-type="float" office:value="41843.6027983323">
                <text:p>41843.602798332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63706.9568797434">
                <text:p>63706.9568797434</text:p>
              </table:table-cell>
              <table:table-cell office:value-type="float" office:value="46318.5053010806">
                <text:p>46318.5053010806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70713.8487212023">
                <text:p>70713.8487212023</text:p>
              </table:table-cell>
              <table:table-cell office:value-type="float" office:value="51190.6986070143">
                <text:p>51190.6986070143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78450.6116629548">
                <text:p>78450.6116629548</text:p>
              </table:table-cell>
              <table:table-cell office:value-type="float" office:value="56977.8782078942">
                <text:p>56977.8782078942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87199.9083536116">
                <text:p>87199.9083536116</text:p>
              </table:table-cell>
              <table:table-cell office:value-type="float" office:value="63220.8813091334">
                <text:p>63220.8813091334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96275.1433709536">
                <text:p>96275.1433709536</text:p>
              </table:table-cell>
              <table:table-cell office:value-type="float" office:value="70464.1931769205">
                <text:p>70464.1931769205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06443.808522455">
                <text:p>106443.808522455</text:p>
              </table:table-cell>
              <table:table-cell office:value-type="float" office:value="77828.5230349248">
                <text:p>77828.523034924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17621.391094936">
                <text:p>117621.391094936</text:p>
              </table:table-cell>
              <table:table-cell office:value-type="float" office:value="86149.1010176741">
                <text:p>86149.1010176741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29795.111997831">
                <text:p>129795.111997831</text:p>
              </table:table-cell>
              <table:table-cell office:value-type="float" office:value="95565.4365607361">
                <text:p>95565.4365607361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43592.146144412">
                <text:p>143592.146144412</text:p>
              </table:table-cell>
              <table:table-cell office:value-type="float" office:value="105920.415807061">
                <text:p>105920.415807061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57315.338889612">
                <text:p>157315.338889612</text:p>
              </table:table-cell>
              <table:table-cell office:value-type="float" office:value="117672.801138568">
                <text:p>117672.80113856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70568.050206868">
                <text:p>170568.050206868</text:p>
              </table:table-cell>
              <table:table-cell office:value-type="float" office:value="129240.327238436">
                <text:p>129240.327238436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82983.903360071">
                <text:p>182983.903360071</text:p>
              </table:table-cell>
              <table:table-cell office:value-type="float" office:value="140109.736559898">
                <text:p>140109.736559898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94892.936201089">
                <text:p>194892.936201089</text:p>
              </table:table-cell>
              <table:table-cell office:value-type="float" office:value="149896.841783364">
                <text:p>149896.841783364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206289.64579698">
                <text:p>206289.64579698</text:p>
              </table:table-cell>
              <table:table-cell office:value-type="float" office:value="159031.607469729">
                <text:p>159031.607469729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217919.712745474">
                <text:p>217919.712745474</text:p>
              </table:table-cell>
              <table:table-cell office:value-type="float" office:value="167663.404087167">
                <text:p>167663.404087167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228064.564764179">
                <text:p>228064.564764179</text:p>
              </table:table-cell>
              <table:table-cell office:value-type="float" office:value="176384.176067062">
                <text:p>176384.176067062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237404.771215572">
                <text:p>237404.771215572</text:p>
              </table:table-cell>
              <table:table-cell office:value-type="float" office:value="183771.64413729">
                <text:p>183771.64413729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245766.429899866">
                <text:p>245766.429899866</text:p>
              </table:table-cell>
              <table:table-cell office:value-type="float" office:value="190448.389099866">
                <text:p>190448.389099866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254058.772333218">
                <text:p>254058.772333218</text:p>
              </table:table-cell>
              <table:table-cell office:value-type="float" office:value="196291.560747932">
                <text:p>196291.560747932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262490.126032733">
                <text:p>262490.126032733</text:p>
              </table:table-cell>
              <table:table-cell office:value-type="float" office:value="202051.083401379">
                <text:p>202051.08340137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70528.043599058">
                <text:p>270528.043599058</text:p>
              </table:table-cell>
              <table:table-cell office:value-type="float" office:value="207884.430939553">
                <text:p>207884.430939553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277557.881754332">
                <text:p>277557.881754332</text:p>
              </table:table-cell>
              <table:table-cell office:value-type="float" office:value="213405.688047292">
                <text:p>213405.688047292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284823.790392843">
                <text:p>284823.790392843</text:p>
              </table:table-cell>
              <table:table-cell office:value-type="float" office:value="217955.04120795">
                <text:p>217955.04120795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291898.682480643">
                <text:p>291898.682480643</text:p>
              </table:table-cell>
              <table:table-cell office:value-type="float" office:value="222885.122723446">
                <text:p>222885.122723446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299650.527503463">
                <text:p>299650.527503463</text:p>
              </table:table-cell>
              <table:table-cell office:value-type="float" office:value="227644.847689731">
                <text:p>227644.847689731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307207.307440429">
                <text:p>307207.307440429</text:p>
              </table:table-cell>
              <table:table-cell office:value-type="float" office:value="233150.709442476">
                <text:p>233150.709442476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315690.901797076">
                <text:p>315690.901797076</text:p>
              </table:table-cell>
              <table:table-cell office:value-type="float" office:value="238567.28401743">
                <text:p>238567.28401743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325656.064932725">
                <text:p>325656.064932725</text:p>
              </table:table-cell>
              <table:table-cell office:value-type="float" office:value="244847.82950735">
                <text:p>244847.82950735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336824.210061269">
                <text:p>336824.210061269</text:p>
              </table:table-cell>
              <table:table-cell office:value-type="float" office:value="252619.162691889">
                <text:p>252619.162691889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348466.707446096">
                <text:p>348466.707446096</text:p>
              </table:table-cell>
              <table:table-cell office:value-type="float" office:value="261424.809586684">
                <text:p>261424.80958668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360956.358623828">
                <text:p>360956.358623828</text:p>
              </table:table-cell>
              <table:table-cell office:value-type="float" office:value="270622.742272955">
                <text:p>270622.742272955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373999.45485585">
                <text:p>373999.45485585</text:p>
              </table:table-cell>
              <table:table-cell office:value-type="float" office:value="280526.146761323">
                <text:p>280526.146761323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387266.603681431">
                <text:p>387266.603681431</text:p>
              </table:table-cell>
              <table:table-cell office:value-type="float" office:value="290929.451500789">
                <text:p>290929.451500789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01632.521821564">
                <text:p>401632.521821564</text:p>
              </table:table-cell>
              <table:table-cell office:value-type="float" office:value="301443.97278547">
                <text:p>301443.97278547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16130.428599195">
                <text:p>416130.428599195</text:p>
              </table:table-cell>
              <table:table-cell office:value-type="float" office:value="312787.961555884">
                <text:p>312787.961555884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431452.439292443">
                <text:p>431452.439292443</text:p>
              </table:table-cell>
              <table:table-cell office:value-type="float" office:value="324200.135437114">
                <text:p>324200.135437114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446615.005177104">
                <text:p>446615.005177104</text:p>
              </table:table-cell>
              <table:table-cell office:value-type="float" office:value="336344.574158062">
                <text:p>336344.574158062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463359.88939515">
                <text:p>463359.88939515</text:p>
              </table:table-cell>
              <table:table-cell office:value-type="float" office:value="348218.477392534">
                <text:p>348218.477392534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480070.931717691">
                <text:p>480070.931717691</text:p>
              </table:table-cell>
              <table:table-cell office:value-type="float" office:value="361626.746676867">
                <text:p>361626.746676867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496877.795733875">
                <text:p>496877.795733875</text:p>
              </table:table-cell>
              <table:table-cell office:value-type="float" office:value="374862.313382652">
                <text:p>374862.31338265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512462.549522907">
                <text:p>512462.549522907</text:p>
              </table:table-cell>
              <table:table-cell office:value-type="float" office:value="388331.837039347">
                <text:p>388331.837039347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526986.797994608">
                <text:p>526986.797994608</text:p>
              </table:table-cell>
              <table:table-cell office:value-type="float" office:value="400642.289405307">
                <text:p>400642.289405307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540563.363529935">
                <text:p>540563.363529935</text:p>
              </table:table-cell>
              <table:table-cell office:value-type="float" office:value="411841.827487561">
                <text:p>411841.827487561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553061.840073743">
                <text:p>553061.840073743</text:p>
              </table:table-cell>
              <table:table-cell office:value-type="float" office:value="422182.538954586">
                <text:p>422182.538954586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563721.045621432">
                <text:p>563721.045621432</text:p>
              </table:table-cell>
              <table:table-cell office:value-type="float" office:value="431604.346498455">
                <text:p>431604.346498455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572812.900831254">
                <text:p>572812.900831254</text:p>
              </table:table-cell>
              <table:table-cell office:value-type="float" office:value="439480.053909776">
                <text:p>439480.053909776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580170.099753387">
                <text:p>580170.099753387</text:p>
              </table:table-cell>
              <table:table-cell office:value-type="float" office:value="446074.805453771">
                <text:p>446074.805453771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586252.202552909">
                <text:p>586252.202552909</text:p>
              </table:table-cell>
              <table:table-cell office:value-type="float" office:value="451357.170177016">
                <text:p>451357.170177016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590917.119235125">
                <text:p>590917.119235125</text:p>
              </table:table-cell>
              <table:table-cell office:value-type="float" office:value="455749.603783516">
                <text:p>455749.603783516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593387.404501899">
                <text:p>593387.404501899</text:p>
              </table:table-cell>
              <table:table-cell office:value-type="float" office:value="459152.809027394">
                <text:p>459152.80902739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93209.212652884">
                <text:p>593209.212652884</text:p>
              </table:table-cell>
              <table:table-cell office:value-type="float" office:value="460640.236067831">
                <text:p>460640.236067831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590966.237286089">
                <text:p>590966.237286089</text:p>
              </table:table-cell>
              <table:table-cell office:value-type="float" office:value="460057.232290635">
                <text:p>460057.232290635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588106.911515452">
                <text:p>588106.911515452</text:p>
              </table:table-cell>
              <table:table-cell office:value-type="float" office:value="457698.635801956">
                <text:p>457698.635801956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584194.689764232">
                <text:p>584194.689764232</text:p>
              </table:table-cell>
              <table:table-cell office:value-type="float" office:value="455200.054828137">
                <text:p>455200.054828137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580014.24066561">
                <text:p>580014.24066561</text:p>
              </table:table-cell>
              <table:table-cell office:value-type="float" office:value="451960.829994669">
                <text:p>451960.829994669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575467.560173745">
                <text:p>575467.560173745</text:p>
              </table:table-cell>
              <table:table-cell office:value-type="float" office:value="448827.193697826">
                <text:p>448827.193697826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571185.18583699">
                <text:p>571185.18583699</text:p>
              </table:table-cell>
              <table:table-cell office:value-type="float" office:value="445731.108472153">
                <text:p>445731.108472153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567813.212011751">
                <text:p>567813.212011751</text:p>
              </table:table-cell>
              <table:table-cell office:value-type="float" office:value="443100.359768973">
                <text:p>443100.359768973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564346.10338156">
                <text:p>564346.10338156</text:p>
              </table:table-cell>
              <table:table-cell office:value-type="float" office:value="441327.617652055">
                <text:p>441327.617652055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559792.63209839">
                <text:p>559792.63209839</text:p>
              </table:table-cell>
              <table:table-cell office:value-type="float" office:value="439462.173995635">
                <text:p>439462.17399563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556215.361306741">
                <text:p>556215.361306741</text:p>
              </table:table-cell>
              <table:table-cell office:value-type="float" office:value="436525.056149743">
                <text:p>436525.056149743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552933.096158066">
                <text:p>552933.096158066</text:p>
              </table:table-cell>
              <table:table-cell office:value-type="float" office:value="434370.062594685">
                <text:p>434370.062594685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549391.023165713">
                <text:p>549391.023165713</text:p>
              </table:table-cell>
              <table:table-cell office:value-type="float" office:value="432385.817083851">
                <text:p>432385.817083851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546584.122719262">
                <text:p>546584.122719262</text:p>
              </table:table-cell>
              <table:table-cell office:value-type="float" office:value="430054.714796071">
                <text:p>430054.714796071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544037.642802373">
                <text:p>544037.642802373</text:p>
              </table:table-cell>
              <table:table-cell office:value-type="float" office:value="428208.393760928">
                <text:p>428208.393760928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540448.976546025">
                <text:p>540448.976546025</text:p>
              </table:table-cell>
              <table:table-cell office:value-type="float" office:value="426568.303991657">
                <text:p>426568.303991657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536561.843373548">
                <text:p>536561.843373548</text:p>
              </table:table-cell>
              <table:table-cell office:value-type="float" office:value="423916.226897375">
                <text:p>423916.226897375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531333.248885865">
                <text:p>531333.248885865</text:p>
              </table:table-cell>
              <table:table-cell office:value-type="float" office:value="421000.141183334">
                <text:p>421000.14118333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525239.250112307">
                <text:p>525239.250112307</text:p>
              </table:table-cell>
              <table:table-cell office:value-type="float" office:value="416893.500757476">
                <text:p>416893.500757476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517255.077331742">
                <text:p>517255.077331742</text:p>
              </table:table-cell>
              <table:table-cell office:value-type="float" office:value="411850.854932835">
                <text:p>411850.85493283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507405.155861584">
                <text:p>507405.155861584</text:p>
              </table:table-cell>
              <table:table-cell office:value-type="float" office:value="405028.158602511">
                <text:p>405028.158602511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495050.57470719">
                <text:p>495050.57470719</text:p>
              </table:table-cell>
              <table:table-cell office:value-type="float" office:value="396424.73361498">
                <text:p>396424.73361498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481760.730998871">
                <text:p>481760.730998871</text:p>
              </table:table-cell>
              <table:table-cell office:value-type="float" office:value="385778.243839186">
                <text:p>385778.243839186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467700.3141853">
                <text:p>467700.3141853</text:p>
              </table:table-cell>
              <table:table-cell office:value-type="float" office:value="374550.652351054">
                <text:p>374550.652351054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452594.4440881">
                <text:p>452594.4440881</text:p>
              </table:table-cell>
              <table:table-cell office:value-type="float" office:value="362962.136505367">
                <text:p>362962.136505367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436675.696920167">
                <text:p>436675.696920167</text:p>
              </table:table-cell>
              <table:table-cell office:value-type="float" office:value="350690.606400621">
                <text:p>350690.606400621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420574.168498463">
                <text:p>420574.168498463</text:p>
              </table:table-cell>
              <table:table-cell office:value-type="float" office:value="338021.932169953">
                <text:p>338021.932169953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405233.55055587">
                <text:p>405233.55055587</text:p>
              </table:table-cell>
              <table:table-cell office:value-type="float" office:value="325580.414514382">
                <text:p>325580.414514382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390242.640362231">
                <text:p>390242.640362231</text:p>
              </table:table-cell>
              <table:table-cell office:value-type="float" office:value="314194.60231015">
                <text:p>314194.60231015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375435.853649072">
                <text:p>375435.853649072</text:p>
              </table:table-cell>
              <table:table-cell office:value-type="float" office:value="303130.531603603">
                <text:p>303130.53160360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361388.222491931">
                <text:p>361388.222491931</text:p>
              </table:table-cell>
              <table:table-cell office:value-type="float" office:value="292123.014885996">
                <text:p>292123.014885996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348475.788875844">
                <text:p>348475.788875844</text:p>
              </table:table-cell>
              <table:table-cell office:value-type="float" office:value="281847.869614586">
                <text:p>281847.869614586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337222.876027015">
                <text:p>337222.876027015</text:p>
              </table:table-cell>
              <table:table-cell office:value-type="float" office:value="272452.005871434">
                <text:p>272452.005871434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327238.198908493">
                <text:p>327238.198908493</text:p>
              </table:table-cell>
              <table:table-cell office:value-type="float" office:value="264489.716260496">
                <text:p>264489.716260496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318469.542371165">
                <text:p>318469.542371165</text:p>
              </table:table-cell>
              <table:table-cell office:value-type="float" office:value="257576.201710005">
                <text:p>257576.201710005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310814.106440906">
                <text:p>310814.106440906</text:p>
              </table:table-cell>
              <table:table-cell office:value-type="float" office:value="251629.21121816">
                <text:p>251629.21121816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304952.153233349">
                <text:p>304952.153233349</text:p>
              </table:table-cell>
              <table:table-cell office:value-type="float" office:value="246657.547178444">
                <text:p>246657.547178444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300330.617809114">
                <text:p>300330.617809114</text:p>
              </table:table-cell>
              <table:table-cell office:value-type="float" office:value="243185.692356172">
                <text:p>243185.692356172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298373.421217367">
                <text:p>298373.421217367</text:p>
              </table:table-cell>
              <table:table-cell office:value-type="float" office:value="240656.112865733">
                <text:p>240656.112865733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298869.701160801">
                <text:p>298869.701160801</text:p>
              </table:table-cell>
              <table:table-cell office:value-type="float" office:value="240459.810470082">
                <text:p>240459.81047008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301670.207775353">
                <text:p>301670.207775353</text:p>
              </table:table-cell>
              <table:table-cell office:value-type="float" office:value="242577.418337351">
                <text:p>242577.418337351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305807.691857423">
                <text:p>305807.691857423</text:p>
              </table:table-cell>
              <table:table-cell office:value-type="float" office:value="246814.667305162">
                <text:p>246814.667305162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312832.082726385">
                <text:p>312832.082726385</text:p>
              </table:table-cell>
              <table:table-cell office:value-type="float" office:value="251976.244044742">
                <text:p>251976.244044742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322557.794994719">
                <text:p>322557.794994719</text:p>
              </table:table-cell>
              <table:table-cell office:value-type="float" office:value="259684.677111474">
                <text:p>259684.677111474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335231.42091241">
                <text:p>335231.42091241</text:p>
              </table:table-cell>
              <table:table-cell office:value-type="float" office:value="269864.20603471">
                <text:p>269864.20603471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349763.893395297">
                <text:p>349763.893395297</text:p>
              </table:table-cell>
              <table:table-cell office:value-type="float" office:value="282594.381809671">
                <text:p>282594.381809671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366389.826455015">
                <text:p>366389.826455015</text:p>
              </table:table-cell>
              <table:table-cell office:value-type="float" office:value="296776.830232219">
                <text:p>296776.830232219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384695.24502192">
                <text:p>384695.24502192</text:p>
              </table:table-cell>
              <table:table-cell office:value-type="float" office:value="312832.048225054">
                <text:p>312832.048225054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404860.507857185">
                <text:p>404860.507857185</text:p>
              </table:table-cell>
              <table:table-cell office:value-type="float" office:value="330105.891055298">
                <text:p>330105.891055298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426345.293427384">
                <text:p>426345.293427384</text:p>
              </table:table-cell>
              <table:table-cell office:value-type="float" office:value="348723.218485785">
                <text:p>348723.21848578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448299.642678253">
                <text:p>448299.642678253</text:p>
              </table:table-cell>
              <table:table-cell office:value-type="float" office:value="368516.347013968">
                <text:p>368516.347013968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471052.358754694">
                <text:p>471052.358754694</text:p>
              </table:table-cell>
              <table:table-cell office:value-type="float" office:value="388535.529203596">
                <text:p>388535.529203596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493702.989868899">
                <text:p>493702.989868899</text:p>
              </table:table-cell>
              <table:table-cell office:value-type="float" office:value="408977.303049449">
                <text:p>408977.303049449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517378.40630888">
                <text:p>517378.40630888</text:p>
              </table:table-cell>
              <table:table-cell office:value-type="float" office:value="428863.750674823">
                <text:p>428863.750674823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542243.374737495">
                <text:p>542243.374737495</text:p>
              </table:table-cell>
              <table:table-cell office:value-type="float" office:value="449749.031887862">
                <text:p>449749.031887862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567701.754874479">
                <text:p>567701.754874479</text:p>
              </table:table-cell>
              <table:table-cell office:value-type="float" office:value="471742.026051267">
                <text:p>471742.026051267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595077.245725575">
                <text:p>595077.245725575</text:p>
              </table:table-cell>
              <table:table-cell office:value-type="float" office:value="494199.094777432">
                <text:p>494199.094777432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622878.513446141">
                <text:p>622878.513446141</text:p>
              </table:table-cell>
              <table:table-cell office:value-type="float" office:value="518596.013089313">
                <text:p>518596.013089313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650452.67561605">
                <text:p>650452.67561605</text:p>
              </table:table-cell>
              <table:table-cell office:value-type="float" office:value="543247.958549497">
                <text:p>543247.958549497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677620.972646081">
                <text:p>677620.972646081</text:p>
              </table:table-cell>
              <table:table-cell office:value-type="float" office:value="567364.172617706">
                <text:p>567364.17261770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04165.62754707">
                <text:p>704165.62754707</text:p>
              </table:table-cell>
              <table:table-cell office:value-type="float" office:value="590583.748536867">
                <text:p>590583.748536867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728707.349339289">
                <text:p>728707.349339289</text:p>
              </table:table-cell>
              <table:table-cell office:value-type="float" office:value="612576.850523263">
                <text:p>612576.850523263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750698.381773818">
                <text:p>750698.381773818</text:p>
              </table:table-cell>
              <table:table-cell office:value-type="float" office:value="632340.716861557">
                <text:p>632340.716861557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769658.771030684">
                <text:p>769658.771030684</text:p>
              </table:table-cell>
              <table:table-cell office:value-type="float" office:value="649110.254604011">
                <text:p>649110.254604011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784622.338690637">
                <text:p>784622.338690637</text:p>
              </table:table-cell>
              <table:table-cell office:value-type="float" office:value="662632.622492564">
                <text:p>662632.622492564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795266.503947776">
                <text:p>795266.503947776</text:p>
              </table:table-cell>
              <table:table-cell office:value-type="float" office:value="672221.974258266">
                <text:p>672221.974258266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802544.05913129">
                <text:p>802544.05913129</text:p>
              </table:table-cell>
              <table:table-cell office:value-type="float" office:value="677753.611934195">
                <text:p>677753.611934195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805633.828828059">
                <text:p>805633.828828059</text:p>
              </table:table-cell>
              <table:table-cell office:value-type="float" office:value="680413.636413225">
                <text:p>680413.636413225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804507.02654135">
                <text:p>804507.02654135</text:p>
              </table:table-cell>
              <table:table-cell office:value-type="float" office:value="679601.416063297">
                <text:p>679601.416063297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798260.923860683">
                <text:p>798260.923860683</text:p>
              </table:table-cell>
              <table:table-cell office:value-type="float" office:value="675281.174802049">
                <text:p>675281.17480204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87601.617696943">
                <text:p>787601.617696943</text:p>
              </table:table-cell>
              <table:table-cell office:value-type="float" office:value="666727.626695734">
                <text:p>666727.626695734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773426.16048962">
                <text:p>773426.16048962</text:p>
              </table:table-cell>
              <table:table-cell office:value-type="float" office:value="654427.30812543">
                <text:p>654427.30812543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756780.49798268">
                <text:p>756780.49798268</text:p>
              </table:table-cell>
              <table:table-cell office:value-type="float" office:value="639683.834233818">
                <text:p>639683.834233818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737420.749255116">
                <text:p>737420.749255116</text:p>
              </table:table-cell>
              <table:table-cell office:value-type="float" office:value="623331.535674412">
                <text:p>623331.535674412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716239.714317599">
                <text:p>716239.714317599</text:p>
              </table:table-cell>
              <table:table-cell office:value-type="float" office:value="605012.788615607">
                <text:p>605012.788615607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692940.60169868">
                <text:p>692940.60169868</text:p>
              </table:table-cell>
              <table:table-cell office:value-type="float" office:value="585510.395346997">
                <text:p>585510.395346997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669275.977857312">
                <text:p>669275.977857312</text:p>
              </table:table-cell>
              <table:table-cell office:value-type="float" office:value="564574.331609547">
                <text:p>564574.331609547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645730.083989738">
                <text:p>645730.083989738</text:p>
              </table:table-cell>
              <table:table-cell office:value-type="float" office:value="543665.429249537">
                <text:p>543665.429249537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622445.960616357">
                <text:p>622445.960616357</text:p>
              </table:table-cell>
              <table:table-cell office:value-type="float" office:value="523359.348401674">
                <text:p>523359.348401674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599790.95378392">
                <text:p>599790.95378392</text:p>
              </table:table-cell>
              <table:table-cell office:value-type="float" office:value="503565.043527253">
                <text:p>503565.04352725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578180.185816667">
                <text:p>578180.185816667</text:p>
              </table:table-cell>
              <table:table-cell office:value-type="float" office:value="484539.624010397">
                <text:p>484539.624010397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557558.747279965">
                <text:p>557558.747279965</text:p>
              </table:table-cell>
              <table:table-cell office:value-type="float" office:value="466458.920635128">
                <text:p>466458.920635128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538384.062518105">
                <text:p>538384.062518105</text:p>
              </table:table-cell>
              <table:table-cell office:value-type="float" office:value="449419.081809649">
                <text:p>449419.081809649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520149.840884344">
                <text:p>520149.840884344</text:p>
              </table:table-cell>
              <table:table-cell office:value-type="float" office:value="433558.761352952">
                <text:p>433558.761352952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502311.245190167">
                <text:p>502311.245190167</text:p>
              </table:table-cell>
              <table:table-cell office:value-type="float" office:value="418364.969944152">
                <text:p>418364.969944152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484846.243935446">
                <text:p>484846.243935446</text:p>
              </table:table-cell>
              <table:table-cell office:value-type="float" office:value="403338.717639421">
                <text:p>403338.717639421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467309.966475352">
                <text:p>467309.966475352</text:p>
              </table:table-cell>
              <table:table-cell office:value-type="float" office:value="388450.10969805">
                <text:p>388450.10969805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449743.096269371">
                <text:p>449743.096269371</text:p>
              </table:table-cell>
              <table:table-cell office:value-type="float" office:value="373371.661872293">
                <text:p>373371.661872293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432652.12575537">
                <text:p>432652.12575537</text:p>
              </table:table-cell>
              <table:table-cell office:value-type="float" office:value="358368.856442654">
                <text:p>358368.856442654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415597.648849902">
                <text:p>415597.648849902</text:p>
              </table:table-cell>
              <table:table-cell office:value-type="float" office:value="343879.549327166">
                <text:p>343879.54932716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98788.520282504">
                <text:p>398788.520282504</text:p>
              </table:table-cell>
              <table:table-cell office:value-type="float" office:value="329613.272658056">
                <text:p>329613.272658056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382078.314416237">
                <text:p>382078.314416237</text:p>
              </table:table-cell>
              <table:table-cell office:value-type="float" office:value="315739.797902543">
                <text:p>315739.797902543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365690.21330329">
                <text:p>365690.21330329</text:p>
              </table:table-cell>
              <table:table-cell office:value-type="float" office:value="302029.489783371">
                <text:p>302029.489783371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350363.355571874">
                <text:p>350363.355571874</text:p>
              </table:table-cell>
              <table:table-cell office:value-type="float" office:value="288798.263515687">
                <text:p>288798.263515687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335246.420293282">
                <text:p>335246.420293282</text:p>
              </table:table-cell>
              <table:table-cell office:value-type="float" office:value="276549.336710215">
                <text:p>276549.336710215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321373.697866874">
                <text:p>321373.697866874</text:p>
              </table:table-cell>
              <table:table-cell office:value-type="float" office:value="264534.722111302">
                <text:p>264534.722111302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308731.47232799">
                <text:p>308731.472327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617cm" svg:y="3.955cm" style:legend-expansion="high" chart:style-name="ch2"/>
        <chart:plot-area chart:style-name="ch3" table:cell-range-address="Sheet3.A1:Sheet3.C243" chart:data-source-has-labels="both" svg:x="0.319cm" svg:y="0.18cm" svg:width="11.979cm" svg:height="8.646cm">
          <chart:coordinate-region svg:x="1.866cm" svg:y="0.379cm" svg:width="10.432cm" svg:height="7.8cm"/>
          <chart:axis chart:dimension="x" chart:name="primary-x" chart:style-name="ch4" chartooo:axis-type="auto">
            <chartooo:date-scale/>
            <chart:categories table:cell-range-address="Sheet3.A2:Sheet3.A243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heet3.B2:Sheet3.B243" chart:label-cell-address="Sheet3.B1:Sheet3.B1" chart:class="chart:line">
            <chart:data-point chart:repeated="242"/>
          </chart:series>
          <chart:series chart:style-name="ch9" chart:values-cell-range-address="Sheet3.C2:Sheet3.C243" chart:label-cell-address="Sheet3.C1:Sheet3.C1" chart:class="chart:line">
            <chart:data-point chart:repeated="2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_cases</text:p>
                <draw:g>
                  <svg:desc>Sheet3.B1:Sheet3.B1</svg:desc>
                </draw:g>
              </table:table-cell>
              <table:table-cell office:value-type="string">
                <text:p/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float" office:value="43995">
                <text:p>43995</text:p>
                <draw:g>
                  <svg:desc>Sheet3.A2:Sheet3.A243</svg:desc>
                </draw:g>
              </table:table-cell>
              <table:table-cell office:value-type="float" office:value="NaN">
                <text:p>NaN</text:p>
                <draw:g>
                  <svg:desc>Sheet3.B2:Sheet3.B243</svg:desc>
                </draw:g>
              </table:table-cell>
              <table:table-cell office:value-type="float" office:value="63144.0773905611">
                <text:p>63144.0773905611</text:p>
                <draw:g>
                  <svg:desc>Sheet3.C2:Sheet3.C243</svg:desc>
                </draw:g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NaN">
                <text:p>NaN</text:p>
              </table:table-cell>
              <table:table-cell office:value-type="float" office:value="58175.43306096">
                <text:p>58175.43306096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NaN">
                <text:p>NaN</text:p>
              </table:table-cell>
              <table:table-cell office:value-type="float" office:value="53641.2632791509">
                <text:p>53641.2632791509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NaN">
                <text:p>NaN</text:p>
              </table:table-cell>
              <table:table-cell office:value-type="float" office:value="49582.2482741791">
                <text:p>49582.2482741791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NaN">
                <text:p>NaN</text:p>
              </table:table-cell>
              <table:table-cell office:value-type="float" office:value="46134.4340356207">
                <text:p>46134.434035620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NaN">
                <text:p>NaN</text:p>
              </table:table-cell>
              <table:table-cell office:value-type="float" office:value="43175.1995498038">
                <text:p>43175.1995498038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NaN">
                <text:p>NaN</text:p>
              </table:table-cell>
              <table:table-cell office:value-type="float" office:value="40669.5175912384">
                <text:p>40669.5175912384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NaN">
                <text:p>NaN</text:p>
              </table:table-cell>
              <table:table-cell office:value-type="float" office:value="38408.1782301418">
                <text:p>38408.178230141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NaN">
                <text:p>NaN</text:p>
              </table:table-cell>
              <table:table-cell office:value-type="float" office:value="36458.7275409147">
                <text:p>36458.727540914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NaN">
                <text:p>NaN</text:p>
              </table:table-cell>
              <table:table-cell office:value-type="float" office:value="34711.7058711984">
                <text:p>34711.705871198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NaN">
                <text:p>NaN</text:p>
              </table:table-cell>
              <table:table-cell office:value-type="float" office:value="33126.9653326742">
                <text:p>33126.9653326742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NaN">
                <text:p>NaN</text:p>
              </table:table-cell>
              <table:table-cell office:value-type="float" office:value="31720.9294004561">
                <text:p>31720.929400456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NaN">
                <text:p>NaN</text:p>
              </table:table-cell>
              <table:table-cell office:value-type="float" office:value="30479.6385070659">
                <text:p>30479.6385070659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NaN">
                <text:p>NaN</text:p>
              </table:table-cell>
              <table:table-cell office:value-type="float" office:value="29415.9626546139">
                <text:p>29415.9626546139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NaN">
                <text:p>NaN</text:p>
              </table:table-cell>
              <table:table-cell office:value-type="float" office:value="28121.6644686159">
                <text:p>28121.6644686159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NaN">
                <text:p>NaN</text:p>
              </table:table-cell>
              <table:table-cell office:value-type="float" office:value="26883.8725134327">
                <text:p>26883.8725134327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NaN">
                <text:p>NaN</text:p>
              </table:table-cell>
              <table:table-cell office:value-type="float" office:value="25562.4558678273">
                <text:p>25562.455867827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NaN">
                <text:p>NaN</text:p>
              </table:table-cell>
              <table:table-cell office:value-type="float" office:value="24324.2806224009">
                <text:p>24324.2806224009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9689.5434416985">
                <text:p>29689.5434416985</text:p>
              </table:table-cell>
              <table:table-cell office:value-type="float" office:value="23217.9661469081">
                <text:p>23217.9661469081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8465.7040632391">
                <text:p>28465.7040632391</text:p>
              </table:table-cell>
              <table:table-cell office:value-type="float" office:value="22249.8054299827">
                <text:p>22249.8054299827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7298.4451054916">
                <text:p>27298.4451054916</text:p>
              </table:table-cell>
              <table:table-cell office:value-type="float" office:value="21440.6791453424">
                <text:p>21440.6791453424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26261.7503317803">
                <text:p>26261.7503317803</text:p>
              </table:table-cell>
              <table:table-cell office:value-type="float" office:value="20631.1770617157">
                <text:p>20631.177061715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25647.3549317775">
                <text:p>25647.3549317775</text:p>
              </table:table-cell>
              <table:table-cell office:value-type="float" office:value="19873.1863964265">
                <text:p>19873.1863964265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24993.1696055617">
                <text:p>24993.1696055617</text:p>
              </table:table-cell>
              <table:table-cell office:value-type="float" office:value="19530.0263081703">
                <text:p>19530.026308170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24387.2190287045">
                <text:p>24387.2190287045</text:p>
              </table:table-cell>
              <table:table-cell office:value-type="float" office:value="19129.5046336601">
                <text:p>19129.5046336601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24086.3785933364">
                <text:p>24086.3785933364</text:p>
              </table:table-cell>
              <table:table-cell office:value-type="float" office:value="18738.3189827915">
                <text:p>18738.3189827915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24178.0183578815">
                <text:p>24178.0183578815</text:p>
              </table:table-cell>
              <table:table-cell office:value-type="float" office:value="18625.0001652637">
                <text:p>18625.0001652637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24350.6918158605">
                <text:p>24350.6918158605</text:p>
              </table:table-cell>
              <table:table-cell office:value-type="float" office:value="18797.096723138">
                <text:p>18797.096723138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24491.2876719856">
                <text:p>24491.2876719856</text:p>
              </table:table-cell>
              <table:table-cell office:value-type="float" office:value="19069.616996588">
                <text:p>19069.616996588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24711.8902179694">
                <text:p>24711.8902179694</text:p>
              </table:table-cell>
              <table:table-cell office:value-type="float" office:value="19292.984909465">
                <text:p>19292.984909465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25067.9615313495">
                <text:p>25067.9615313495</text:p>
              </table:table-cell>
              <table:table-cell office:value-type="float" office:value="19579.4597212">
                <text:p>19579.4597212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25625.2200086125">
                <text:p>25625.2200086125</text:p>
              </table:table-cell>
              <table:table-cell office:value-type="float" office:value="19925.0082577093">
                <text:p>19925.0082577093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26137.081744148">
                <text:p>26137.081744148</text:p>
              </table:table-cell>
              <table:table-cell office:value-type="float" office:value="20430.054594518">
                <text:p>20430.054594518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26553.1862618718">
                <text:p>26553.1862618718</text:p>
              </table:table-cell>
              <table:table-cell office:value-type="float" office:value="20842.7285556624">
                <text:p>20842.7285556624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26953.496189447">
                <text:p>26953.496189447</text:p>
              </table:table-cell>
              <table:table-cell office:value-type="float" office:value="21163.2833159732">
                <text:p>21163.2833159732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7081.2901852136">
                <text:p>27081.2901852136</text:p>
              </table:table-cell>
              <table:table-cell office:value-type="float" office:value="21485.3858828622">
                <text:p>21485.3858828622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27390.541566058">
                <text:p>27390.541566058</text:p>
              </table:table-cell>
              <table:table-cell office:value-type="float" office:value="21522.2163780589">
                <text:p>21522.2163780589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7607.4986522217">
                <text:p>27607.4986522217</text:p>
              </table:table-cell>
              <table:table-cell office:value-type="float" office:value="21672.7900304483">
                <text:p>21672.7900304483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27750.3416608114">
                <text:p>27750.3416608114</text:p>
              </table:table-cell>
              <table:table-cell office:value-type="float" office:value="21761.0247574152">
                <text:p>21761.0247574152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28115.320476951">
                <text:p>28115.320476951</text:p>
              </table:table-cell>
              <table:table-cell office:value-type="float" office:value="21823.8906092477">
                <text:p>21823.8906092477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28312.9587246677">
                <text:p>28312.9587246677</text:p>
              </table:table-cell>
              <table:table-cell office:value-type="float" office:value="22115.4980669703">
                <text:p>22115.4980669703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28407.513782813">
                <text:p>28407.513782813</text:p>
              </table:table-cell>
              <table:table-cell office:value-type="float" office:value="22244.2791281626">
                <text:p>22244.2791281626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28415.5902153991">
                <text:p>28415.5902153991</text:p>
              </table:table-cell>
              <table:table-cell office:value-type="float" office:value="22314.9379847621">
                <text:p>22314.9379847621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28598.2943898702">
                <text:p>28598.2943898702</text:p>
              </table:table-cell>
              <table:table-cell office:value-type="float" office:value="22333.722866219">
                <text:p>22333.722866219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28650.126482893">
                <text:p>28650.126482893</text:p>
              </table:table-cell>
              <table:table-cell office:value-type="float" office:value="22561.9079879656">
                <text:p>22561.907987965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8638.0596094259">
                <text:p>28638.0596094259</text:p>
              </table:table-cell>
              <table:table-cell office:value-type="float" office:value="22670.3441205423">
                <text:p>22670.344120542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28339.2983761692">
                <text:p>28339.2983761692</text:p>
              </table:table-cell>
              <table:table-cell office:value-type="float" office:value="22689.8191476884">
                <text:p>22689.819147688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28118.6164999871">
                <text:p>28118.6164999871</text:p>
              </table:table-cell>
              <table:table-cell office:value-type="float" office:value="22397.7457830385">
                <text:p>22397.7457830385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28094.4353497295">
                <text:p>28094.4353497295</text:p>
              </table:table-cell>
              <table:table-cell office:value-type="float" office:value="22255.895316424">
                <text:p>22255.89531642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27996.1947962459">
                <text:p>27996.1947962459</text:p>
              </table:table-cell>
              <table:table-cell office:value-type="float" office:value="22318.4607528095">
                <text:p>22318.4607528095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27664.7303954104">
                <text:p>27664.7303954104</text:p>
              </table:table-cell>
              <table:table-cell office:value-type="float" office:value="22292.5249119047">
                <text:p>22292.5249119047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27237.1207508618">
                <text:p>27237.1207508618</text:p>
              </table:table-cell>
              <table:table-cell office:value-type="float" office:value="22033.137456355">
                <text:p>22033.137456355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26694.4208951435">
                <text:p>26694.4208951435</text:p>
              </table:table-cell>
              <table:table-cell office:value-type="float" office:value="21699.3631188613">
                <text:p>21699.3631188613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26271.6395197379">
                <text:p>26271.6395197379</text:p>
              </table:table-cell>
              <table:table-cell office:value-type="float" office:value="21217.8468234575">
                <text:p>21217.846823457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25808.7496825545">
                <text:p>25808.7496825545</text:p>
              </table:table-cell>
              <table:table-cell office:value-type="float" office:value="20788.3519206406">
                <text:p>20788.351920640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363.1482480489">
                <text:p>25363.1482480489</text:p>
              </table:table-cell>
              <table:table-cell office:value-type="float" office:value="20330.2122526816">
                <text:p>20330.2122526816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24851.5324043672">
                <text:p>24851.5324043672</text:p>
              </table:table-cell>
              <table:table-cell office:value-type="float" office:value="19925.2689704763">
                <text:p>19925.2689704763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24460.5608867223">
                <text:p>24460.5608867223</text:p>
              </table:table-cell>
              <table:table-cell office:value-type="float" office:value="19454.1028546132">
                <text:p>19454.1028546132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24084.1084877824">
                <text:p>24084.1084877824</text:p>
              </table:table-cell>
              <table:table-cell office:value-type="float" office:value="19074.4383421917">
                <text:p>19074.4383421917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23388.088225698">
                <text:p>23388.088225698</text:p>
              </table:table-cell>
              <table:table-cell office:value-type="float" office:value="18723.310696666">
                <text:p>18723.310696666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22737.3731759515">
                <text:p>22737.3731759515</text:p>
              </table:table-cell>
              <table:table-cell office:value-type="float" office:value="18032.6236329086">
                <text:p>18032.6236329086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22213.3963862882">
                <text:p>22213.3963862882</text:p>
              </table:table-cell>
              <table:table-cell office:value-type="float" office:value="17411.3965240438">
                <text:p>17411.3965240438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21456.246309414">
                <text:p>21456.246309414</text:p>
              </table:table-cell>
              <table:table-cell office:value-type="float" office:value="16915.4407712093">
                <text:p>16915.4407712093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20746.1600736213">
                <text:p>20746.1600736213</text:p>
              </table:table-cell>
              <table:table-cell office:value-type="float" office:value="16240.1758085557">
                <text:p>16240.1758085557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20120.3543175623">
                <text:p>20120.3543175623</text:p>
              </table:table-cell>
              <table:table-cell office:value-type="float" office:value="15634.5459264048">
                <text:p>15634.5459264048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9634.8973260227">
                <text:p>19634.8973260227</text:p>
              </table:table-cell>
              <table:table-cell office:value-type="float" office:value="15149.4311852084">
                <text:p>15149.4311852084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9094.3198175731">
                <text:p>19094.3198175731</text:p>
              </table:table-cell>
              <table:table-cell office:value-type="float" office:value="14811.929851417">
                <text:p>14811.929851417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8493.015496601">
                <text:p>18493.015496601</text:p>
              </table:table-cell>
              <table:table-cell office:value-type="float" office:value="14436.222675057">
                <text:p>14436.222675057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8042.5515226595">
                <text:p>18042.5515226595</text:p>
              </table:table-cell>
              <table:table-cell office:value-type="float" office:value="13987.4695022009">
                <text:p>13987.4695022009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7884.4798303116">
                <text:p>17884.4798303116</text:p>
              </table:table-cell>
              <table:table-cell office:value-type="float" office:value="13687.0599529664">
                <text:p>13687.0599529664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7724.849665501">
                <text:p>17724.849665501</text:p>
              </table:table-cell>
              <table:table-cell office:value-type="float" office:value="13685.1199617029">
                <text:p>13685.1199617029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7636.5260904975">
                <text:p>17636.5260904975</text:p>
              </table:table-cell>
              <table:table-cell office:value-type="float" office:value="13674.3216469275">
                <text:p>13674.3216469275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7527.1564788583">
                <text:p>17527.1564788583</text:p>
              </table:table-cell>
              <table:table-cell office:value-type="float" office:value="13734.5349924249">
                <text:p>13734.5349924249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7411.2016248822">
                <text:p>17411.2016248822</text:p>
              </table:table-cell>
              <table:table-cell office:value-type="float" office:value="13731.3607681178">
                <text:p>13731.3607681178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7656.7823533368">
                <text:p>17656.7823533368</text:p>
              </table:table-cell>
              <table:table-cell office:value-type="float" office:value="13730.9879331871">
                <text:p>13730.9879331871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7985.3152903827">
                <text:p>17985.3152903827</text:p>
              </table:table-cell>
              <table:table-cell office:value-type="float" office:value="14078.077165534">
                <text:p>14078.077165534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8285.258556777">
                <text:p>18285.258556777</text:p>
              </table:table-cell>
              <table:table-cell office:value-type="float" office:value="14459.9005422776">
                <text:p>14459.9005422776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8789.4449522119">
                <text:p>18789.4449522119</text:p>
              </table:table-cell>
              <table:table-cell office:value-type="float" office:value="14817.8860391858">
                <text:p>14817.8860391858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9455.79524168">
                <text:p>19455.79524168</text:p>
              </table:table-cell>
              <table:table-cell office:value-type="float" office:value="15326.7799041313">
                <text:p>15326.7799041313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20044.7586543267">
                <text:p>20044.7586543267</text:p>
              </table:table-cell>
              <table:table-cell office:value-type="float" office:value="16007.3965672472">
                <text:p>16007.3965672472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20675.6728400771">
                <text:p>20675.6728400771</text:p>
              </table:table-cell>
              <table:table-cell office:value-type="float" office:value="16597.3701910298">
                <text:p>16597.3701910298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21634.573426458">
                <text:p>21634.573426458</text:p>
              </table:table-cell>
              <table:table-cell office:value-type="float" office:value="17187.6489752889">
                <text:p>17187.6489752889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22543.4504425177">
                <text:p>22543.4504425177</text:p>
              </table:table-cell>
              <table:table-cell office:value-type="float" office:value="18045.2677013371">
                <text:p>18045.2677013371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23618.8634144704">
                <text:p>23618.8634144704</text:p>
              </table:table-cell>
              <table:table-cell office:value-type="float" office:value="18774.0994656453">
                <text:p>18774.0994656453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25039.7114747224">
                <text:p>25039.7114747224</text:p>
              </table:table-cell>
              <table:table-cell office:value-type="float" office:value="19652.770774726">
                <text:p>19652.77077472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26676.9135147193">
                <text:p>26676.9135147193</text:p>
              </table:table-cell>
              <table:table-cell office:value-type="float" office:value="20808.1758569221">
                <text:p>20808.1758569221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28631.9810955312">
                <text:p>28631.9810955312</text:p>
              </table:table-cell>
              <table:table-cell office:value-type="float" office:value="22159.5647280843">
                <text:p>22159.5647280843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30718.1216346511">
                <text:p>30718.1216346511</text:p>
              </table:table-cell>
              <table:table-cell office:value-type="float" office:value="23766.1458890306">
                <text:p>23766.1458890306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32886.5737416309">
                <text:p>32886.5737416309</text:p>
              </table:table-cell>
              <table:table-cell office:value-type="float" office:value="25434.3432633728">
                <text:p>25434.3432633728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35668.5440258692">
                <text:p>35668.5440258692</text:p>
              </table:table-cell>
              <table:table-cell office:value-type="float" office:value="27090.5435786427">
                <text:p>27090.5435786427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38887.8161615289">
                <text:p>38887.8161615289</text:p>
              </table:table-cell>
              <table:table-cell office:value-type="float" office:value="29256.2227624597">
                <text:p>29256.2227624597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42762.7736306203">
                <text:p>42762.7736306203</text:p>
              </table:table-cell>
              <table:table-cell office:value-type="float" office:value="31731.2349195353">
                <text:p>31731.2349195353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47023.2785848256">
                <text:p>47023.2785848256</text:p>
              </table:table-cell>
              <table:table-cell office:value-type="float" office:value="34773.6362914078">
                <text:p>34773.6362914078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51885.1712430801">
                <text:p>51885.1712430801</text:p>
              </table:table-cell>
              <table:table-cell office:value-type="float" office:value="38047.7008866655">
                <text:p>38047.7008866655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57567.2699673538">
                <text:p>57567.2699673538</text:p>
              </table:table-cell>
              <table:table-cell office:value-type="float" office:value="41843.6027983323">
                <text:p>41843.602798332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63706.9568797434">
                <text:p>63706.9568797434</text:p>
              </table:table-cell>
              <table:table-cell office:value-type="float" office:value="46318.5053010806">
                <text:p>46318.5053010806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70713.8487212023">
                <text:p>70713.8487212023</text:p>
              </table:table-cell>
              <table:table-cell office:value-type="float" office:value="51190.6986070143">
                <text:p>51190.6986070143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78450.6116629548">
                <text:p>78450.6116629548</text:p>
              </table:table-cell>
              <table:table-cell office:value-type="float" office:value="56977.8782078942">
                <text:p>56977.8782078942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87199.9083536116">
                <text:p>87199.9083536116</text:p>
              </table:table-cell>
              <table:table-cell office:value-type="float" office:value="63220.8813091334">
                <text:p>63220.8813091334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96275.1433709536">
                <text:p>96275.1433709536</text:p>
              </table:table-cell>
              <table:table-cell office:value-type="float" office:value="70464.1931769205">
                <text:p>70464.1931769205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06443.808522455">
                <text:p>106443.808522455</text:p>
              </table:table-cell>
              <table:table-cell office:value-type="float" office:value="77828.5230349248">
                <text:p>77828.523034924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17621.391094936">
                <text:p>117621.391094936</text:p>
              </table:table-cell>
              <table:table-cell office:value-type="float" office:value="86149.1010176741">
                <text:p>86149.1010176741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29795.111997831">
                <text:p>129795.111997831</text:p>
              </table:table-cell>
              <table:table-cell office:value-type="float" office:value="95565.4365607361">
                <text:p>95565.4365607361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43592.146144412">
                <text:p>143592.146144412</text:p>
              </table:table-cell>
              <table:table-cell office:value-type="float" office:value="105920.415807061">
                <text:p>105920.415807061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57315.338889612">
                <text:p>157315.338889612</text:p>
              </table:table-cell>
              <table:table-cell office:value-type="float" office:value="117672.801138568">
                <text:p>117672.80113856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70568.050206868">
                <text:p>170568.050206868</text:p>
              </table:table-cell>
              <table:table-cell office:value-type="float" office:value="129240.327238436">
                <text:p>129240.327238436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82983.903360071">
                <text:p>182983.903360071</text:p>
              </table:table-cell>
              <table:table-cell office:value-type="float" office:value="140109.736559898">
                <text:p>140109.736559898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94892.936201089">
                <text:p>194892.936201089</text:p>
              </table:table-cell>
              <table:table-cell office:value-type="float" office:value="149896.841783364">
                <text:p>149896.841783364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206289.64579698">
                <text:p>206289.64579698</text:p>
              </table:table-cell>
              <table:table-cell office:value-type="float" office:value="159031.607469729">
                <text:p>159031.607469729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217919.712745474">
                <text:p>217919.712745474</text:p>
              </table:table-cell>
              <table:table-cell office:value-type="float" office:value="167663.404087167">
                <text:p>167663.404087167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228064.564764179">
                <text:p>228064.564764179</text:p>
              </table:table-cell>
              <table:table-cell office:value-type="float" office:value="176384.176067062">
                <text:p>176384.176067062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237404.771215572">
                <text:p>237404.771215572</text:p>
              </table:table-cell>
              <table:table-cell office:value-type="float" office:value="183771.64413729">
                <text:p>183771.64413729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245766.429899866">
                <text:p>245766.429899866</text:p>
              </table:table-cell>
              <table:table-cell office:value-type="float" office:value="190448.389099866">
                <text:p>190448.389099866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254058.772333218">
                <text:p>254058.772333218</text:p>
              </table:table-cell>
              <table:table-cell office:value-type="float" office:value="196291.560747932">
                <text:p>196291.560747932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262490.126032733">
                <text:p>262490.126032733</text:p>
              </table:table-cell>
              <table:table-cell office:value-type="float" office:value="202051.083401379">
                <text:p>202051.08340137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70528.043599058">
                <text:p>270528.043599058</text:p>
              </table:table-cell>
              <table:table-cell office:value-type="float" office:value="207884.430939553">
                <text:p>207884.430939553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277557.881754332">
                <text:p>277557.881754332</text:p>
              </table:table-cell>
              <table:table-cell office:value-type="float" office:value="213405.688047292">
                <text:p>213405.688047292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284823.790392843">
                <text:p>284823.790392843</text:p>
              </table:table-cell>
              <table:table-cell office:value-type="float" office:value="217955.04120795">
                <text:p>217955.04120795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291898.682480643">
                <text:p>291898.682480643</text:p>
              </table:table-cell>
              <table:table-cell office:value-type="float" office:value="222885.122723446">
                <text:p>222885.122723446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299650.527503463">
                <text:p>299650.527503463</text:p>
              </table:table-cell>
              <table:table-cell office:value-type="float" office:value="227644.847689731">
                <text:p>227644.847689731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307207.307440429">
                <text:p>307207.307440429</text:p>
              </table:table-cell>
              <table:table-cell office:value-type="float" office:value="233150.709442476">
                <text:p>233150.709442476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315690.901797076">
                <text:p>315690.901797076</text:p>
              </table:table-cell>
              <table:table-cell office:value-type="float" office:value="238567.28401743">
                <text:p>238567.28401743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325656.064932725">
                <text:p>325656.064932725</text:p>
              </table:table-cell>
              <table:table-cell office:value-type="float" office:value="244847.82950735">
                <text:p>244847.82950735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336824.210061269">
                <text:p>336824.210061269</text:p>
              </table:table-cell>
              <table:table-cell office:value-type="float" office:value="252619.162691889">
                <text:p>252619.162691889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348466.707446096">
                <text:p>348466.707446096</text:p>
              </table:table-cell>
              <table:table-cell office:value-type="float" office:value="261424.809586684">
                <text:p>261424.80958668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360956.358623828">
                <text:p>360956.358623828</text:p>
              </table:table-cell>
              <table:table-cell office:value-type="float" office:value="270622.742272955">
                <text:p>270622.742272955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373999.45485585">
                <text:p>373999.45485585</text:p>
              </table:table-cell>
              <table:table-cell office:value-type="float" office:value="280526.146761323">
                <text:p>280526.146761323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387266.603681431">
                <text:p>387266.603681431</text:p>
              </table:table-cell>
              <table:table-cell office:value-type="float" office:value="290929.451500789">
                <text:p>290929.451500789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01632.521821564">
                <text:p>401632.521821564</text:p>
              </table:table-cell>
              <table:table-cell office:value-type="float" office:value="301443.97278547">
                <text:p>301443.97278547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16130.428599195">
                <text:p>416130.428599195</text:p>
              </table:table-cell>
              <table:table-cell office:value-type="float" office:value="312787.961555884">
                <text:p>312787.961555884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431452.439292443">
                <text:p>431452.439292443</text:p>
              </table:table-cell>
              <table:table-cell office:value-type="float" office:value="324200.135437114">
                <text:p>324200.135437114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446615.005177104">
                <text:p>446615.005177104</text:p>
              </table:table-cell>
              <table:table-cell office:value-type="float" office:value="336344.574158062">
                <text:p>336344.574158062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463359.88939515">
                <text:p>463359.88939515</text:p>
              </table:table-cell>
              <table:table-cell office:value-type="float" office:value="348218.477392534">
                <text:p>348218.477392534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480070.931717691">
                <text:p>480070.931717691</text:p>
              </table:table-cell>
              <table:table-cell office:value-type="float" office:value="361626.746676867">
                <text:p>361626.746676867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496877.795733875">
                <text:p>496877.795733875</text:p>
              </table:table-cell>
              <table:table-cell office:value-type="float" office:value="374862.313382652">
                <text:p>374862.31338265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512462.549522907">
                <text:p>512462.549522907</text:p>
              </table:table-cell>
              <table:table-cell office:value-type="float" office:value="388331.837039347">
                <text:p>388331.837039347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526986.797994608">
                <text:p>526986.797994608</text:p>
              </table:table-cell>
              <table:table-cell office:value-type="float" office:value="400642.289405307">
                <text:p>400642.289405307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540563.363529935">
                <text:p>540563.363529935</text:p>
              </table:table-cell>
              <table:table-cell office:value-type="float" office:value="411841.827487561">
                <text:p>411841.827487561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553061.840073743">
                <text:p>553061.840073743</text:p>
              </table:table-cell>
              <table:table-cell office:value-type="float" office:value="422182.538954586">
                <text:p>422182.538954586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563721.045621432">
                <text:p>563721.045621432</text:p>
              </table:table-cell>
              <table:table-cell office:value-type="float" office:value="431604.346498455">
                <text:p>431604.346498455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572812.900831254">
                <text:p>572812.900831254</text:p>
              </table:table-cell>
              <table:table-cell office:value-type="float" office:value="439480.053909776">
                <text:p>439480.053909776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580170.099753387">
                <text:p>580170.099753387</text:p>
              </table:table-cell>
              <table:table-cell office:value-type="float" office:value="446074.805453771">
                <text:p>446074.805453771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586252.202552909">
                <text:p>586252.202552909</text:p>
              </table:table-cell>
              <table:table-cell office:value-type="float" office:value="451357.170177016">
                <text:p>451357.170177016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590917.119235125">
                <text:p>590917.119235125</text:p>
              </table:table-cell>
              <table:table-cell office:value-type="float" office:value="455749.603783516">
                <text:p>455749.603783516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593387.404501899">
                <text:p>593387.404501899</text:p>
              </table:table-cell>
              <table:table-cell office:value-type="float" office:value="459152.809027394">
                <text:p>459152.80902739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93209.212652884">
                <text:p>593209.212652884</text:p>
              </table:table-cell>
              <table:table-cell office:value-type="float" office:value="460640.236067831">
                <text:p>460640.236067831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590966.237286089">
                <text:p>590966.237286089</text:p>
              </table:table-cell>
              <table:table-cell office:value-type="float" office:value="460057.232290635">
                <text:p>460057.232290635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588106.911515452">
                <text:p>588106.911515452</text:p>
              </table:table-cell>
              <table:table-cell office:value-type="float" office:value="457698.635801956">
                <text:p>457698.635801956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584194.689764232">
                <text:p>584194.689764232</text:p>
              </table:table-cell>
              <table:table-cell office:value-type="float" office:value="455200.054828137">
                <text:p>455200.054828137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580014.24066561">
                <text:p>580014.24066561</text:p>
              </table:table-cell>
              <table:table-cell office:value-type="float" office:value="451960.829994669">
                <text:p>451960.829994669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575467.560173745">
                <text:p>575467.560173745</text:p>
              </table:table-cell>
              <table:table-cell office:value-type="float" office:value="448827.193697826">
                <text:p>448827.193697826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571185.18583699">
                <text:p>571185.18583699</text:p>
              </table:table-cell>
              <table:table-cell office:value-type="float" office:value="445731.108472153">
                <text:p>445731.108472153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567813.212011751">
                <text:p>567813.212011751</text:p>
              </table:table-cell>
              <table:table-cell office:value-type="float" office:value="443100.359768973">
                <text:p>443100.359768973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564346.10338156">
                <text:p>564346.10338156</text:p>
              </table:table-cell>
              <table:table-cell office:value-type="float" office:value="441327.617652055">
                <text:p>441327.617652055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559792.63209839">
                <text:p>559792.63209839</text:p>
              </table:table-cell>
              <table:table-cell office:value-type="float" office:value="439462.173995635">
                <text:p>439462.17399563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556215.361306741">
                <text:p>556215.361306741</text:p>
              </table:table-cell>
              <table:table-cell office:value-type="float" office:value="436525.056149743">
                <text:p>436525.056149743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552933.096158066">
                <text:p>552933.096158066</text:p>
              </table:table-cell>
              <table:table-cell office:value-type="float" office:value="434370.062594685">
                <text:p>434370.062594685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549391.023165713">
                <text:p>549391.023165713</text:p>
              </table:table-cell>
              <table:table-cell office:value-type="float" office:value="432385.817083851">
                <text:p>432385.817083851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546584.122719262">
                <text:p>546584.122719262</text:p>
              </table:table-cell>
              <table:table-cell office:value-type="float" office:value="430054.714796071">
                <text:p>430054.714796071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544037.642802373">
                <text:p>544037.642802373</text:p>
              </table:table-cell>
              <table:table-cell office:value-type="float" office:value="428208.393760928">
                <text:p>428208.393760928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540448.976546025">
                <text:p>540448.976546025</text:p>
              </table:table-cell>
              <table:table-cell office:value-type="float" office:value="426568.303991657">
                <text:p>426568.303991657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536561.843373548">
                <text:p>536561.843373548</text:p>
              </table:table-cell>
              <table:table-cell office:value-type="float" office:value="423916.226897375">
                <text:p>423916.226897375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531333.248885865">
                <text:p>531333.248885865</text:p>
              </table:table-cell>
              <table:table-cell office:value-type="float" office:value="421000.141183334">
                <text:p>421000.14118333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525239.250112307">
                <text:p>525239.250112307</text:p>
              </table:table-cell>
              <table:table-cell office:value-type="float" office:value="416893.500757476">
                <text:p>416893.500757476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517255.077331742">
                <text:p>517255.077331742</text:p>
              </table:table-cell>
              <table:table-cell office:value-type="float" office:value="411850.854932835">
                <text:p>411850.85493283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507405.155861584">
                <text:p>507405.155861584</text:p>
              </table:table-cell>
              <table:table-cell office:value-type="float" office:value="405028.158602511">
                <text:p>405028.158602511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495050.57470719">
                <text:p>495050.57470719</text:p>
              </table:table-cell>
              <table:table-cell office:value-type="float" office:value="396424.73361498">
                <text:p>396424.73361498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481760.730998871">
                <text:p>481760.730998871</text:p>
              </table:table-cell>
              <table:table-cell office:value-type="float" office:value="385778.243839186">
                <text:p>385778.243839186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467700.3141853">
                <text:p>467700.3141853</text:p>
              </table:table-cell>
              <table:table-cell office:value-type="float" office:value="374550.652351054">
                <text:p>374550.652351054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452594.4440881">
                <text:p>452594.4440881</text:p>
              </table:table-cell>
              <table:table-cell office:value-type="float" office:value="362962.136505367">
                <text:p>362962.136505367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436675.696920167">
                <text:p>436675.696920167</text:p>
              </table:table-cell>
              <table:table-cell office:value-type="float" office:value="350690.606400621">
                <text:p>350690.606400621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420574.168498463">
                <text:p>420574.168498463</text:p>
              </table:table-cell>
              <table:table-cell office:value-type="float" office:value="338021.932169953">
                <text:p>338021.932169953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405233.55055587">
                <text:p>405233.55055587</text:p>
              </table:table-cell>
              <table:table-cell office:value-type="float" office:value="325580.414514382">
                <text:p>325580.414514382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390242.640362231">
                <text:p>390242.640362231</text:p>
              </table:table-cell>
              <table:table-cell office:value-type="float" office:value="314194.60231015">
                <text:p>314194.60231015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375435.853649072">
                <text:p>375435.853649072</text:p>
              </table:table-cell>
              <table:table-cell office:value-type="float" office:value="303130.531603603">
                <text:p>303130.53160360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361388.222491931">
                <text:p>361388.222491931</text:p>
              </table:table-cell>
              <table:table-cell office:value-type="float" office:value="292123.014885996">
                <text:p>292123.014885996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348475.788875844">
                <text:p>348475.788875844</text:p>
              </table:table-cell>
              <table:table-cell office:value-type="float" office:value="281847.869614586">
                <text:p>281847.869614586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337222.876027015">
                <text:p>337222.876027015</text:p>
              </table:table-cell>
              <table:table-cell office:value-type="float" office:value="272452.005871434">
                <text:p>272452.005871434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327238.198908493">
                <text:p>327238.198908493</text:p>
              </table:table-cell>
              <table:table-cell office:value-type="float" office:value="264489.716260496">
                <text:p>264489.716260496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318469.542371165">
                <text:p>318469.542371165</text:p>
              </table:table-cell>
              <table:table-cell office:value-type="float" office:value="257576.201710005">
                <text:p>257576.201710005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310814.106440906">
                <text:p>310814.106440906</text:p>
              </table:table-cell>
              <table:table-cell office:value-type="float" office:value="251629.21121816">
                <text:p>251629.21121816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304952.153233349">
                <text:p>304952.153233349</text:p>
              </table:table-cell>
              <table:table-cell office:value-type="float" office:value="246657.547178444">
                <text:p>246657.547178444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300330.617809114">
                <text:p>300330.617809114</text:p>
              </table:table-cell>
              <table:table-cell office:value-type="float" office:value="243185.692356172">
                <text:p>243185.692356172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298373.421217367">
                <text:p>298373.421217367</text:p>
              </table:table-cell>
              <table:table-cell office:value-type="float" office:value="240656.112865733">
                <text:p>240656.112865733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298869.701160801">
                <text:p>298869.701160801</text:p>
              </table:table-cell>
              <table:table-cell office:value-type="float" office:value="240459.810470082">
                <text:p>240459.81047008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301670.207775353">
                <text:p>301670.207775353</text:p>
              </table:table-cell>
              <table:table-cell office:value-type="float" office:value="242577.418337351">
                <text:p>242577.418337351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305807.691857423">
                <text:p>305807.691857423</text:p>
              </table:table-cell>
              <table:table-cell office:value-type="float" office:value="246814.667305162">
                <text:p>246814.667305162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312832.082726385">
                <text:p>312832.082726385</text:p>
              </table:table-cell>
              <table:table-cell office:value-type="float" office:value="251976.244044742">
                <text:p>251976.244044742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322557.794994719">
                <text:p>322557.794994719</text:p>
              </table:table-cell>
              <table:table-cell office:value-type="float" office:value="259684.677111474">
                <text:p>259684.677111474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335231.42091241">
                <text:p>335231.42091241</text:p>
              </table:table-cell>
              <table:table-cell office:value-type="float" office:value="269864.20603471">
                <text:p>269864.20603471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349763.893395297">
                <text:p>349763.893395297</text:p>
              </table:table-cell>
              <table:table-cell office:value-type="float" office:value="282594.381809671">
                <text:p>282594.381809671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366389.826455015">
                <text:p>366389.826455015</text:p>
              </table:table-cell>
              <table:table-cell office:value-type="float" office:value="296776.830232219">
                <text:p>296776.830232219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384695.24502192">
                <text:p>384695.24502192</text:p>
              </table:table-cell>
              <table:table-cell office:value-type="float" office:value="312832.048225054">
                <text:p>312832.048225054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404860.507857185">
                <text:p>404860.507857185</text:p>
              </table:table-cell>
              <table:table-cell office:value-type="float" office:value="330105.891055298">
                <text:p>330105.891055298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426345.293427384">
                <text:p>426345.293427384</text:p>
              </table:table-cell>
              <table:table-cell office:value-type="float" office:value="348723.218485785">
                <text:p>348723.21848578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448299.642678253">
                <text:p>448299.642678253</text:p>
              </table:table-cell>
              <table:table-cell office:value-type="float" office:value="368516.347013968">
                <text:p>368516.347013968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471052.358754694">
                <text:p>471052.358754694</text:p>
              </table:table-cell>
              <table:table-cell office:value-type="float" office:value="388535.529203596">
                <text:p>388535.529203596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493702.989868899">
                <text:p>493702.989868899</text:p>
              </table:table-cell>
              <table:table-cell office:value-type="float" office:value="408977.303049449">
                <text:p>408977.303049449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517378.40630888">
                <text:p>517378.40630888</text:p>
              </table:table-cell>
              <table:table-cell office:value-type="float" office:value="428863.750674823">
                <text:p>428863.750674823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542243.374737495">
                <text:p>542243.374737495</text:p>
              </table:table-cell>
              <table:table-cell office:value-type="float" office:value="449749.031887862">
                <text:p>449749.031887862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567701.754874479">
                <text:p>567701.754874479</text:p>
              </table:table-cell>
              <table:table-cell office:value-type="float" office:value="471742.026051267">
                <text:p>471742.026051267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595077.245725575">
                <text:p>595077.245725575</text:p>
              </table:table-cell>
              <table:table-cell office:value-type="float" office:value="494199.094777432">
                <text:p>494199.094777432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622878.513446141">
                <text:p>622878.513446141</text:p>
              </table:table-cell>
              <table:table-cell office:value-type="float" office:value="518596.013089313">
                <text:p>518596.013089313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650452.67561605">
                <text:p>650452.67561605</text:p>
              </table:table-cell>
              <table:table-cell office:value-type="float" office:value="543247.958549497">
                <text:p>543247.958549497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677620.972646081">
                <text:p>677620.972646081</text:p>
              </table:table-cell>
              <table:table-cell office:value-type="float" office:value="567364.172617706">
                <text:p>567364.17261770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04165.62754707">
                <text:p>704165.62754707</text:p>
              </table:table-cell>
              <table:table-cell office:value-type="float" office:value="590583.748536867">
                <text:p>590583.748536867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728707.349339289">
                <text:p>728707.349339289</text:p>
              </table:table-cell>
              <table:table-cell office:value-type="float" office:value="612576.850523263">
                <text:p>612576.850523263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750698.381773818">
                <text:p>750698.381773818</text:p>
              </table:table-cell>
              <table:table-cell office:value-type="float" office:value="632340.716861557">
                <text:p>632340.716861557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769658.771030684">
                <text:p>769658.771030684</text:p>
              </table:table-cell>
              <table:table-cell office:value-type="float" office:value="649110.254604011">
                <text:p>649110.254604011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784622.338690637">
                <text:p>784622.338690637</text:p>
              </table:table-cell>
              <table:table-cell office:value-type="float" office:value="662632.622492564">
                <text:p>662632.622492564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795266.503947776">
                <text:p>795266.503947776</text:p>
              </table:table-cell>
              <table:table-cell office:value-type="float" office:value="672221.974258266">
                <text:p>672221.974258266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802544.05913129">
                <text:p>802544.05913129</text:p>
              </table:table-cell>
              <table:table-cell office:value-type="float" office:value="677753.611934195">
                <text:p>677753.611934195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805633.828828059">
                <text:p>805633.828828059</text:p>
              </table:table-cell>
              <table:table-cell office:value-type="float" office:value="680413.636413225">
                <text:p>680413.636413225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804507.02654135">
                <text:p>804507.02654135</text:p>
              </table:table-cell>
              <table:table-cell office:value-type="float" office:value="679601.416063297">
                <text:p>679601.416063297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798260.923860683">
                <text:p>798260.923860683</text:p>
              </table:table-cell>
              <table:table-cell office:value-type="float" office:value="675281.174802049">
                <text:p>675281.17480204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87601.617696943">
                <text:p>787601.617696943</text:p>
              </table:table-cell>
              <table:table-cell office:value-type="float" office:value="666727.626695734">
                <text:p>666727.626695734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773426.16048962">
                <text:p>773426.16048962</text:p>
              </table:table-cell>
              <table:table-cell office:value-type="float" office:value="654427.30812543">
                <text:p>654427.30812543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756780.49798268">
                <text:p>756780.49798268</text:p>
              </table:table-cell>
              <table:table-cell office:value-type="float" office:value="639683.834233818">
                <text:p>639683.834233818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737420.749255116">
                <text:p>737420.749255116</text:p>
              </table:table-cell>
              <table:table-cell office:value-type="float" office:value="623331.535674412">
                <text:p>623331.535674412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716239.714317599">
                <text:p>716239.714317599</text:p>
              </table:table-cell>
              <table:table-cell office:value-type="float" office:value="605012.788615607">
                <text:p>605012.788615607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692940.60169868">
                <text:p>692940.60169868</text:p>
              </table:table-cell>
              <table:table-cell office:value-type="float" office:value="585510.395346997">
                <text:p>585510.395346997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669275.977857312">
                <text:p>669275.977857312</text:p>
              </table:table-cell>
              <table:table-cell office:value-type="float" office:value="564574.331609547">
                <text:p>564574.331609547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645730.083989738">
                <text:p>645730.083989738</text:p>
              </table:table-cell>
              <table:table-cell office:value-type="float" office:value="543665.429249537">
                <text:p>543665.429249537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622445.960616357">
                <text:p>622445.960616357</text:p>
              </table:table-cell>
              <table:table-cell office:value-type="float" office:value="523359.348401674">
                <text:p>523359.348401674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599790.95378392">
                <text:p>599790.95378392</text:p>
              </table:table-cell>
              <table:table-cell office:value-type="float" office:value="503565.043527253">
                <text:p>503565.04352725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578180.185816667">
                <text:p>578180.185816667</text:p>
              </table:table-cell>
              <table:table-cell office:value-type="float" office:value="484539.624010397">
                <text:p>484539.624010397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557558.747279965">
                <text:p>557558.747279965</text:p>
              </table:table-cell>
              <table:table-cell office:value-type="float" office:value="466458.920635128">
                <text:p>466458.920635128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538384.062518105">
                <text:p>538384.062518105</text:p>
              </table:table-cell>
              <table:table-cell office:value-type="float" office:value="449419.081809649">
                <text:p>449419.081809649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520149.840884344">
                <text:p>520149.840884344</text:p>
              </table:table-cell>
              <table:table-cell office:value-type="float" office:value="433558.761352952">
                <text:p>433558.761352952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502311.245190167">
                <text:p>502311.245190167</text:p>
              </table:table-cell>
              <table:table-cell office:value-type="float" office:value="418364.969944152">
                <text:p>418364.969944152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484846.243935446">
                <text:p>484846.243935446</text:p>
              </table:table-cell>
              <table:table-cell office:value-type="float" office:value="403338.717639421">
                <text:p>403338.717639421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467309.966475352">
                <text:p>467309.966475352</text:p>
              </table:table-cell>
              <table:table-cell office:value-type="float" office:value="388450.10969805">
                <text:p>388450.10969805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449743.096269371">
                <text:p>449743.096269371</text:p>
              </table:table-cell>
              <table:table-cell office:value-type="float" office:value="373371.661872293">
                <text:p>373371.661872293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432652.12575537">
                <text:p>432652.12575537</text:p>
              </table:table-cell>
              <table:table-cell office:value-type="float" office:value="358368.856442654">
                <text:p>358368.856442654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415597.648849902">
                <text:p>415597.648849902</text:p>
              </table:table-cell>
              <table:table-cell office:value-type="float" office:value="343879.549327166">
                <text:p>343879.54932716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98788.520282504">
                <text:p>398788.520282504</text:p>
              </table:table-cell>
              <table:table-cell office:value-type="float" office:value="329613.272658056">
                <text:p>329613.272658056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382078.314416237">
                <text:p>382078.314416237</text:p>
              </table:table-cell>
              <table:table-cell office:value-type="float" office:value="315739.797902543">
                <text:p>315739.797902543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365690.21330329">
                <text:p>365690.21330329</text:p>
              </table:table-cell>
              <table:table-cell office:value-type="float" office:value="302029.489783371">
                <text:p>302029.489783371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350363.355571874">
                <text:p>350363.355571874</text:p>
              </table:table-cell>
              <table:table-cell office:value-type="float" office:value="288798.263515687">
                <text:p>288798.263515687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335246.420293282">
                <text:p>335246.420293282</text:p>
              </table:table-cell>
              <table:table-cell office:value-type="float" office:value="276549.336710215">
                <text:p>276549.336710215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321373.697866874">
                <text:p>321373.697866874</text:p>
              </table:table-cell>
              <table:table-cell office:value-type="float" office:value="264534.722111302">
                <text:p>264534.722111302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308731.47232799">
                <text:p>308731.472327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65cm" svg:y="4.201cm" style:legend-expansion="high" chart:style-name="ch2"/>
        <chart:plot-area chart:style-name="ch3" table:cell-range-address="Sheet3.A2:Sheet3.A243 Sheet3.D20:Sheet3.D243" chart:data-source-has-labels="both" svg:x="0.32cm" svg:y="0.18cm" svg:width="12.825cm" svg:height="8.64cm">
          <chart:coordinate-region svg:x="1.232cm" svg:y="0.379cm" svg:width="11.714cm" svg:height="7.794cm"/>
          <chart:axis chart:dimension="x" chart:name="primary-x" chart:style-name="ch4" chartooo:axis-type="auto">
            <chartooo:date-scale/>
            <chart:categories table:cell-range-address="Sheet3.A2:Sheet3.A2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D20:Sheet3.D243" loext:label-string="'percent" chart:class="chart:line">
            <chart:data-point chart:repeated="2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percent</text:p>
              </table:table-cell>
            </table:table-row>
          </table:table-header-rows>
          <table:table-rows>
            <table:table-row>
              <table:table-cell office:value-type="float" office:value="43995">
                <text:p>43995</text:p>
                <draw:g>
                  <svg:desc>Sheet3.A2:Sheet3.A243</svg:desc>
                </draw:g>
              </table:table-cell>
              <table:table-cell office:value-type="float" office:value="0.782025031557031">
                <text:p>0.782025031557031</text:p>
                <draw:g>
                  <svg:desc>Sheet3.D20:Sheet3.D243</svg:desc>
                </draw:g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.781635521136339">
                <text:p>0.781635521136339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785417596587917">
                <text:p>0.785417596587917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785597943818283">
                <text:p>0.785597943818283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774863000464944">
                <text:p>0.77486300046494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781414547109876">
                <text:p>0.781414547109876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784406971993981">
                <text:p>0.784406971993981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777963316908733">
                <text:p>0.777963316908733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.77032781965741">
                <text:p>0.77032781965741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771932759253056">
                <text:p>0.771932759253056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778628598544486">
                <text:p>0.778628598544486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780716680888943">
                <text:p>0.780716680888943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781055120764978">
                <text:p>0.781055120764978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777554622009591">
                <text:p>0.777554622009591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781650177877728">
                <text:p>0.78165017787772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784942656226189">
                <text:p>0.784942656226189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785177669242745">
                <text:p>0.785177669242745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793366406693328">
                <text:p>0.793366406693328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785753590382782">
                <text:p>0.78575359038278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785032729819737">
                <text:p>0.785032729819737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784171417541348">
                <text:p>0.784171417541348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776227702157582">
                <text:p>0.77622770215758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781108688852859">
                <text:p>0.781108688852859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.783042095771885">
                <text:p>0.783042095771885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7853061581902">
                <text:p>0.7853061581902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780945973971435">
                <text:p>0.780945973971435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787497674798655">
                <text:p>0.787497674798655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791615927535838">
                <text:p>0.791615927535838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800648585102887">
                <text:p>0.800648585102887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796545085461398">
                <text:p>0.796545085461398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792181620287958">
                <text:p>0.792181620287958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797196223102514">
                <text:p>0.79719622310251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805810307683427">
                <text:p>0.805810307683427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80893783369734">
                <text:p>0.80893783369734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812880084722462">
                <text:p>0.812880084722462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80763314400369">
                <text:p>0.80763314400369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805476909045794">
                <text:p>0.805476909045794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801565012901958">
                <text:p>0.801565012901958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801772246727723">
                <text:p>0.80177224672772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795325297106056">
                <text:p>0.795325297106056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791992709710137">
                <text:p>0.791992709710137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800549002380344">
                <text:p>0.800549002380344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.793082978115566">
                <text:p>0.793082978115566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.783824149232372">
                <text:p>0.783824149232372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.788369061730411">
                <text:p>0.78836906173041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782803938219153">
                <text:p>0.78280393821915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.777051222838456">
                <text:p>0.777051222838456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.771556424954177">
                <text:p>0.771556424954177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.775724403536235">
                <text:p>0.775724403536235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780631080837539">
                <text:p>0.780631080837539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.775248971002474">
                <text:p>0.775248971002474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.765303776393251">
                <text:p>0.765303776393251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.772086659123497">
                <text:p>0.772086659123497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.775340992708035">
                <text:p>0.77534099270803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783614558869937">
                <text:p>0.783614558869937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788650953791405">
                <text:p>0.788650953791405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.777660825081882">
                <text:p>0.777660825081882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.782753982248061">
                <text:p>0.782753982248061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790795519646529">
                <text:p>0.790795519646529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788628194013865">
                <text:p>0.788628194013865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787774527524676">
                <text:p>0.787774527524676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.798582654114021">
                <text:p>0.798582654114021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802748733712692">
                <text:p>0.802748733712692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.794452871174676">
                <text:p>0.794452871174676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.800466093127569">
                <text:p>0.800466093127569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794877345966746">
                <text:p>0.794877345966746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784864106543938">
                <text:p>0.784864106543938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780006871688546">
                <text:p>0.780006871688546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773944515196083">
                <text:p>0.773944515196083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773684868225197">
                <text:p>0.773684868225197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.773395959797893">
                <text:p>0.773395959797893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.759507973159623">
                <text:p>0.759507973159623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.752323623443849">
                <text:p>0.752323623443849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.742029392050803">
                <text:p>0.74202939205080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.739498336524524">
                <text:p>0.73949833652452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733305874782863">
                <text:p>0.733305874782863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.726864463471373">
                <text:p>0.726864463471373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.72705568700313">
                <text:p>0.72705568700313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.723913342757508">
                <text:p>0.723913342757508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.726289789207593">
                <text:p>0.726289789207593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725010868735792">
                <text:p>0.725010868735792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731904318287203">
                <text:p>0.731904318287203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.731170033421966">
                <text:p>0.731170033421966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732427156452693">
                <text:p>0.732427156452693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.736279164059222">
                <text:p>0.7362791640592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73764769627815">
                <text:p>0.73764769627815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748005896749451">
                <text:p>0.748005896749451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757705367926121">
                <text:p>0.757705367926121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.765694326042404">
                <text:p>0.765694326042404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0.76912403653615">
                <text:p>0.76912403653615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0.770914152551505">
                <text:p>0.770914152551505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0.769381539535134">
                <text:p>0.769381539535134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0.7733957980252">
                <text:p>0.7733957980252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.774085723704427">
                <text:p>0.774085723704427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.774916204696717">
                <text:p>0.774916204696717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772622645324288">
                <text:p>0.772622645324288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.769747367092135">
                <text:p>0.769747367092135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0.768439486619926">
                <text:p>0.768439486619926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.768869133524295">
                <text:p>0.768869133524295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.765227654990953">
                <text:p>0.765227654990953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.763570156704035">
                <text:p>0.763570156704035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.759701141147166">
                <text:p>0.759701141147166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.75893607930432">
                <text:p>0.75893607930432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.755698953182944">
                <text:p>0.755698953182944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.751860185861828">
                <text:p>0.75186018586182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75000298418554">
                <text:p>0.75000298418554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0.750214594394569">
                <text:p>0.750214594394569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.749738121541129">
                <text:p>0.749738121541129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0.750071004433538">
                <text:p>0.750071004433538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.751238161863578">
                <text:p>0.751238161863578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0.750546722208404">
                <text:p>0.750546722208404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0.751658470659814">
                <text:p>0.751658470659814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.751415697101594">
                <text:p>0.751415697101594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.75309734392978">
                <text:p>0.75309734392978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0.751507597792039">
                <text:p>0.75150759779203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753277740401754">
                <text:p>0.753277740401754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.754435631056909">
                <text:p>0.754435631056909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0.757776031440496">
                <text:p>0.757776031440496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.760251093442774">
                <text:p>0.760251093442774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.76187521255268">
                <text:p>0.7618752125526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.763355032591462">
                <text:p>0.763355032591462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0.765634616360056">
                <text:p>0.765634616360056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.76723141757459">
                <text:p>0.76723141757459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.768869001769281">
                <text:p>0.768869001769281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0.769902728231168">
                <text:p>0.76990272823116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.771258081629843">
                <text:p>0.771258081629843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.773782533204957">
                <text:p>0.773782533204957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0.776522390823647">
                <text:p>0.776522390823647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0.77848310658722">
                <text:p>0.77848310658722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.778257535900308">
                <text:p>0.778257535900308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.779192387065082">
                <text:p>0.779192387065082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0.779223678156609">
                <text:p>0.779223678156609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0.779934829970809">
                <text:p>0.779934829970809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0.780361815264865">
                <text:p>0.780361815264865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.780362891168166">
                <text:p>0.78036289116816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78201588530092">
                <text:p>0.78201588530092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0.785044584006591">
                <text:p>0.785044584006591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0.78481301761281">
                <text:p>0.78481301761281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0.785574359018858">
                <text:p>0.78557435901885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0.787027451945516">
                <text:p>0.787027451945516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0.786804257424354">
                <text:p>0.786804257424354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0.787093318681404">
                <text:p>0.787093318681404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0.789285062056788">
                <text:p>0.789285062056788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0.790060329732112">
                <text:p>0.790060329732112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0.792346690266636">
                <text:p>0.79234669026663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793721148349701">
                <text:p>0.793721148349701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0.796223899932246">
                <text:p>0.796223899932246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0.79823421958487">
                <text:p>0.79823421958487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0.800776231498075">
                <text:p>0.800776231498075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0.800767308367626">
                <text:p>0.800767308367626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0.800834724696506">
                <text:p>0.800834724696506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0.801958886695291">
                <text:p>0.801958886695291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0.803091651021591">
                <text:p>0.80309165102159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0.803715390740143">
                <text:p>0.803715390740143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0.803438940501778">
                <text:p>0.80343894050177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805126272255918">
                <text:p>0.805126272255918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0.807409651095672">
                <text:p>0.807409651095672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0.80833573621099">
                <text:p>0.80833573621099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0.808801869776393">
                <text:p>0.808801869776393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0.807928599273342">
                <text:p>0.807928599273342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0.80824829479781">
                <text:p>0.80824829479781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0.808793832503483">
                <text:p>0.808793832503483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0.809581051836852">
                <text:p>0.809581051836852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0.808840155949651">
                <text:p>0.808840155949651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0.809726607730476">
                <text:p>0.80972660773047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06560155002591">
                <text:p>0.806560155002591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0.804564027521503">
                <text:p>0.804564027521503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0.804114599602732">
                <text:p>0.804114599602732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0.807091102928289">
                <text:p>0.807091102928289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0.805468038472033">
                <text:p>0.805468038472033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0.805079527269603">
                <text:p>0.805079527269603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0.805008687133837">
                <text:p>0.805008687133837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0.807957559788162">
                <text:p>0.807957559788162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0.810002922580213">
                <text:p>0.810002922580213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0.813194476077365">
                <text:p>0.81319447607736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815357103616891">
                <text:p>0.815357103616891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0.817936127973652">
                <text:p>0.817936127973652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0.822031319972419">
                <text:p>0.822031319972419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0.824824506198748">
                <text:p>0.824824506198748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0.828387332955086">
                <text:p>0.828387332955086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0.828916988891081">
                <text:p>0.828916988891081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0.829422825323757">
                <text:p>0.829422825323757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0.830968060254756">
                <text:p>0.830968060254756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0.830478897197384">
                <text:p>0.830478897197384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0.832579711603995">
                <text:p>0.8325797116039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835184447561818">
                <text:p>0.835184447561818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0.837288389115486">
                <text:p>0.837288389115486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0.838700052137079">
                <text:p>0.838700052137079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0.840634928519219">
                <text:p>0.840634928519219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0.842336592450626">
                <text:p>0.842336592450626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0.843374075676106">
                <text:p>0.843374075676106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0.844524288714941">
                <text:p>0.844524288714941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0.845278873083796">
                <text:p>0.845278873083796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0.844506422074604">
                <text:p>0.844506422074604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0.844569346601309">
                <text:p>0.84456934660130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844742673019236">
                <text:p>0.844742673019236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0.84594041198477">
                <text:p>0.84594041198477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0.846529021417374">
                <text:p>0.846529021417374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0.846140642192841">
                <text:p>0.846140642192841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0.845269977145286">
                <text:p>0.845269977145286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0.845286135905522">
                <text:p>0.845286135905522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0.844707123217868">
                <text:p>0.844707123217868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0.844964768858503">
                <text:p>0.844964768858503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0.843559832248922">
                <text:p>0.843559832248922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0.841939136380979">
                <text:p>0.84193913638097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84081090008751">
                <text:p>0.84081090008751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0.839567586590622">
                <text:p>0.839567586590622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0.838042596229747">
                <text:p>0.838042596229747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0.83660945669086">
                <text:p>0.83660945669086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0.834755545525711">
                <text:p>0.834755545525711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0.833526663424193">
                <text:p>0.833526663424193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0.832879960283919">
                <text:p>0.832879960283919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0.831889950029442">
                <text:p>0.831889950029442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0.831247218260513">
                <text:p>0.831247218260513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0.830188756579966">
                <text:p>0.83018875657996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828307166680334">
                <text:p>0.828307166680334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0.827433817969846">
                <text:p>0.827433817969846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0.826536512195878">
                <text:p>0.826536512195878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0.826374557229059">
                <text:p>0.826374557229059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0.825916250410778">
                <text:p>0.825916250410778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0.824282160000156">
                <text:p>0.824282160000156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0.824913615686881">
                <text:p>0.824913615686881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0.823137437404361">
                <text:p>0.823137437404361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